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13.785cm"/>
    </style:style>
    <style:style style:name="co4" style:family="table-column">
      <style:table-column-properties fo:break-before="auto" style:column-width="4.643cm"/>
    </style:style>
    <style:style style:name="co5" style:family="table-column">
      <style:table-column-properties fo:break-before="auto" style:column-width="3.309cm"/>
    </style:style>
    <style:style style:name="co6" style:family="table-column">
      <style:table-column-properties fo:break-before="auto" style:column-width="2.46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29cm"/>
    </style:style>
    <style:style style:name="co9" style:family="table-column">
      <style:table-column-properties fo:break-before="auto" style:column-width="6.876cm"/>
    </style:style>
    <style:style style:name="co10" style:family="table-column">
      <style:table-column-properties fo:break-before="auto" style:column-width="3.694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3.231cm"/>
    </style:style>
    <style:style style:name="co13" style:family="table-column">
      <style:table-column-properties fo:break-before="auto" style:column-width="15.471cm"/>
    </style:style>
    <style:style style:name="co14" style:family="table-column">
      <style:table-column-properties fo:break-before="auto" style:column-width="2.745cm"/>
    </style:style>
    <style:style style:name="co15" style:family="table-column">
      <style:table-column-properties fo:break-before="auto" style:column-width="3.334cm"/>
    </style:style>
    <style:style style:name="co16" style:family="table-column">
      <style:table-column-properties fo:break-before="auto" style:column-width="4.618cm"/>
    </style:style>
    <style:style style:name="co17" style:family="table-column">
      <style:table-column-properties fo:break-before="auto" style:column-width="2.565cm"/>
    </style:style>
    <style:style style:name="co18" style:family="table-column">
      <style:table-column-properties fo:break-before="auto" style:column-width="2.646cm"/>
    </style:style>
    <style:style style:name="co19" style:family="table-column">
      <style:table-column-properties fo:break-before="auto" style:column-width="2.718cm"/>
    </style:style>
    <style:style style:name="co20" style:family="table-column">
      <style:table-column-properties fo:break-before="auto" style:column-width="3.463cm"/>
    </style:style>
    <style:style style:name="co21" style:family="table-column">
      <style:table-column-properties fo:break-before="auto" style:column-width="4.438cm"/>
    </style:style>
    <style:style style:name="co22" style:family="table-column">
      <style:table-column-properties fo:break-before="auto" style:column-width="10.28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0"/>
    <style:style style:name="ce1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center" fo:margin-left="0cm"/>
    </style:style>
    <style:style style:name="ce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5" style:family="table-cell" style:parent-style-name="Default" style:data-style-name="N0">
      <style:table-cell-properties style:vertical-align="automatic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center" fo:margin-left="0cm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tyle="italic" style:font-style-asian="italic" style:font-style-complex="italic"/>
    </style:style>
    <style:style style:name="ce25" style:family="table-cell" style:parent-style-name="Default" style:data-style-name="N10107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107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27" style:family="table-cell" style:parent-style-name="Default" style:data-style-name="N10107">
      <style:table-cell-properties style:text-align-source="fix" style:repeat-content="false"/>
      <style:paragraph-properties fo:text-align="center" fo:margin-left="0cm"/>
      <style:text-properties fo:color="#833c0c" fo:font-style="italic" style:font-style-asian="italic" style:font-style-complex="italic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0pt" fo:font-style="italic" style:font-size-asian="10pt" style:font-style-asian="italic" style:font-size-complex="10pt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Passengers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7"/>
        <table:table-column table:style-name="co2" table:default-cell-style-name="ce15"/>
        <table:table-column table:style-name="co3" table:default-cell-style-name="ce15"/>
        <table:table-column table:style-name="co2" table:number-columns-repeated="2" table:default-cell-style-name="ce15"/>
        <table:table-column table:style-name="co4" table:default-cell-style-name="ce15"/>
        <table:table-column table:style-name="co2" table:default-cell-style-name="ce15"/>
        <table:table-column table:style-name="co5" table:default-cell-style-name="ce15"/>
        <table:table-column table:style-name="co2" table:default-cell-style-name="ce19"/>
        <table:table-column table:style-name="co6" table:default-cell-style-name="ce17"/>
        <table:table-column table:style-name="co2" table:number-columns-repeated="1010" table:default-cell-style-name="ce15"/>
        <table:table-row table:style-name="ro1">
          <table:table-cell table:style-name="ce14" office:value-type="string" calcext:value-type="string">
            <text:p>PassengerId</text:p>
          </table:table-cell>
          <table:table-cell table:style-name="ce14" office:value-type="string" calcext:value-type="string">
            <text:p>Survival</text:p>
          </table:table-cell>
          <table:table-cell table:style-name="ce14" office:value-type="string" calcext:value-type="string">
            <text:p>Pclass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Sex</text:p>
          </table:table-cell>
          <table:table-cell table:style-name="ce14" office:value-type="string" calcext:value-type="string">
            <text:p>Age</text:p>
          </table:table-cell>
          <table:table-cell table:style-name="ce14" office:value-type="string" calcext:value-type="string">
            <text:p>Ticket</text:p>
          </table:table-cell>
          <table:table-cell table:style-name="ce14" office:value-type="string" calcext:value-type="string">
            <text:p>Fare</text:p>
          </table:table-cell>
          <table:table-cell table:style-name="ce14" office:value-type="string" calcext:value-type="string">
            <text:p>Embarked</text:p>
          </table:table-cell>
          <table:table-cell table:style-name="ce14" office:value-type="string" calcext:value-type="string">
            <text:p>Domestic</text:p>
          </table:table-cell>
          <table:table-cell table:style-name="ce14" office:value-type="string" calcext:value-type="string">
            <text:p>LifeBoatId</text:p>
          </table:table-cell>
          <table:table-cell table:style-name="ce14" table:number-columns-repeated="1010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ing, Mr. Anthon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.A. 5547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aster. Eugene Joseph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.A. 2673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. Rossmore Edwar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.A. 2673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s. Stanton (Rosa Hunt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.A. 2673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Southampton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elseth, Miss. Karen Mari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348125" calcext:value-type="float">
            <text:p>348125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949" calcext:value-type="float">
            <text:p>949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belseth, Mr. Olaus Jorgense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48122" calcext:value-type="float">
            <text:p>348122</text:p>
          </table:table-cell>
          <table:table-cell table:style-name="ce1" office:value-type="string" calcext:value-type="string">
            <text:p>7.6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. Samue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s. Samuel (Hannah Wizosky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rahamsson, Mr. Abraham August Johanne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TON/O2 3101284</text:p>
          </table:table-cell>
          <table:table-cell office:value-type="string" calcext:value-type="string">
            <text:p>7.92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rahim, Mrs. Joseph (Sophie Halaut Easu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7.2292</text:p>
          </table:table-cell>
          <table:table-cell office:value-type="string" calcext:value-type="string">
            <text:p>Cherbourg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hl, Mr. Mauritz Nils Marti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 7076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ms, Mr. Joh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341826" calcext:value-type="float">
            <text:p>341826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lin, Mrs. Johan (Johanna Persdotter Larsson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9.4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aster. Philip Frank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rs. Sam (Leah Rose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392091" calcext:value-type="float">
            <text:p>392091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imona, Mr. Nassef Casse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18.7875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dworth, Mr. Charles Augustu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248744" calcext:value-type="float">
            <text:p>2487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er, Mr. Willia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7.88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homaki, Mr. Ilmari Rudolf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TON/O2 3101287</text:p>
          </table:table-cell>
          <table:table-cell office:value-type="string" calcext:value-type="string">
            <text:p>7.9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Ahme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TON/O.Q. 3101311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William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TON/O.Q. 3101312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731" calcext:value-type="float">
            <text:p>731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len, Miss. Elisabeth Walto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160" calcext:value-type="float">
            <text:p>24160</text:p>
          </table:table-cell>
          <table:table-cell table:style-name="ce1" office:value-type="string" calcext:value-type="string">
            <text:p>211.337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style-name="ce1"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, Mr. William Hen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float" office:value="373450" calcext:value-type="float">
            <text:p>373450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306" calcext:value-type="float">
            <text:p>30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lison, Master. Hudson Trevo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3781" calcext:value-type="float">
            <text:p>113781</text:p>
          </table:table-cell>
          <table:table-cell table:style-name="ce1" office:value-type="string" calcext:value-type="string">
            <text:p>151.5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11" calcext:value-type="float">
            <text:p>11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298" calcext:value-type="float">
            <text:p>298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lison, Miss. Helen Lorain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3781" calcext:value-type="float">
            <text:p>113781</text:p>
          </table:table-cell>
          <table:table-cell table:style-name="ce1" office:value-type="string" calcext:value-type="string">
            <text:p>151.5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198" calcext:value-type="float">
            <text:p>1198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lison, Mr. Hudson Joshua Creight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13781" calcext:value-type="float">
            <text:p>113781</text:p>
          </table:table-cell>
          <table:table-cell table:style-name="ce1" office:value-type="string" calcext:value-type="string">
            <text:p>151.5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499" calcext:value-type="float">
            <text:p>499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lison, Mrs. Hudson J C (Bessie Waldo Daniel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3781" calcext:value-type="float">
            <text:p>113781</text:p>
          </table:table-cell>
          <table:table-cell table:style-name="ce1" office:value-type="string" calcext:value-type="string">
            <text:p>151.5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um, Mr. Owen Georg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, Mr. Albert Karv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 4001</text:p>
          </table:table-cell>
          <table:table-cell office:value-type="string" calcext:value-type="string">
            <text:p>22.5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-Jensen, Miss. Carla Christine Nielsin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350046" calcext:value-type="float">
            <text:p>350046</text:p>
          </table:table-cell>
          <table:table-cell office:value-type="string" calcext:value-type="string">
            <text:p>7.8542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461" calcext:value-type="float">
            <text:p>461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derson, Mr. Har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9952" calcext:value-type="float">
            <text:p>19952</text:p>
          </table:table-cell>
          <table:table-cell table:style-name="ce1" office:value-type="string" calcext:value-type="string">
            <text:p>26.5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1" table:number-columns-repeated="1010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aster. Sigvard Harald Elias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47082" calcext:value-type="float">
            <text:p>347082</text:p>
          </table:table-cell>
          <table:table-cell office:value-type="string" calcext:value-type="string">
            <text:p>31.2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bba Iris Alfrid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347082" calcext:value-type="float">
            <text:p>347082</text:p>
          </table:table-cell>
          <table:table-cell office:value-type="string" calcext:value-type="string">
            <text:p>31.2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llis Anna Mari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string" calcext:value-type="string">
            <text:p>31.2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rna Alexandr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3101281" calcext:value-type="float">
            <text:p>3101281</text:p>
          </table:table-cell>
          <table:table-cell office:value-type="string" calcext:value-type="string">
            <text:p>7.925</text:p>
          </table:table-cell>
          <table:table-cell office:value-type="string" calcext:value-type="string">
            <text:p>Southampton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da Augusta Margareta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347091" calcext:value-type="float">
            <text:p>347091</text:p>
          </table:table-cell>
          <table:table-cell office:value-type="string" calcext:value-type="string">
            <text:p>7.7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ngeborg Constanzi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347082" calcext:value-type="float">
            <text:p>347082</text:p>
          </table:table-cell>
          <table:table-cell office:value-type="string" calcext:value-type="string">
            <text:p>31.2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Sigrid Elisabeth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347082" calcext:value-type="float">
            <text:p>347082</text:p>
          </table:table-cell>
          <table:table-cell office:value-type="string" calcext:value-type="string">
            <text:p>31.2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nders Joha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347082" calcext:value-type="float">
            <text:p>347082</text:p>
          </table:table-cell>
          <table:table-cell office:value-type="string" calcext:value-type="string">
            <text:p>31.2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ugust Edvard ("Wennerstrom")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350043" calcext:value-type="float">
            <text:p>350043</text:p>
          </table:table-cell>
          <table:table-cell office:value-type="string" calcext:value-type="string">
            <text:p>7.7958</text:p>
          </table:table-cell>
          <table:table-cell office:value-type="string" calcext:value-type="string">
            <text:p>Southampton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Johan Samue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347075" calcext:value-type="float">
            <text:p>347075</text:p>
          </table:table-cell>
          <table:table-cell office:value-type="string" calcext:value-type="string">
            <text:p>7.7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s. Anders Johan (Alfrida Konstantia Brogre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347082" calcext:value-type="float">
            <text:p>347082</text:p>
          </table:table-cell>
          <table:table-cell office:value-type="string" calcext:value-type="string">
            <text:p>31.2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asson, Mr. Paul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347466" calcext:value-type="float">
            <text:p>347466</text:p>
          </table:table-cell>
          <table:table-cell office:value-type="string" calcext:value-type="string">
            <text:p>7.8542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Edgardo Samuel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231945" calcext:value-type="float">
            <text:p>23194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Frank Thoma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.A. 3405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276" calcext:value-type="float">
            <text:p>27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drews, Miss. Kornelia Theodosi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3502" calcext:value-type="float">
            <text:p>13502</text:p>
          </table:table-cell>
          <table:table-cell table:style-name="ce1" office:value-type="string" calcext:value-type="string">
            <text:p>77.9583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807" calcext:value-type="float">
            <text:p>807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drews, Mr. Thomas J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12050" calcext:value-type="float">
            <text:p>1120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heloff, Mr. Mink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349202" calcext:value-type="float">
            <text:p>349202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. William 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s. William A (Florence "Mary" Agnes Hughes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572" calcext:value-type="float">
            <text:p>572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ppleton, Mrs. Edward Dale (Charlotte Lams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1769" calcext:value-type="float">
            <text:p>11769</text:p>
          </table:table-cell>
          <table:table-cell table:style-name="ce1" office:value-type="string" calcext:value-type="string">
            <text:p>51.4792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style-name="ce1" table:number-columns-repeated="10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. Josef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349237" calcext:value-type="float">
            <text:p>349237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s. Josef (Josefine Franchi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349237" calcext:value-type="float">
            <text:p>349237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onsson, Mr. Ernst Axel Algo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349911" calcext:value-type="float">
            <text:p>349911</text:p>
          </table:table-cell>
          <table:table-cell office:value-type="string" calcext:value-type="string">
            <text:p>7.7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agaveytia, Mr. Ramon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 17609</text:p>
          </table:table-cell>
          <table:table-cell office:value-type="string" calcext:value-type="string">
            <text:p>49.504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hby, Mr. John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office:value-type="float" office:value="244346" calcext:value-type="float">
            <text:p>2443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m, Mr. Adol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TON/O.Q. 3101310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arl Edgar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string" calcext:value-type="string">
            <text:p>31.38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larence Gustaf Hugo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347077" calcext:value-type="float">
            <text:p>347077</text:p>
          </table:table-cell>
          <table:table-cell office:value-type="string" calcext:value-type="string">
            <text:p>31.38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Edvin Rojj Felix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347077" calcext:value-type="float">
            <text:p>347077</text:p>
          </table:table-cell>
          <table:table-cell office:value-type="string" calcext:value-type="string">
            <text:p>31.387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Filip Oscar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347077" calcext:value-type="float">
            <text:p>347077</text:p>
          </table:table-cell>
          <table:table-cell office:value-type="string" calcext:value-type="string">
            <text:p>31.38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iss. Lillian Gertru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string" calcext:value-type="string">
            <text:p>31.387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. Carl Oscar Vilhelm Gustafsso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347077" calcext:value-type="float">
            <text:p>347077</text:p>
          </table:table-cell>
          <table:table-cell office:value-type="string" calcext:value-type="string">
            <text:p>31.38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. Johan Charles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350054" calcext:value-type="float">
            <text:p>350054</text:p>
          </table:table-cell>
          <table:table-cell office:value-type="string" calcext:value-type="string">
            <text:p>7.7958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s. Carl Oscar (Selma Augusta Emilia Johansson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347077" calcext:value-type="float">
            <text:p>347077</text:p>
          </table:table-cell>
          <table:table-cell office:value-type="string" calcext:value-type="string">
            <text:p>31.387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f Khalil, Mrs. Mariana (Miriam")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7.225</text:p>
          </table:table-cell>
          <table:table-cell office:value-type="string" calcext:value-type="string">
            <text:p>Cherbourg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f, Mr. Gerio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692" calcext:value-type="float">
            <text:p>2692</text:p>
          </table:table-cell>
          <table:table-cell office:value-type="string" calcext:value-type="string">
            <text:p>7.225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m, Mr. Al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TON/O.Q. 3101309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1094" calcext:value-type="float">
            <text:p>1094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stor, Col. John Jacob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PC 17757</text:p>
          </table:table-cell>
          <table:table-cell table:style-name="ce1" office:value-type="string" calcext:value-type="string">
            <text:p>227.525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701" calcext:value-type="float">
            <text:p>701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stor, Mrs. John Jacob (Madeleine Talmadge Force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PC 17757</text:p>
          </table:table-cell>
          <table:table-cell table:style-name="ce1" office:value-type="string" calcext:value-type="string">
            <text:p>227.525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1" table:number-columns-repeated="10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iss. Malak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14.4583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r. Sleim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2694" calcext:value-type="float">
            <text:p>2694</text:p>
          </table:table-cell>
          <table:table-cell office:value-type="string" calcext:value-type="string">
            <text:p>7.225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370" calcext:value-type="float">
            <text:p>37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ubart, Mme. Leontine Paulin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PC 17477</text:p>
          </table:table-cell>
          <table:table-cell table:style-name="ce1" office:value-type="string" calcext:value-type="string">
            <text:p>69.3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9" calcext:value-type="float">
            <text:p>9</text:p>
          </table:table-cell>
          <table:table-cell table:style-name="ce1" table:number-columns-repeated="1010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sson, Mr. Al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347468" calcext:value-type="float">
            <text:p>347468</text:p>
          </table:table-cell>
          <table:table-cell office:value-type="string" calcext:value-type="string">
            <text:p>7.8542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youb, Miss. Banour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7.2292</text:p>
          </table:table-cell>
          <table:table-cell office:value-type="string" calcext:value-type="string">
            <text:p>Cherbourg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cos, Mr. Raffull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7.225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. Karl Alfre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3101278" calcext:value-type="float">
            <text:p>3101278</text:p>
          </table:table-cell>
          <table:table-cell office:value-type="string" calcext:value-type="string">
            <text:p>15.8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s. Karl Alfred (Maria Mathilda Gustafsson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3101278" calcext:value-type="float">
            <text:p>3101278</text:p>
          </table:table-cell>
          <table:table-cell office:value-type="string" calcext:value-type="string">
            <text:p>15.85</text:p>
          </table:table-cell>
          <table:table-cell office:value-type="string" calcext:value-type="string">
            <text:p>Southampton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Eugenie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19.2583</text:p>
          </table:table-cell>
          <table:table-cell office:value-type="string" calcext:value-type="string">
            <text:p>Cherbourg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Helene Barbara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19.2583</text:p>
          </table:table-cell>
          <table:table-cell office:value-type="string" calcext:value-type="string">
            <text:p>Cherbourg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Marie Catherine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19.2583</text:p>
          </table:table-cell>
          <table:table-cell office:value-type="string" calcext:value-type="string">
            <text:p>Cherbourg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rs. Solomon (Latifa Qurba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19.2583</text:p>
          </table:table-cell>
          <table:table-cell office:value-type="string" calcext:value-type="string">
            <text:p>Cherbourg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man, Miss. Emily Louis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/4 31416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t, Mr. Mohamed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2623" calcext:value-type="float">
            <text:p>2623</text:p>
          </table:table-cell>
          <table:table-cell office:value-type="string" calcext:value-type="string">
            <text:p>7.225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ley, Mr. Percy Andrew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29108" calcext:value-type="float">
            <text:p>29108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mbrigge, Mr. Charles Ro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.A. 3103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kic, Mr. Ceri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349248" calcext:value-type="float">
            <text:p>349248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328" calcext:value-type="float">
            <text:p>328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ll, Mrs. (Ada E Hall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8551" calcext:value-type="float">
            <text:p>2855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1" table:number-columns-repeated="1010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field, Mr. Frederick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.A./SOTON 34068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ah, Mr. Hanna Ass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7.2292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iss. Saiid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14.454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rs. (Catherine Davi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14.454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ber, Miss. Ellen "Nellie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9877" calcext:value-type="float">
            <text:p>19877</text:p>
          </table:table-cell>
          <table:table-cell office:value-type="string" calcext:value-type="string">
            <text:p>78.85</text:p>
          </table:table-cell>
          <table:table-cell office:value-type="string" calcext:value-type="string">
            <text:p>Southampto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631" calcext:value-type="float">
            <text:p>631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rkworth, Mr. Algernon Henry Wils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7042" calcext:value-type="float">
            <text:p>2704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string" calcext:value-type="string">
            <text:p>B</text:p>
          </table:table-cell>
          <table:table-cell table:style-name="ce1" table:number-columns-repeated="1010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ry, Miss. Juli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330844" calcext:value-type="float">
            <text:p>330844</text:p>
          </table:table-cell>
          <table:table-cell office:value-type="string" calcext:value-type="string">
            <text:p>7.8792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on, Mr. David Joh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324669" calcext:value-type="float">
            <text:p>324669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eman, Rev. Robert James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.O.P. 1166</text:p>
          </table:table-cell>
          <table:table-cell office:value-type="string" calcext:value-type="string">
            <text:p>12.5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mann, Mr. John 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PC 17318</text:p>
          </table:table-cell>
          <table:table-cell office:value-type="string" calcext:value-type="string">
            <text:p>25.9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119" calcext:value-type="float">
            <text:p>119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xter, Mr. Quigg Edmon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PC 17558</text:p>
          </table:table-cell>
          <table:table-cell table:style-name="ce1" office:value-type="string" calcext:value-type="string">
            <text:p>247.5208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300" calcext:value-type="float">
            <text:p>30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xter, Mrs. James (Helene DeLaudeniere Chaput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PC 17558</text:p>
          </table:table-cell>
          <table:table-cell table:style-name="ce1" office:value-type="string" calcext:value-type="string">
            <text:p>247.5208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219" calcext:value-type="float">
            <text:p>219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zzani, Miss. Albin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1813" calcext:value-type="float">
            <text:p>11813</text:p>
          </table:table-cell>
          <table:table-cell table:style-name="ce1" office:value-type="string" calcext:value-type="string">
            <text:p>76.2917</text:p>
          </table:table-cell>
          <table:table-cell table:style-name="ce1"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1" table:number-columns-repeated="101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. Edwar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s. Edward (Ethel Clarke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1010" calcext:value-type="float">
            <text:p>1010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attie, Mr. Thoms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3050" calcext:value-type="float">
            <text:p>13050</text:p>
          </table:table-cell>
          <table:table-cell table:style-name="ce1" office:value-type="string" calcext:value-type="string">
            <text:p>75.2417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uchamp, Mr. Henry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avan, Mr. William Thoma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23951" calcext:value-type="float">
            <text:p>323951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184" calcext:value-type="float">
            <text:p>184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cker, Master. Richard F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0136" calcext:value-type="float">
            <text:p>23013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11" calcext:value-type="float">
            <text:p>11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619" calcext:value-type="float">
            <text:p>619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cker, Miss. Marion Louis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0136" calcext:value-type="float">
            <text:p>23013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11" calcext:value-type="float">
            <text:p>11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218" calcext:value-type="float">
            <text:p>1218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cker, Miss. Ruth Elizabet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30136" calcext:value-type="float">
            <text:p>23013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070" calcext:value-type="float">
            <text:p>107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cker, Mrs. Allen Oliver (Nellie E Baumgardner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30136" calcext:value-type="float">
            <text:p>23013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11" calcext:value-type="float">
            <text:p>11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249" calcext:value-type="float">
            <text:p>249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ckwith, Mr. Richard Leonar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1751" calcext:value-type="float">
            <text:p>11751</text:p>
          </table:table-cell>
          <table:table-cell table:style-name="ce1" office:value-type="string" calcext:value-type="string">
            <text:p>52.5542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872" calcext:value-type="float">
            <text:p>872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ckwith, Mrs. Richard Leonard (Sallie Monypeny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1751" calcext:value-type="float">
            <text:p>11751</text:p>
          </table:table-cell>
          <table:table-cell table:style-name="ce1" office:value-type="string" calcext:value-type="string">
            <text:p>52.5542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esley, Mr. Lawrenc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698" calcext:value-type="float">
            <text:p>24869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890" calcext:value-type="float">
            <text:p>89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hr, Mr. Karl Howel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1369" calcext:value-type="float">
            <text:p>11136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1" table:number-columns-repeated="101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gtsson, Mr. John Vikto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347068" calcext:value-type="float">
            <text:p>347068</text:p>
          </table:table-cell>
          <table:table-cell office:value-type="string" calcext:value-type="string">
            <text:p>7.7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tham, Miss. Lilian W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28404" calcext:value-type="float">
            <text:p>284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glund, Mr. Karl Ivar Sv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P 4348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riman, Mr. William Joh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8425" calcext:value-type="float">
            <text:p>284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aster. Sema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622" calcext:value-type="float">
            <text:p>2622</text:p>
          </table:table-cell>
          <table:table-cell office:value-type="string" calcext:value-type="string">
            <text:p>7.229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r. Tannou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4.0125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dois, Miss. Rosalie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C 17757</text:p>
          </table:table-cell>
          <table:table-cell office:value-type="string" calcext:value-type="string">
            <text:p>227.525</text:p>
          </table:table-cell>
          <table:table-cell office:value-type="string" calcext:value-type="string">
            <text:p>Cherbour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g, Mr. Le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56.4958</text:p>
          </table:table-cell>
          <table:table-cell office:value-type="string" calcext:value-type="string">
            <text:p>Southampton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1048" calcext:value-type="float">
            <text:p>1048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ird, Miss. Elle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PC 17483</text:p>
          </table:table-cell>
          <table:table-cell table:style-name="ce1" office:value-type="string" calcext:value-type="string">
            <text:p>221.7792</text:p>
          </table:table-cell>
          <table:table-cell table:style-name="ce1" office:value-type="string" calcext:value-type="string">
            <text:p>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1" table:number-columns-repeated="101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rkeland, Mr. Hans Martin Mon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312992" calcext:value-type="float">
            <text:p>312992</text:p>
          </table:table-cell>
          <table:table-cell office:value-type="string" calcext:value-type="string">
            <text:p>7.7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nbaum, Mr. Jakob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3905" calcext:value-type="float">
            <text:p>139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485" calcext:value-type="float">
            <text:p>485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ishop, Mr. Dickinson 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967" calcext:value-type="float">
            <text:p>11967</text:p>
          </table:table-cell>
          <table:table-cell table:style-name="ce1" office:value-type="string" calcext:value-type="string">
            <text:p>91.0792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7" calcext:value-type="float">
            <text:p>7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292" calcext:value-type="float">
            <text:p>292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ishop, Mrs. Dickinson H (Helen Walt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1967" calcext:value-type="float">
            <text:p>11967</text:p>
          </table:table-cell>
          <table:table-cell table:style-name="ce1" office:value-type="string" calcext:value-type="string">
            <text:p>91.0792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7" calcext:value-type="float">
            <text:p>7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270" calcext:value-type="float">
            <text:p>27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issette, Miss. Ameli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PC 17760</text:p>
          </table:table-cell>
          <table:table-cell table:style-name="ce1" office:value-type="string" calcext:value-type="string">
            <text:p>135.6333</text:p>
          </table:table-cell>
          <table:table-cell table:style-name="ce1" office:value-type="string" calcext:value-type="string">
            <text:p>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1" table:number-columns-repeated="1010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jorklund, Mr. Ernst Herbert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347090" calcext:value-type="float">
            <text:p>347090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431" calcext:value-type="float">
            <text:p>431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jornstrom-Steffansson, Mr. Mauritz Haka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0564" calcext:value-type="float">
            <text:p>110564</text:p>
          </table:table-cell>
          <table:table-cell table:style-name="ce1" office:value-type="string" calcext:value-type="string">
            <text:p>26.5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string" calcext:value-type="string">
            <text:p>D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340" calcext:value-type="float">
            <text:p>340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lackwell, Mr. Stephen Wea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13784" calcext:value-type="float">
            <text:p>113784</text:p>
          </table:table-cell>
          <table:table-cell table:style-name="ce1" office:value-type="string" calcext:value-type="string">
            <text:p>35.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210" calcext:value-type="float">
            <text:p>21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lank, Mr. Hen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12277" calcext:value-type="float">
            <text:p>11227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7" calcext:value-type="float">
            <text:p>7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292" calcext:value-type="float">
            <text:p>1292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nnell, Miss. Carolin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928" calcext:value-type="float">
            <text:p>36928</text:p>
          </table:table-cell>
          <table:table-cell table:style-name="ce1" office:value-type="string" calcext:value-type="string">
            <text:p>164.8667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nnell, Miss. Elizabet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13783" calcext:value-type="float">
            <text:p>113783</text:p>
          </table:table-cell>
          <table:table-cell table:style-name="ce1" office:value-type="string" calcext:value-type="string">
            <text:p>26.5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050" calcext:value-type="float">
            <text:p>1050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rebank, Mr. John Jam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10489" calcext:value-type="float">
            <text:p>110489</text:p>
          </table:table-cell>
          <table:table-cell table:style-name="ce1" office:value-type="string" calcext:value-type="string">
            <text:p>26.5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andyeff, Mr. Guentch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349224" calcext:value-type="float">
            <text:p>349224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sford, Mr. William Hu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237670" calcext:value-type="float">
            <text:p>23767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aster. Aka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15.2458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iss. Nourelai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15.2458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. Hanna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string" calcext:value-type="string">
            <text:p>7.225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s. Joseph (Sultan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678" calcext:value-type="float">
            <text:p>2678</text:p>
          </table:table-cell>
          <table:table-cell office:value-type="string" calcext:value-type="string">
            <text:p>15.2458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64848" calcext:value-type="float">
            <text:p>364848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. Joh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364849" calcext:value-type="float">
            <text:p>364849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s. John (Catherine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office:value-type="float" office:value="364849" calcext:value-type="float">
            <text:p>364849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en, Miss. Grace Scott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 17608</text:p>
          </table:table-cell>
          <table:table-cell office:value-type="string" calcext:value-type="string">
            <text:p>262.375</text:p>
          </table:table-cell>
          <table:table-cell office:value-type="string" calcext:value-type="string">
            <text:p>Cherbour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en, Mr. David John "Dai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54636" calcext:value-type="float">
            <text:p>54636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enur, Mr. Solom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211535" calcext:value-type="float">
            <text:p>2115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357" calcext:value-type="float">
            <text:p>357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werman, Miss. Elsie Edit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3505" calcext:value-type="float">
            <text:p>11350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table:style-name="ce1" table:number-columns-repeated="101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cken, Mr. James 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220367" calcext:value-type="float">
            <text:p>2203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dley, Miss. Bridget 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334914" calcext:value-type="float">
            <text:p>334914</text:p>
          </table:table-cell>
          <table:table-cell office:value-type="string" calcext:value-type="string">
            <text:p>7.725</text:p>
          </table:table-cell>
          <table:table-cell office:value-type="string" calcext:value-type="string">
            <text:p>Queenstow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dley, Mr. George ("George Arthur Brayton")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11427" calcext:value-type="float">
            <text:p>111427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920" calcext:value-type="float">
            <text:p>920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dy, Mr. John Bertram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13054" calcext:value-type="float">
            <text:p>113054</text:p>
          </table:table-cell>
          <table:table-cell table:style-name="ce1" office:value-type="string" calcext:value-type="string">
            <text:p>30.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f, Miss. Elin Ester Mari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347471" calcext:value-type="float">
            <text:p>347471</text:p>
          </table:table-cell>
          <table:table-cell office:value-type="string" calcext:value-type="string">
            <text:p>7.8542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1058" calcext:value-type="float">
            <text:p>1058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ndeis, Mr. Emi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PC 17591</text:p>
          </table:table-cell>
          <table:table-cell table:style-name="ce1" office:value-type="string" calcext:value-type="string">
            <text:p>50.4958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Lewis Rich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7.04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Owen Harri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/5 21171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e, Dr. Arthur Jackso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12379" calcext:value-type="float">
            <text:p>112379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beck, Mr. Karl Rudolf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350045" calcext:value-type="float">
            <text:p>350045</text:p>
          </table:table-cell>
          <table:table-cell office:value-type="string" calcext:value-type="string">
            <text:p>7.7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cklebank, Mr. William Alfre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float" office:value="364512" calcext:value-type="float">
            <text:p>364512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346" calcext:value-type="float">
            <text:p>34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own, Miss. Amelia "Mildred"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733" calcext:value-type="float">
            <text:p>24873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1" table:number-columns-repeated="1010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Edith Eileen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. Thomas William Solomo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195" calcext:value-type="float">
            <text:p>195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own, Mrs. James Joseph (Margaret Tobi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PC 17610</text:p>
          </table:table-cell>
          <table:table-cell table:style-name="ce1" office:value-type="string" calcext:value-type="string">
            <text:p>27.7208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248" calcext:value-type="float">
            <text:p>1248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own, Mrs. John Murray (Caroline Lane Lams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1769" calcext:value-type="float">
            <text:p>11769</text:p>
          </table:table-cell>
          <table:table-cell table:style-name="ce1" office:value-type="string" calcext:value-type="string">
            <text:p>51.4792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string" calcext:value-type="string">
            <text:p>D</text:p>
          </table:table-cell>
          <table:table-cell table:style-name="ce1" table:number-columns-repeated="1010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s. Thomas William Solomon (Elizabeth Catherine Ford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iss. Dagmar Jenny Ingeborg 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r. Kurt Arnold Gottfri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ley, Miss. Katherin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329944" calcext:value-type="float">
            <text:p>329944</text:p>
          </table:table-cell>
          <table:table-cell office:value-type="string" calcext:value-type="string">
            <text:p>7.2833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ley, Mr. Daniel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330920" calcext:value-type="float">
            <text:p>330920</text:p>
          </table:table-cell>
          <table:table-cell office:value-type="string" calcext:value-type="string">
            <text:p>7.8208</text:p>
          </table:table-cell>
          <table:table-cell office:value-type="string" calcext:value-type="string">
            <text:p>Queenstow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940" calcext:value-type="float">
            <text:p>94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cknell, Mrs. William Robert (Emma Eliza Ward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1813" calcext:value-type="float">
            <text:p>11813</text:p>
          </table:table-cell>
          <table:table-cell table:style-name="ce1" office:value-type="string" calcext:value-type="string">
            <text:p>76.2917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1" table:number-columns-repeated="101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ke, Mr. Jeremia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65222" calcext:value-type="float">
            <text:p>365222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338" calcext:value-type="float">
            <text:p>338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rns, Miss. Elizabeth Margaret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966" calcext:value-type="float">
            <text:p>16966</text:p>
          </table:table-cell>
          <table:table-cell table:style-name="ce1" office:value-type="string" calcext:value-type="string">
            <text:p>134.5</text:p>
          </table:table-cell>
          <table:table-cell table:style-name="ce1"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1" table:number-columns-repeated="1010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ns, Miss. Mary De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330963" calcext:value-type="float">
            <text:p>330963</text:p>
          </table:table-cell>
          <table:table-cell office:value-type="string" calcext:value-type="string">
            <text:p>7.8792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s, Miss. Kat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27849" calcext:value-type="float">
            <text:p>2784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ler, Mr. Reginald Fen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234686" calcext:value-type="float">
            <text:p>23468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537" calcext:value-type="float">
            <text:p>537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tt, Major. Archibald Willingham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13050" calcext:value-type="float">
            <text:p>113050</text:p>
          </table:table-cell>
          <table:table-cell table:style-name="ce1" office:value-type="string" calcext:value-type="string">
            <text:p>26.5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les, Rev. Thomas Roussel David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244310" calcext:value-type="float">
            <text:p>2443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strom, Mrs. (Karolina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236852" calcext:value-type="float">
            <text:p>23685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nd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315087" calcext:value-type="float">
            <text:p>315087</text:p>
          </table:table-cell>
          <table:table-cell office:value-type="string" calcext:value-type="string">
            <text:p>8.66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rij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15084" calcext:value-type="float">
            <text:p>315084</text:p>
          </table:table-cell>
          <table:table-cell office:value-type="string" calcext:value-type="string">
            <text:p>8.66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Jego Grga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315091" calcext:value-type="float">
            <text:p>315091</text:p>
          </table:table-cell>
          <table:table-cell office:value-type="string" calcext:value-type="string">
            <text:p>8.66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Luk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315089" calcext:value-type="float">
            <text:p>315089</text:p>
          </table:table-cell>
          <table:table-cell office:value-type="string" calcext:value-type="string">
            <text:p>8.66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irns, Mr. Alexande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708" calcext:value-type="float">
            <text:p>708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lderhead, Mr. Edward Penningt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PC 17476</text:p>
          </table:table-cell>
          <table:table-cell table:style-name="ce1" office:value-type="string" calcext:value-type="string">
            <text:p>26.287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1" table:number-columns-repeated="10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aster. Alden Gates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. Albert Franci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s. Albert Francis (Sylvia Mae Harbaugh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Jov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315093" calcext:value-type="float">
            <text:p>315093</text:p>
          </table:table-cell>
          <table:table-cell office:value-type="string" calcext:value-type="string">
            <text:p>8.66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Peta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315086" calcext:value-type="float">
            <text:p>315086</text:p>
          </table:table-cell>
          <table:table-cell office:value-type="string" calcext:value-type="string">
            <text:p>8.66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eron, Miss. Clear Ann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bell, Mr. William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iss. Mar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364846" calcext:value-type="float">
            <text:p>364846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r. Patrick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364858" calcext:value-type="float">
            <text:p>364858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ndee, Mrs. Edward (Helen Churchill Hungerford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C 17606</text:p>
          </table:table-cell>
          <table:table-cell office:value-type="string" calcext:value-type="string">
            <text:p>27.4458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, Mr. Ernest Charle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./5. 2152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. Joseph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689" calcext:value-type="float">
            <text:p>2689</text:p>
          </table:table-cell>
          <table:table-cell office:value-type="string" calcext:value-type="string">
            <text:p>14.4583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s. Joseph (Maria Elia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689" calcext:value-type="float">
            <text:p>2689</text:p>
          </table:table-cell>
          <table:table-cell office:value-type="string" calcext:value-type="string">
            <text:p>14.4583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bines, Mr.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28424" calcext:value-type="float">
            <text:p>284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680" calcext:value-type="float">
            <text:p>68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deza, Mr. Thomas Drake Martinez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PC 17755</text:p>
          </table:table-cell>
          <table:table-cell table:style-name="ce1" office:value-type="string" calcext:value-type="string">
            <text:p>512.3292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235" calcext:value-type="float">
            <text:p>1235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deza, Mrs. James Warburton Martinez (Charlotte Wardle Drake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PC 17755</text:p>
          </table:table-cell>
          <table:table-cell table:style-name="ce1" office:value-type="string" calcext:value-type="string">
            <text:p>512.3292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1" table:number-columns-repeated="1010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August Sigfri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350042" calcext:value-type="float">
            <text:p>350042</text:p>
          </table:table-cell>
          <table:table-cell office:value-type="string" calcext:value-type="string">
            <text:p>7.7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Carl Rober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350409" calcext:value-type="float">
            <text:p>350409</text:p>
          </table:table-cell>
          <table:table-cell office:value-type="string" calcext:value-type="string">
            <text:p>7.8542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873" calcext:value-type="float">
            <text:p>873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lsson, Mr. Frans Olof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Helen "Ellen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367231" calcext:value-type="float">
            <text:p>367231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Jeannie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368364" calcext:value-type="float">
            <text:p>368364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Francisco M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13059" calcext:value-type="float">
            <text:p>113059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Jose Pedr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13059" calcext:value-type="float">
            <text:p>113059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803" calcext:value-type="float">
            <text:p>803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ter, Master. William Thornton II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3760" calcext:value-type="float">
            <text:p>11376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436" calcext:value-type="float">
            <text:p>43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ter, Miss. Lucile Polk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3760" calcext:value-type="float">
            <text:p>11376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391" calcext:value-type="float">
            <text:p>391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ter, Mr. William Ernes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13760" calcext:value-type="float">
            <text:p>11376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string" calcext:value-type="string">
            <text:p>C</text:p>
          </table:table-cell>
          <table:table-cell table:style-name="ce1" table:number-columns-repeated="1010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Mrs. Ernest Courtenay (Lilian Hughes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764" calcext:value-type="float">
            <text:p>764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ter, Mrs. William Ernest (Lucile Polk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13760" calcext:value-type="float">
            <text:p>11376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1"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Rev. Ernest Courtena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ver, Mr. Alfred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392095" calcext:value-type="float">
            <text:p>392095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e, Mr. Howard Brown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9924" calcext:value-type="float">
            <text:p>199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ssebeer, Mrs. Henry Arthur Jr (Eleanor Genevieve Fosdic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7770" calcext:value-type="float">
            <text:p>17770</text:p>
          </table:table-cell>
          <table:table-cell office:value-type="string" calcext:value-type="string">
            <text:p>27.7208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742" calcext:value-type="float">
            <text:p>742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vendish, Mr. Tyrell William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9877" calcext:value-type="float">
            <text:p>19877</text:p>
          </table:table-cell>
          <table:table-cell table:style-name="ce1" office:value-type="string" calcext:value-type="string">
            <text:p>78.8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988" calcext:value-type="float">
            <text:p>988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vendish, Mrs. Tyrell William (Julia Florence Siegel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9877" calcext:value-type="float">
            <text:p>19877</text:p>
          </table:table-cell>
          <table:table-cell table:style-name="ce1" office:value-type="string" calcext:value-type="string">
            <text:p>78.8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table:style-name="ce1" table:number-columns-repeated="10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otti, Mr. Francesc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343275" calcext:value-type="float">
            <text:p>343275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93" calcext:value-type="float">
            <text:p>93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ffee, Mr. Herbert Full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W.E.P. 5734</text:p>
          </table:table-cell>
          <table:table-cell table:style-name="ce1" office:value-type="string" calcext:value-type="string">
            <text:p>61.17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906" calcext:value-type="float">
            <text:p>90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ffee, Mrs. Herbert Fuller (Carrie Constance Toogood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W.E.P. 5734</text:p>
          </table:table-cell>
          <table:table-cell table:style-name="ce1" office:value-type="string" calcext:value-type="string">
            <text:p>61.17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725" calcext:value-type="float">
            <text:p>725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mbers, Mr. Norman Campbel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13806" calcext:value-type="float">
            <text:p>113806</text:p>
          </table:table-cell>
          <table:table-cell table:style-name="ce1" office:value-type="string" calcext:value-type="string">
            <text:p>53.1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810" calcext:value-type="float">
            <text:p>81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mbers, Mrs. Norman Campbell (Bertha Grigg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13806" calcext:value-type="float">
            <text:p>113806</text:p>
          </table:table-cell>
          <table:table-cell table:style-name="ce1" office:value-type="string" calcext:value-type="string">
            <text:p>53.1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1" table:number-columns-repeated="1010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Charles Henr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office:value-type="float" office:value="248731" calcext:value-type="float">
            <text:p>248731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John Henr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s. John Henry (Sara Elizabeth Lawry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ters, Mr. Davi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/5. 13032</text:p>
          </table:table-cell>
          <table:table-cell office:value-type="string" calcext:value-type="string">
            <text:p>7.7333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951" calcext:value-type="float">
            <text:p>951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udanson, Miss. Victorin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PC 17608</text:p>
          </table:table-cell>
          <table:table-cell table:style-name="ce1" office:value-type="string" calcext:value-type="string">
            <text:p>262.375</text:p>
          </table:table-cell>
          <table:table-cell table:style-name="ce1"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258" calcext:value-type="float">
            <text:p>258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erry, Miss. Glady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10152" calcext:value-type="float">
            <text:p>110152</text:p>
          </table:table-cell>
          <table:table-cell table:style-name="ce1" office:value-type="string" calcext:value-type="string">
            <text:p>86.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938" calcext:value-type="float">
            <text:p>938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evré, Mr. Paul Roma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PC 17594</text:p>
          </table:table-cell>
          <table:table-cell table:style-name="ce1" office:value-type="string" calcext:value-type="string">
            <text:p>29.7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7" calcext:value-type="float">
            <text:p>7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67" calcext:value-type="float">
            <text:p>167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ibnall, Mrs. (Edith Martha Bowerman)</text:p>
          </table:table-cell>
          <table:table-cell table:style-name="ce1" office:value-type="string" calcext:value-type="string">
            <text:p>female</text:p>
          </table:table-cell>
          <table:table-cell table:style-name="ce1"/>
          <table:table-cell table:style-name="ce1" office:value-type="float" office:value="113505" calcext:value-type="float">
            <text:p>11350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table:style-name="ce1" table:number-columns-repeated="1010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p, Mr. Chang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56.4958</text:p>
          </table:table-cell>
          <table:table-cell office:value-type="string" calcext:value-type="string">
            <text:p>Southampton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sholm, Mr. Roderick Robert Crispi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12051" calcext:value-type="float">
            <text:p>112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tmann, Mr. Emil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343276" calcext:value-type="float">
            <text:p>343276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iss. Julie Rachel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rs. (Alice Frances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Apostolo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14.454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Demetrio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14.454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1144" calcext:value-type="float">
            <text:p>1144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lark, Mr. Walter Mill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3508" calcext:value-type="float">
            <text:p>13508</text:p>
          </table:table-cell>
          <table:table-cell table:style-name="ce1" office:value-type="string" calcext:value-type="string">
            <text:p>136.7792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164" calcext:value-type="float">
            <text:p>1164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lark, Mrs. Walter Miller (Virginia McDowell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508" calcext:value-type="float">
            <text:p>13508</text:p>
          </table:table-cell>
          <table:table-cell table:style-name="ce1" office:value-type="string" calcext:value-type="string">
            <text:p>136.7792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1" table:number-columns-repeated="1010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. Charles Valentin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s. Charles V (Ada Maria Winfield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ver, Miss. Alic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13781" calcext:value-type="float">
            <text:p>113781</text:p>
          </table:table-cell>
          <table:table-cell office:value-type="string" calcext:value-type="string">
            <text:p>151.55</text:p>
          </table:table-cell>
          <table:table-cell office:value-type="string" calcext:value-type="string">
            <text:p>Southampto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476" calcext:value-type="float">
            <text:p>476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lifford, Mr. George Quincy</text:p>
          </table:table-cell>
          <table:table-cell table:style-name="ce1" office:value-type="string" calcext:value-type="string">
            <text:p>male</text:p>
          </table:table-cell>
          <table:table-cell table:style-name="ce1"/>
          <table:table-cell table:style-name="ce1" office:value-type="float" office:value="110465" calcext:value-type="float">
            <text:p>11046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, Mr. Domingos Fernandeo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TON/O.Q. 3101307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hen, Mr. Gurshon "Gus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/5 3540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bert, Mr. Patric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371109" calcext:value-type="float">
            <text:p>371109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Peju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349210" calcext:value-type="float">
            <text:p>349210</text:p>
          </table:table-cell>
          <table:table-cell office:value-type="string" calcext:value-type="string">
            <text:p>7.4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Sati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349209" calcext:value-type="float">
            <text:p>349209</text:p>
          </table:table-cell>
          <table:table-cell office:value-type="string" calcext:value-type="string">
            <text:p>7.4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eridge, Mr. Reginald Charle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./C. 14263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ander, Mr. Erik Gustaf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248740" calcext:value-type="float">
            <text:p>2487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ett, Mr. Sidney C Stuar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8034" calcext:value-type="float">
            <text:p>28034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663" calcext:value-type="float">
            <text:p>663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lley, Mr. Edward Pomero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727" calcext:value-type="float">
            <text:p>5727</text:p>
          </table:table-cell>
          <table:table-cell table:style-name="ce1" office:value-type="string" calcext:value-type="string">
            <text:p>25.587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iss. Marjorie "Lottie"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.A. 31921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. Harve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.A. 31921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s. Harvey (Charlotte Annie Tat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.A. 31921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836" calcext:value-type="float">
            <text:p>83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mpton, Miss. Sara Rebecc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PC 17756</text:p>
          </table:table-cell>
          <table:table-cell table:style-name="ce1" office:value-type="string" calcext:value-type="string">
            <text:p>83.1583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14" calcext:value-type="float">
            <text:p>14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073" calcext:value-type="float">
            <text:p>1073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mpton, Mr. Alexander Taylor J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PC 17756</text:p>
          </table:table-cell>
          <table:table-cell table:style-name="ce1" office:value-type="string" calcext:value-type="string">
            <text:p>83.1583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071" calcext:value-type="float">
            <text:p>1071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mpton, Mrs. Alexander Taylor (Mary Eliza Ingersoll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C 17756</text:p>
          </table:table-cell>
          <table:table-cell table:style-name="ce1" office:value-type="string" calcext:value-type="string">
            <text:p>83.1583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14" calcext:value-type="float">
            <text:p>14</text:p>
          </table:table-cell>
          <table:table-cell table:style-name="ce1" table:number-columns-repeated="1010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lon, Mr. Thomas Henr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21332" calcext:value-type="float">
            <text:p>21332</text:p>
          </table:table-cell>
          <table:table-cell office:value-type="string" calcext:value-type="string">
            <text:p>7.7333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aghton, Mr. Michae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335097" calcext:value-type="float">
            <text:p>335097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330972" calcext:value-type="float">
            <text:p>330972</text:p>
          </table:table-cell>
          <table:table-cell office:value-type="string" calcext:value-type="string">
            <text:p>7.6292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70373" calcext:value-type="float">
            <text:p>370373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rs, Mr. Patrick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office:value-type="float" office:value="370369" calcext:value-type="float">
            <text:p>370369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k, Mr. Jacob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/5 3536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1114" calcext:value-type="float">
            <text:p>1114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ok, Mrs. (Selena Roger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W./C. 14266</text:p>
          </table:table-cell>
          <table:table-cell table:style-name="ce1" office:value-type="string" calcext:value-type="string">
            <text:p>10.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14" calcext:value-type="float">
            <text:p>14</text:p>
          </table:table-cell>
          <table:table-cell table:style-name="ce1" table:number-columns-repeated="1010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Barto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float" office:value="349230" calcext:value-type="float">
            <text:p>349230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Iv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349229" calcext:value-type="float">
            <text:p>349229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Liudevi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49231" calcext:value-type="float">
            <text:p>349231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bett, Mrs. Walter H (Irene Colvin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237249" calcext:value-type="float">
            <text:p>23724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ey, Mrs. Percy C (Mary Phyllis Elizabeth Miller)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F.C.C. 135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n, Mr. Har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TON/OQ 392090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969" calcext:value-type="float">
            <text:p>969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nell, Mrs. Robert Clifford (Malvina Helen Lams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1770" calcext:value-type="float">
            <text:p>11770</text:p>
          </table:table-cell>
          <table:table-cell table:style-name="ce1" office:value-type="string" calcext:value-type="string">
            <text:p>25.7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style-name="ce1" table:number-columns-repeated="1010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tterill, Mr. Henry Harry"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9107" calcext:value-type="float">
            <text:p>29107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Eden Leslie "Nevill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.A. 37671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William Loch "William"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.A. 37671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rs. William (Winnie Minnie" Treanor)"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.A. 37671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xon, Mr. Daniel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office:value-type="float" office:value="364500" calcext:value-type="float">
            <text:p>364500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on, Mr. John Bertram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13791" calcext:value-type="float">
            <text:p>113791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se, Mr. Ernest Jam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.P. 3464</text:p>
          </table:table-cell>
          <table:table-cell office:value-type="string" calcext:value-type="string">
            <text:p>8.158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iss. Laura Alic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371362" calcext:value-type="float">
            <text:p>371362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r. John Hatfiel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371362" calcext:value-type="float">
            <text:p>371362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746" calcext:value-type="float">
            <text:p>746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osby, Capt. Edward Giffor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WE/P 573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541" calcext:value-type="float">
            <text:p>541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osby, Miss. Harriet 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WE/P 573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7" calcext:value-type="float">
            <text:p>7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197" calcext:value-type="float">
            <text:p>1197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osby, Mrs. Edward Gifford (Catherine Elizabeth Halstead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12901" calcext:value-type="float">
            <text:p>112901</text:p>
          </table:table-cell>
          <table:table-cell table:style-name="ce1" office:value-type="string" calcext:value-type="string">
            <text:p>26.5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7" calcext:value-type="float">
            <text:p>7</text:p>
          </table:table-cell>
          <table:table-cell table:style-name="ce1" table:number-columns-repeated="1010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umovic, Mr. Jes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315090" calcext:value-type="float">
            <text:p>315090</text:p>
          </table:table-cell>
          <table:table-cell office:value-type="string" calcext:value-type="string">
            <text:p>8.66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1126" calcext:value-type="float">
            <text:p>1126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umings, Mr. John Bradle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PC 17599</text:p>
          </table:table-cell>
          <table:table-cell table:style-name="ce1" office:value-type="string" calcext:value-type="string">
            <text:p>71.2833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umings, Mrs. John Bradley (Florence Briggs Thayer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PC 17599</text:p>
          </table:table-cell>
          <table:table-cell table:style-name="ce1" office:value-type="string" calcext:value-type="string">
            <text:p>71.2833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1" table:number-columns-repeated="101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ningham, Mr. Alfred Fleming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er, Mr. Shedi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7.225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, Mr. Karl Edw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7598" calcext:value-type="float">
            <text:p>7598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berg, Miss. Gerda Ulrik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7552" calcext:value-type="float">
            <text:p>7552</text:p>
          </table:table-cell>
          <table:table-cell office:value-type="string" calcext:value-type="string">
            <text:p>10.5167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kic, Mr. Brank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49228" calcext:value-type="float">
            <text:p>349228</text:p>
          </table:table-cell>
          <table:table-cell office:value-type="string" calcext:value-type="string">
            <text:p>10.170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iss. Margaret Marcella Maggie""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82650" calcext:value-type="float">
            <text:p>382650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Queenstow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r. Eugene Patric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382651" calcext:value-type="float">
            <text:p>382651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858" calcext:value-type="float">
            <text:p>858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ly, Mr. Peter Denis 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13055" calcext:value-type="float">
            <text:p>113055</text:p>
          </table:table-cell>
          <table:table-cell table:style-name="ce1" office:value-type="string" calcext:value-type="string">
            <text:p>26.5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1" table:number-columns-repeated="1010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aster. Gilbert Sigvard Emanuel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office:value-type="float" office:value="347080" calcext:value-type="float">
            <text:p>347080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. Ernst Gilbert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347080" calcext:value-type="float">
            <text:p>347080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s. Ernst Gilbert (Anna Sigrid Maria Brogren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347080" calcext:value-type="float">
            <text:p>347080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iel, Mr. Robert William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13804" calcext:value-type="float">
            <text:p>113804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iels, Miss. Sarah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13781" calcext:value-type="float">
            <text:p>113781</text:p>
          </table:table-cell>
          <table:table-cell office:value-type="string" calcext:value-type="string">
            <text:p>151.55</text:p>
          </table:table-cell>
          <table:table-cell office:value-type="string" calcext:value-type="string">
            <text:p>Southampto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off, Mr. Yoto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349219" calcext:value-type="float">
            <text:p>349219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tcheff, Mr. Ristiu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349203" calcext:value-type="float">
            <text:p>349203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672" calcext:value-type="float">
            <text:p>672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vidson, Mr. Thornt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F.C. 1275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984" calcext:value-type="float">
            <text:p>984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vidson, Mrs. Thornton (Orian Hay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F.C. 1275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aster. John Morgan J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.A. 33112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Alfred J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/4 48871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. Charles Henry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.O.C. 14879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Eva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/A4 23568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John Samuel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/4 48871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Joseph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/4 48873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s. John Morgan (Elizabeth Agnes Mary White) 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.A. 33112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s, Miss. M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237668" calcext:value-type="float">
            <text:p>2376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86525" calcext:value-type="float">
            <text:p>386525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s. Thomas Henry (Mary E Finc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86525" calcext:value-type="float">
            <text:p>386525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 Brito, Mr. Jose Joaquim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244360" calcext:value-type="float">
            <text:p>2443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. Guillaume Josep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345572" calcext:value-type="float">
            <text:p>345572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s. Guillaume Joseph (Emma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345572" calcext:value-type="float">
            <text:p>345572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ulder, Mr. Theodor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345774" calcext:value-type="float">
            <text:p>34577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Pelsmaeker, Mr. Alfon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345778" calcext:value-type="float">
            <text:p>345778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con, Mr. Percy William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.O.C. 14879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aster. Bertram Vere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.A. 2315</text:p>
          </table:table-cell>
          <table:table-cell office:value-type="string" calcext:value-type="string">
            <text:p>20.57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iss. Elizabeth Gladys Millvina""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A. 2315</text:p>
          </table:table-cell>
          <table:table-cell office:value-type="string" calcext:value-type="string">
            <text:p>20.57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. Bertram Fran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.A. 2315</text:p>
          </table:table-cell>
          <table:table-cell office:value-type="string" calcext:value-type="string">
            <text:p>20.5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s. Bertram (Eva Georgetta Light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.A. 2315</text:p>
          </table:table-cell>
          <table:table-cell office:value-type="string" calcext:value-type="string">
            <text:p>20.57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. Sebastian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C/PARIS 2167</text:p>
          </table:table-cell>
          <table:table-cell office:value-type="string" calcext:value-type="string">
            <text:p>27.7208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s. Sebastiano (Argenia Genovesi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C/PARIS 2167</text:p>
          </table:table-cell>
          <table:table-cell office:value-type="string" calcext:value-type="string">
            <text:p>27.7208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alic, Mr. Redjo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349250" calcext:value-type="float">
            <text:p>349250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metri, Mr. Marinko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49238" calcext:value-type="float">
            <text:p>349238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nbury, Mr. Herbert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.A. 31029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koff, Mr. Mitto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49225" calcext:value-type="float">
            <text:p>349225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Samue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/5 21172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/5 21175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vaney, Miss. Margaret Deli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330958" calcext:value-type="float">
            <text:p>330958</text:p>
          </table:table-cell>
          <table:table-cell office:value-type="string" calcext:value-type="string">
            <text:p>7.8792</text:p>
          </table:table-cell>
          <table:table-cell office:value-type="string" calcext:value-type="string">
            <text:p>Queenstown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bden, Mr. Willia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.O.C. 14879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691" calcext:value-type="float">
            <text:p>691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ick, Mr. Albert Adria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7474" calcext:value-type="float">
            <text:p>1747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782" calcext:value-type="float">
            <text:p>782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ick, Mrs. Albert Adrian (Vera Gillespie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474" calcext:value-type="float">
            <text:p>1747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1" table:number-columns-repeated="1010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ka, Mr. Mirk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349232" calcext:value-type="float">
            <text:p>349232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mic, Mr. Jov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315088" calcext:value-type="float">
            <text:p>315088</text:p>
          </table:table-cell>
          <table:table-cell office:value-type="string" calcext:value-type="string">
            <text:p>8.66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ntcheff, Mr. Valtcho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349226" calcext:value-type="float">
            <text:p>349226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1185" calcext:value-type="float">
            <text:p>1185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dge, Dr. Washingt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3638" calcext:value-type="float">
            <text:p>33638</text:p>
          </table:table-cell>
          <table:table-cell table:style-name="ce1" office:value-type="string" calcext:value-type="string">
            <text:p>81.8583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446" calcext:value-type="float">
            <text:p>44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dge, Master. Washingt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3638" calcext:value-type="float">
            <text:p>33638</text:p>
          </table:table-cell>
          <table:table-cell table:style-name="ce1" office:value-type="string" calcext:value-type="string">
            <text:p>81.8583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266" calcext:value-type="float">
            <text:p>126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dge, Mrs. Washington (Ruth Vidaver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3638" calcext:value-type="float">
            <text:p>33638</text:p>
          </table:table-cell>
          <table:table-cell table:style-name="ce1" office:value-type="string" calcext:value-type="string">
            <text:p>81.8583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1" table:number-columns-repeated="101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harr, Mr. Tannou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686" calcext:value-type="float">
            <text:p>2686</text:p>
          </table:table-cell>
          <table:table-cell office:value-type="string" calcext:value-type="string">
            <text:p>7.229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iss. Els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rs. John T (Ada Julia Bone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oley, Mr. Patric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370376" calcext:value-type="float">
            <text:p>370376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king, Mr. Edward Arthu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/5. 10482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545" calcext:value-type="float">
            <text:p>545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uglas, Mr. Walter Donal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PC 17761</text:p>
          </table:table-cell>
          <table:table-cell table:style-name="ce1" office:value-type="string" calcext:value-type="string">
            <text:p>106.425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076" calcext:value-type="float">
            <text:p>107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uglas, Mrs. Frederick Charles (Mary Helene Baxter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PC 17558</text:p>
          </table:table-cell>
          <table:table-cell table:style-name="ce1" office:value-type="string" calcext:value-type="string">
            <text:p>247.5208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131" calcext:value-type="float">
            <text:p>1131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uglas, Mrs. Walter Donald (Mahala Dutt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PC 17761</text:p>
          </table:table-cell>
          <table:table-cell table:style-name="ce1" office:value-type="string" calcext:value-type="string">
            <text:p>106.425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style-name="ce1"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wdell, Miss. Elizabet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64516" calcext:value-type="float">
            <text:p>364516</text:p>
          </table:table-cell>
          <table:table-cell office:value-type="string" calcext:value-type="string">
            <text:p>12.47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wnton, Mr. William Jame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yle, Miss.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368702" calcext:value-type="float">
            <text:p>368702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pkin, Miss. Jenn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TON/OQ 392083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zenoic, Mr. Joze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349241" calcext:value-type="float">
            <text:p>349241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aster. Marshall Brines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28220" calcext:value-type="float">
            <text:p>28220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. James Vivi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28220" calcext:value-type="float">
            <text:p>28220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s. James Vivian (Lulu Thorne Christian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28220" calcext:value-type="float">
            <text:p>28220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ane, Mr. Frank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336439" calcext:value-type="float">
            <text:p>336439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557" calcext:value-type="float">
            <text:p>557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uff Gordon, Lady. (Lucille Christiana Sutherland) ("Mrs Morgan"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1755" calcext:value-type="float">
            <text:p>11755</text:p>
          </table:table-cell>
          <table:table-cell table:style-name="ce1" office:value-type="string" calcext:value-type="string">
            <text:p>39.6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600" calcext:value-type="float">
            <text:p>60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uff Gordon, Sir. Cosmo Edmund ("Mr Morgan")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PC 17485</text:p>
          </table:table-cell>
          <table:table-cell table:style-name="ce1" office:value-type="string" calcext:value-type="string">
            <text:p>56.9292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223" calcext:value-type="float">
            <text:p>1223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ulles, Mr. William Crother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PC 17580</text:p>
          </table:table-cell>
          <table:table-cell table:style-name="ce1" office:value-type="string" calcext:value-type="string">
            <text:p>29.7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quemin, Mr. Josep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.O./P.P. 752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Southampton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Asuncio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C/PARIS 2149</text:p>
          </table:table-cell>
          <table:table-cell office:value-type="string" calcext:value-type="string">
            <text:p>13.8583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Florenti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/PARIS 2148</text:p>
          </table:table-cell>
          <table:table-cell office:value-type="string" calcext:value-type="string">
            <text:p>13.8583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yker, Mr. Adolf Fredrik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347072" calcext:value-type="float">
            <text:p>347072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yker, Mrs. Adolf Fredrik (Anna Elisabeth Judith Andersson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347072" calcext:value-type="float">
            <text:p>347072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1042" calcext:value-type="float">
            <text:p>1042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arnshaw, Mrs. Boulton (Olive Potter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767" calcext:value-type="float">
            <text:p>11767</text:p>
          </table:table-cell>
          <table:table-cell table:style-name="ce1" office:value-type="string" calcext:value-type="string">
            <text:p>83.1583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7" calcext:value-type="float">
            <text:p>7</text:p>
          </table:table-cell>
          <table:table-cell table:style-name="ce1" table:number-columns-repeated="1010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vardsson, Mr. Gustaf Hjalma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349912" calcext:value-type="float">
            <text:p>349912</text:p>
          </table:table-cell>
          <table:table-cell office:value-type="string" calcext:value-type="string">
            <text:p>7.7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temiller, Mr. George Floy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9751" calcext:value-type="float">
            <text:p>297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lund, Mr. Hans Lin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347074" calcext:value-type="float">
            <text:p>347074</text:p>
          </table:table-cell>
          <table:table-cell office:value-type="string" calcext:value-type="string">
            <text:p>7.7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strom, Mr. Joha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347061" calcext:value-type="float">
            <text:p>347061</text:p>
          </table:table-cell>
          <table:table-cell office:value-type="string" calcext:value-type="string">
            <text:p>6.9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Dibo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674" calcext:value-type="float">
            <text:p>2674</text:p>
          </table:table-cell>
          <table:table-cell office:value-type="string" calcext:value-type="string">
            <text:p>7.225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7.229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7.229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Tannous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7.229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sbury, Mr. William Jame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/5 3902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anuel, Miss. Virginia Ethe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364516" calcext:value-type="float">
            <text:p>364516</text:p>
          </table:table-cell>
          <table:table-cell office:value-type="string" calcext:value-type="string">
            <text:p>12.47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ir, Mr. Farred Chehab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631" calcext:value-type="float">
            <text:p>2631</text:p>
          </table:table-cell>
          <table:table-cell office:value-type="string" calcext:value-type="string">
            <text:p>7.225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nder, Mr. Ingv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36854" calcext:value-type="float">
            <text:p>2368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717" calcext:value-type="float">
            <text:p>717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ndres, Miss. Caroline Louis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PC 17757</text:p>
          </table:table-cell>
          <table:table-cell table:style-name="ce1" office:value-type="string" calcext:value-type="string">
            <text:p>227.525</text:p>
          </table:table-cell>
          <table:table-cell table:style-name="ce1"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497" calcext:value-type="float">
            <text:p>497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stis, Miss. Elizabeth Musse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6947" calcext:value-type="float">
            <text:p>36947</text:p>
          </table:table-cell>
          <table:table-cell table:style-name="ce1" office:value-type="string" calcext:value-type="string">
            <text:p>78.2667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004" calcext:value-type="float">
            <text:p>1004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vans, Miss. Edith Cors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PC 17531</text:p>
          </table:table-cell>
          <table:table-cell table:style-name="ce1" office:value-type="string" calcext:value-type="string">
            <text:p>31.6792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rett, Mr. Thomas James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.A. 6212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hlstrom, Mr. Arne Jona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236171" calcext:value-type="float">
            <text:p>2361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rell, Mr. James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367232" calcext:value-type="float">
            <text:p>367232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528" calcext:value-type="float">
            <text:p>528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arthing, Mr. John</text:p>
          </table:table-cell>
          <table:table-cell table:style-name="ce1" office:value-type="string" calcext:value-type="string">
            <text:p>male</text:p>
          </table:table-cell>
          <table:table-cell table:style-name="ce1"/>
          <table:table-cell table:style-name="ce1" office:value-type="string" calcext:value-type="string">
            <text:p>PC 17483</text:p>
          </table:table-cell>
          <table:table-cell table:style-name="ce1" office:value-type="string" calcext:value-type="string">
            <text:p>221.7792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. Har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s. Lizzie (Elizabeth Anne Wilkin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lbrook, Mr. Joseph Charle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.A. 1518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oli, Mr. Luigi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SOTON/O.Q. 3101308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cher, Mr. Eberhard Thelande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350036" calcext:value-type="float">
            <text:p>350036</text:p>
          </table:table-cell>
          <table:table-cell office:value-type="string" calcext:value-type="string">
            <text:p>7.7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genheimer, Mrs. Alfred (Antoinette)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PC 17598</text:p>
          </table:table-cell>
          <table:table-cell office:value-type="string" calcext:value-type="string">
            <text:p>31.6833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eming, Miss. Honor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64859" calcext:value-type="float">
            <text:p>364859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ming, Miss. Margaret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7421" calcext:value-type="float">
            <text:p>17421</text:p>
          </table:table-cell>
          <table:table-cell office:value-type="string" calcext:value-type="string">
            <text:p>110.8833</text:p>
          </table:table-cell>
          <table:table-cell office:value-type="string" calcext:value-type="string">
            <text:p>Cherbour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ame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64851" calcext:value-type="float">
            <text:p>364851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oh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68323" calcext:value-type="float">
            <text:p>368323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573" calcext:value-type="float">
            <text:p>573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lynn, Mr. John Irwin ("Irving")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PC 17474</text:p>
          </table:table-cell>
          <table:table-cell table:style-name="ce1" office:value-type="string" calcext:value-type="string">
            <text:p>26.387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1" table:number-columns-repeated="1010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ley, Mr. Joseph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330910" calcext:value-type="float">
            <text:p>330910</text:p>
          </table:table-cell>
          <table:table-cell office:value-type="string" calcext:value-type="string">
            <text:p>7.8792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ley, Mr. William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65235" calcext:value-type="float">
            <text:p>365235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, Mr. Choong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string" calcext:value-type="string">
            <text:p>56.4958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Doolina Margaret "Daisy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./C. 6608</text:p>
          </table:table-cell>
          <table:table-cell office:value-type="string" calcext:value-type="string">
            <text:p>34.3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Robina Maggie "Ruby"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./C. 6608</text:p>
          </table:table-cell>
          <table:table-cell office:value-type="string" calcext:value-type="string">
            <text:p>34.3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Arthu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A/5 1478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Edward Watso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./C. 6608</text:p>
          </table:table-cell>
          <table:table-cell office:value-type="string" calcext:value-type="string">
            <text:p>34.3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William Neal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./C. 6608</text:p>
          </table:table-cell>
          <table:table-cell office:value-type="string" calcext:value-type="string">
            <text:p>34.3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s. Edward (Margaret Ann Wats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./C. 6608</text:p>
          </table:table-cell>
          <table:table-cell office:value-type="string" calcext:value-type="string">
            <text:p>34.3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453" calcext:value-type="float">
            <text:p>453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oreman, Mr. Benjamin Lavental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13051" calcext:value-type="float">
            <text:p>113051</text:p>
          </table:table-cell>
          <table:table-cell table:style-name="ce1" office:value-type="string" calcext:value-type="string">
            <text:p>27.75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342" calcext:value-type="float">
            <text:p>342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ortune, Miss. Alice Elizabet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950" calcext:value-type="float">
            <text:p>1995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945" calcext:value-type="float">
            <text:p>945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ortune, Miss. Ethel Flor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950" calcext:value-type="float">
            <text:p>1995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89" calcext:value-type="float">
            <text:p>89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ortune, Miss. Mabel Hele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950" calcext:value-type="float">
            <text:p>1995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28" calcext:value-type="float">
            <text:p>28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ortune, Mr. Charles Alexand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9950" calcext:value-type="float">
            <text:p>1995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439" calcext:value-type="float">
            <text:p>439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ortune, Mr. Mark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9950" calcext:value-type="float">
            <text:p>1995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961" calcext:value-type="float">
            <text:p>961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ortune, Mrs. Mark (Mary McDougald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9950" calcext:value-type="float">
            <text:p>1995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1" table:number-columns-repeated="1010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x, Mr. Pat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68573" calcext:value-type="float">
            <text:p>368573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x, Mr. Stanley Hu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229236" calcext:value-type="float">
            <text:p>2292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310" calcext:value-type="float">
            <text:p>31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ancatelli, Miss. Laura Mabel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PC 17485</text:p>
          </table:table-cell>
          <table:table-cell table:style-name="ce1" office:value-type="string" calcext:value-type="string">
            <text:p>56.9292</text:p>
          </table:table-cell>
          <table:table-cell table:style-name="ce1"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" table:number-columns-repeated="1010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klin, Mr. Charles (Charles Fardon)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SOTON/O.Q. 3101314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933" calcext:value-type="float">
            <text:p>933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anklin, Mr. Thomas Parham</text:p>
          </table:table-cell>
          <table:table-cell table:style-name="ce1" office:value-type="string" calcext:value-type="string">
            <text:p>male</text:p>
          </table:table-cell>
          <table:table-cell table:style-name="ce1"/>
          <table:table-cell table:style-name="ce1" office:value-type="float" office:value="113778" calcext:value-type="float">
            <text:p>113778</text:p>
          </table:table-cell>
          <table:table-cell table:style-name="ce1" office:value-type="string" calcext:value-type="string">
            <text:p>26.5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Dr. Henry William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C 17611</text:p>
          </table:table-cell>
          <table:table-cell office:value-type="string" calcext:value-type="string">
            <text:p>133.6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1296" calcext:value-type="float">
            <text:p>129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auenthal, Mr. Isaac Geral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7765" calcext:value-type="float">
            <text:p>17765</text:p>
          </table:table-cell>
          <table:table-cell table:style-name="ce1" office:value-type="string" calcext:value-type="string">
            <text:p>27.7208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1" table:number-columns-repeated="1010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Mrs. Henry William (Clara Heinsheimer)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PC 17611</text:p>
          </table:table-cell>
          <table:table-cell office:value-type="string" calcext:value-type="string">
            <text:p>133.6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540" calcext:value-type="float">
            <text:p>54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ôlicher, Miss. Hedwig Margarith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3568" calcext:value-type="float">
            <text:p>13568</text:p>
          </table:table-cell>
          <table:table-cell table:style-name="ce1" office:value-type="string" calcext:value-type="string">
            <text:p>49.5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588" calcext:value-type="float">
            <text:p>588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ölicher-Stehli, Mr. Maxmillia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3567" calcext:value-type="float">
            <text:p>13567</text:p>
          </table:table-cell>
          <table:table-cell table:style-name="ce1" office:value-type="string" calcext:value-type="string">
            <text:p>79.2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289" calcext:value-type="float">
            <text:p>1289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ölicher-Stehli, Mrs. Maxmillian (Margaretha Emerentia Stehli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3567" calcext:value-type="float">
            <text:p>13567</text:p>
          </table:table-cell>
          <table:table-cell table:style-name="ce1" office:value-type="string" calcext:value-type="string">
            <text:p>79.2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1" table:number-columns-repeated="101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st, Mr. Anthony Wood "Archie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39854" calcext:value-type="float">
            <text:p>239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816" calcext:value-type="float">
            <text:p>816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y, Mr. Richard</text:p>
          </table:table-cell>
          <table:table-cell table:style-name="ce1" office:value-type="string" calcext:value-type="string">
            <text:p>male</text:p>
          </table:table-cell>
          <table:table-cell table:style-name="ce1"/>
          <table:table-cell table:style-name="ce1" office:value-type="float" office:value="112058" calcext:value-type="float">
            <text:p>1120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k, Miss. Annie Clemmer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237671" calcext:value-type="float">
            <text:p>2376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138" calcext:value-type="float">
            <text:p>138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trelle, Mr. Jacques Heat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13803" calcext:value-type="float">
            <text:p>113803</text:p>
          </table:table-cell>
          <table:table-cell table:style-name="ce1" office:value-type="string" calcext:value-type="string">
            <text:p>53.1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trelle, Mrs. Jacques Heath (Lily May Peel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13803" calcext:value-type="float">
            <text:p>113803</text:p>
          </table:table-cell>
          <table:table-cell table:style-name="ce1" office:value-type="string" calcext:value-type="string">
            <text:p>53.1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string" calcext:value-type="string">
            <text:p>D</text:p>
          </table:table-cell>
          <table:table-cell table:style-name="ce1"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ynney, Mr. Joseph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Harry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Shadrach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llagher, Mr. Marti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36864" calcext:value-type="float">
            <text:p>36864</text:p>
          </table:table-cell>
          <table:table-cell office:value-type="string" calcext:value-type="string">
            <text:p>7.7417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firth, Mr. Joh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58585" calcext:value-type="float">
            <text:p>35858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side, Miss. Ethel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243880" calcext:value-type="float">
            <text:p>24388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kell, Mr. Alfre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vey, Mr. Lawre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31028" calcext:value-type="float">
            <text:p>31028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463" calcext:value-type="float">
            <text:p>463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e, Mr. Arthur 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11320" calcext:value-type="float">
            <text:p>111320</text:p>
          </table:table-cell>
          <table:table-cell table:style-name="ce1" office:value-type="string" calcext:value-type="string">
            <text:p>38.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966" calcext:value-type="float">
            <text:p>96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iger, Miss. Amali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13503" calcext:value-type="float">
            <text:p>113503</text:p>
          </table:table-cell>
          <table:table-cell table:style-name="ce1" office:value-type="string" calcext:value-type="string">
            <text:p>211.5</text:p>
          </table:table-cell>
          <table:table-cell table:style-name="ce1"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" table:number-columns-repeated="101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eorgheff, Mr. Stanio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49254" calcext:value-type="float">
            <text:p>349254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bson, Miss. Dorothy Winifre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12378" calcext:value-type="float">
            <text:p>112378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bson, Mrs. Leonard (Pauline C Boe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12378" calcext:value-type="float">
            <text:p>112378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140" calcext:value-type="float">
            <text:p>140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iglio, Mr. Victo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PC 17593</text:p>
          </table:table-cell>
          <table:table-cell table:style-name="ce1" office:value-type="string" calcext:value-type="string">
            <text:p>79.2</text:p>
          </table:table-cell>
          <table:table-cell table:style-name="ce1"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bert, Mr. William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.A. 30769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Edg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8133" calcext:value-type="float">
            <text:p>2813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Frederick Edw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8134" calcext:value-type="float">
            <text:p>28134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Ralp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48726" calcext:value-type="float">
            <text:p>248726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inski, Mr. Elieze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4973" calcext:value-type="float">
            <text:p>14973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, Mr. John William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33866" calcext:value-type="float">
            <text:p>23386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espie, Mr. William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2233" calcext:value-type="float">
            <text:p>122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nagh, Miss. Katherine "Katie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35851" calcext:value-type="float">
            <text:p>35851</text:p>
          </table:table-cell>
          <table:table-cell office:value-type="string" calcext:value-type="string">
            <text:p>7.7333</text:p>
          </table:table-cell>
          <table:table-cell office:value-type="string" calcext:value-type="string">
            <text:p>Queenstow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ard, Mr. Hans Kristense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250646" calcext:value-type="float">
            <text:p>2506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ynn, Miss. Mary Agath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35677" calcext:value-type="float">
            <text:p>335677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454" calcext:value-type="float">
            <text:p>454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oldenberg, Mr. Samuel 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7453" calcext:value-type="float">
            <text:p>17453</text:p>
          </table:table-cell>
          <table:table-cell table:style-name="ce1" office:value-type="string" calcext:value-type="string">
            <text:p>89.1042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850" calcext:value-type="float">
            <text:p>85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oldenberg, Mrs. Samuel L (Edwiga Grabowska)</text:p>
          </table:table-cell>
          <table:table-cell table:style-name="ce1" office:value-type="string" calcext:value-type="string">
            <text:p>female</text:p>
          </table:table-cell>
          <table:table-cell table:style-name="ce1"/>
          <table:table-cell table:style-name="ce1" office:value-type="float" office:value="17453" calcext:value-type="float">
            <text:p>17453</text:p>
          </table:table-cell>
          <table:table-cell table:style-name="ce1" office:value-type="string" calcext:value-type="string">
            <text:p>89.1042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97" calcext:value-type="float">
            <text:p>97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oldschmidt, Mr. George B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PC 17754</text:p>
          </table:table-cell>
          <table:table-cell table:style-name="ce1" office:value-type="string" calcext:value-type="string">
            <text:p>34.6542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aster. Frank John William "Franki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363291" calcext:value-type="float">
            <text:p>363291</text:p>
          </table:table-cell>
          <table:table-cell office:value-type="string" calcext:value-type="string">
            <text:p>20.525</text:p>
          </table:table-cell>
          <table:table-cell office:value-type="string" calcext:value-type="string">
            <text:p>Southampton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Frank Joh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363291" calcext:value-type="float">
            <text:p>363291</text:p>
          </table:table-cell>
          <table:table-cell office:value-type="string" calcext:value-type="string">
            <text:p>20.5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Nathan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OTON/O.Q. 3101263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s. Frank John (Emily Alice Brown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363291" calcext:value-type="float">
            <text:p>363291</text:p>
          </table:table-cell>
          <table:table-cell office:value-type="string" calcext:value-type="string">
            <text:p>20.525</text:p>
          </table:table-cell>
          <table:table-cell office:value-type="string" calcext:value-type="string">
            <text:p>Southampton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calves, Mr. Manuel Estansla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OTON/O.Q. 3101306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Harold Victor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 2144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Sidney Leonard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 2144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William Frederick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 2144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Jessie Allis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 2144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Lillian Amy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 2144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Edwar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 2144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Frederick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 2144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s. Frederick (Augusta Tyler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A 2144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1023" calcext:value-type="float">
            <text:p>1023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cie, Col. Archibald IV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13780" calcext:value-type="float">
            <text:p>113780</text:p>
          </table:table-cell>
          <table:table-cell table:style-name="ce1" office:value-type="string" calcext:value-type="string">
            <text:p>28.5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string" calcext:value-type="string">
            <text:p>B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888" calcext:value-type="float">
            <text:p>888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ham, Miss. Margaret Edit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12053" calcext:value-type="float">
            <text:p>11205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333" calcext:value-type="float">
            <text:p>333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ham, Mr. George Edwar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PC 17582</text:p>
          </table:table-cell>
          <table:table-cell table:style-name="ce1" office:value-type="string" calcext:value-type="string">
            <text:p>153.462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269" calcext:value-type="float">
            <text:p>269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ham, Mrs. William Thompson (Edith Junkin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PC 17582</text:p>
          </table:table-cell>
          <table:table-cell table:style-name="ce1" office:value-type="string" calcext:value-type="string">
            <text:p>153.462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1" table:number-columns-repeated="101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, Mr. George Henr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21440" calcext:value-type="float">
            <text:p>21440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berg, Mr. Samue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98" calcext:value-type="float">
            <text:p>98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eenfield, Mr. William Bertram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PC 17759</text:p>
          </table:table-cell>
          <table:table-cell table:style-name="ce1" office:value-type="string" calcext:value-type="string">
            <text:p>63.3583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7" calcext:value-type="float">
            <text:p>7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242" calcext:value-type="float">
            <text:p>1242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eenfield, Mrs. Leo David (Blanche Strouse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PC 17759</text:p>
          </table:table-cell>
          <table:table-cell table:style-name="ce1" office:value-type="string" calcext:value-type="string">
            <text:p>63.3583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7" calcext:value-type="float">
            <text:p>7</text:p>
          </table:table-cell>
          <table:table-cell table:style-name="ce1" table:number-columns-repeated="1010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nnestad, Mr. Daniel Danielse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8471" calcext:value-type="float">
            <text:p>8471</text:p>
          </table:table-cell>
          <table:table-cell office:value-type="string" calcext:value-type="string">
            <text:p>8.36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est, Mr. Robert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76563" calcext:value-type="float">
            <text:p>376563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790" calcext:value-type="float">
            <text:p>790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uggenheim, Mr. Benjam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PC 17593</text:p>
          </table:table-cell>
          <table:table-cell table:style-name="ce1" office:value-type="string" calcext:value-type="string">
            <text:p>79.2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lfred Ossia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7534" calcext:value-type="float">
            <text:p>7534</text:p>
          </table:table-cell>
          <table:table-cell office:value-type="string" calcext:value-type="string">
            <text:p>9.84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nders Vilhelm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3101276" calcext:value-type="float">
            <text:p>3101276</text:p>
          </table:table-cell>
          <table:table-cell office:value-type="string" calcext:value-type="string">
            <text:p>7.9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Johan Birg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3101277" calcext:value-type="float">
            <text:p>3101277</text:p>
          </table:table-cell>
          <table:table-cell office:value-type="string" calcext:value-type="string">
            <text:p>7.9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Karl Gideo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47069" calcext:value-type="float">
            <text:p>347069</text:p>
          </table:table-cell>
          <table:table-cell office:value-type="string" calcext:value-type="string">
            <text:p>7.7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as, Miss. Aloisi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349236" calcext:value-type="float">
            <text:p>349236</text:p>
          </table:table-cell>
          <table:table-cell office:value-type="string" calcext:value-type="string">
            <text:p>8.8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ardon, Miss. Kat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Q/3. 30631</text:p>
          </table:table-cell>
          <table:table-cell office:value-type="string" calcext:value-type="string">
            <text:p>7.7333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Ingvald Olai Ol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65303" calcext:value-type="float">
            <text:p>65303</text:p>
          </table:table-cell>
          <table:table-cell office:value-type="string" calcext:value-type="string">
            <text:p>19.9667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Konrad Mathias Reier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65304" calcext:value-type="float">
            <text:p>65304</text:p>
          </table:table-cell>
          <table:table-cell office:value-type="string" calcext:value-type="string">
            <text:p>19.9667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. Pekka Pietar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ON/O2. 3101279</text:p>
          </table:table-cell>
          <table:table-cell office:value-type="string" calcext:value-type="string">
            <text:p>15.8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s. Pekka Pietari (Elin Matilda Dolck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ON/O2. 3101279</text:p>
          </table:table-cell>
          <table:table-cell office:value-type="string" calcext:value-type="string">
            <text:p>15.8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e, Mr. Reginal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250653" calcext:value-type="float">
            <text:p>25065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aster. Viljo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50649" calcext:value-type="float">
            <text:p>250649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rs. William (Anna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50649" calcext:value-type="float">
            <text:p>250649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pe, Mr. Le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345769" calcext:value-type="float">
            <text:p>345769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na, Mr. Mansou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7.229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Claus Pete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350026" calcext:value-type="float">
            <text:p>350026</text:p>
          </table:table-cell>
          <table:table-cell office:value-type="string" calcext:value-type="string">
            <text:p>14.1083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ik Juu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350025" calcext:value-type="float">
            <text:p>350025</text:p>
          </table:table-cell>
          <table:table-cell office:value-type="string" calcext:value-type="string">
            <text:p>7.8542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y Damsga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350029" calcext:value-type="float">
            <text:p>350029</text:p>
          </table:table-cell>
          <table:table-cell office:value-type="string" calcext:value-type="string">
            <text:p>7.8542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s. Claus Peter (Jennie L Howar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350026" calcext:value-type="float">
            <text:p>350026</text:p>
          </table:table-cell>
          <table:table-cell office:value-type="string" calcext:value-type="string">
            <text:p>14.108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beck, Mr. William H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248746" calcext:value-type="float">
            <text:p>2487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371" calcext:value-type="float">
            <text:p>371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rder, Mr. George Achill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765" calcext:value-type="float">
            <text:p>11765</text:p>
          </table:table-cell>
          <table:table-cell table:style-name="ce1" office:value-type="string" calcext:value-type="string">
            <text:p>55.4417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256" calcext:value-type="float">
            <text:p>125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rder, Mrs. George Achilles (Dorothy Anna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765" calcext:value-type="float">
            <text:p>11765</text:p>
          </table:table-cell>
          <table:table-cell table:style-name="ce1" office:value-type="string" calcext:value-type="string">
            <text:p>55.4417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1" table:number-columns-repeated="101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knett, Miss. Alice Phoebe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W./C. 6609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mer, Mr. Abraham (David Lishin)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374887" calcext:value-type="float">
            <text:p>374887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Southampton</text:p>
          </table:table-cell>
          <table:table-cell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Miss. Annie Jessie "Nina"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646" calcext:value-type="float">
            <text:p>64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rper, Mr. Henry Sleep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PC 17572</text:p>
          </table:table-cell>
          <table:table-cell table:style-name="ce1" office:value-type="string" calcext:value-type="string">
            <text:p>76.7292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rper, Mrs. Henry Sleeper (Myna Haxtu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PC 17572</text:p>
          </table:table-cell>
          <table:table-cell table:style-name="ce1" office:value-type="string" calcext:value-type="string">
            <text:p>76.7292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1" table:number-columns-repeated="1010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Rev.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ngton, Mr. Charles H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13796" calcext:value-type="float">
            <text:p>113796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Southampton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.W./PP 752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63" calcext:value-type="float">
            <text:p>63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rris, Mr. Henry Birkhard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6973" calcext:value-type="float">
            <text:p>36973</text:p>
          </table:table-cell>
          <table:table-cell table:style-name="ce1" office:value-type="string" calcext:value-type="string">
            <text:p>83.47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string" calcext:value-type="string">
            <text:p>D</text:p>
          </table:table-cell>
          <table:table-cell table:style-name="ce1" table:number-columns-repeated="10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Walte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/C 14208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231" calcext:value-type="float">
            <text:p>231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rris, Mrs. Henry Birkhardt (Irene Wallach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973" calcext:value-type="float">
            <text:p>36973</text:p>
          </table:table-cell>
          <table:table-cell table:style-name="ce1" office:value-type="string" calcext:value-type="string">
            <text:p>83.47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264" calcext:value-type="float">
            <text:p>264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rrison, Mr. William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12059" calcext:value-type="float">
            <text:p>1120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iss. Eva Miriam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.C.C. 13529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. Benjami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.C.C. 13529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t, Mr.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94140" calcext:value-type="float">
            <text:p>394140</text:p>
          </table:table-cell>
          <table:table-cell office:value-type="string" calcext:value-type="string">
            <text:p>6.8583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s. Benjamin (Esther Ada Bloomfiel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.C.C. 13529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682" calcext:value-type="float">
            <text:p>682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ssab, Mr. Hamma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PC 17572</text:p>
          </table:table-cell>
          <table:table-cell table:style-name="ce1" office:value-type="string" calcext:value-type="string">
            <text:p>76.7292</text:p>
          </table:table-cell>
          <table:table-cell table:style-name="ce1"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1" table:number-columns-repeated="1010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san, Mr. Houssein G 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18.7875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741" calcext:value-type="float">
            <text:p>741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wksford, Mr. Walter James</text:p>
          </table:table-cell>
          <table:table-cell table:style-name="ce1" office:value-type="string" calcext:value-type="string">
            <text:p>male</text:p>
          </table:table-cell>
          <table:table-cell table:style-name="ce1"/>
          <table:table-cell table:style-name="ce1" office:value-type="float" office:value="16988" calcext:value-type="float">
            <text:p>1698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311" calcext:value-type="float">
            <text:p>311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ys, Miss. Margaret Bechstei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767" calcext:value-type="float">
            <text:p>11767</text:p>
          </table:table-cell>
          <table:table-cell table:style-name="ce1" office:value-type="string" calcext:value-type="string">
            <text:p>83.1583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7" calcext:value-type="float">
            <text:p>7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200" calcext:value-type="float">
            <text:p>1200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ys, Mr. Charles Melvil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2749" calcext:value-type="float">
            <text:p>12749</text:p>
          </table:table-cell>
          <table:table-cell table:style-name="ce1" office:value-type="string" calcext:value-type="string">
            <text:p>93.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821" calcext:value-type="float">
            <text:p>821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ys, Mrs. Charles Melville (Clara Jennings Gregg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2749" calcext:value-type="float">
            <text:p>12749</text:p>
          </table:table-cell>
          <table:table-cell table:style-name="ce1" office:value-type="string" calcext:value-type="string">
            <text:p>93.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107" calcext:value-type="float">
            <text:p>1107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ead, Mr. Christoph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13038" calcext:value-type="float">
            <text:p>113038</text:p>
          </table:table-cell>
          <table:table-cell table:style-name="ce1" office:value-type="string" calcext:value-type="string">
            <text:p>42.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y, Miss. Hanora "Nora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70375" calcext:value-type="float">
            <text:p>370375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dman, Mr. Oskar Arvi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347089" calcext:value-type="float">
            <text:p>347089</text:p>
          </table:table-cell>
          <table:table-cell office:value-type="string" calcext:value-type="string">
            <text:p>6.97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e, Mr. Ling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string" calcext:value-type="string">
            <text:p>56.4958</text:p>
          </table:table-cell>
          <table:table-cell office:value-type="string" calcext:value-type="string">
            <text:p>Southampton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garty, Miss. Hanora "Nor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365226" calcext:value-type="float">
            <text:p>365226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kkinen, Miss. La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ON/O2. 3101282</text:p>
          </table:table-cell>
          <table:table-cell office:value-type="string" calcext:value-type="string">
            <text:p>7.92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ninen, Miss. Wendla Mari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ON/O2. 3101290</text:p>
          </table:table-cell>
          <table:table-cell office:value-type="string" calcext:value-type="string">
            <text:p>7.9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lström, Miss. Hilda Mar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7548" calcext:value-type="float">
            <text:p>7548</text:p>
          </table:table-cell>
          <table:table-cell office:value-type="string" calcext:value-type="string">
            <text:p>8.9625</text:p>
          </table:table-cell>
          <table:table-cell office:value-type="string" calcext:value-type="string">
            <text:p>Southampton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dekovic, Mr. Ignjac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349243" calcext:value-type="float">
            <text:p>349243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iksson, Miss. Jenny Lovis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347086" calcext:value-type="float">
            <text:p>347086</text:p>
          </table:table-cell>
          <table:table-cell office:value-type="string" calcext:value-type="string">
            <text:p>7.7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y, Miss. Deli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82649" calcext:value-type="float">
            <text:p>382649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Alic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Kat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. Samue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s. Samuel (Jane Laver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wlett, Mrs. (Mary D Kingcome) 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office:value-type="float" office:value="248706" calcext:value-type="float">
            <text:p>2487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onard Mar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.O.C. 14879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wis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.O.C. 14879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Stanley George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.O.C. 14879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1038" calcext:value-type="float">
            <text:p>1038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lliard, Mr. Herbert Henry</text:p>
          </table:table-cell>
          <table:table-cell table:style-name="ce1" office:value-type="string" calcext:value-type="string">
            <text:p>male</text:p>
          </table:table-cell>
          <table:table-cell table:style-name="ce1"/>
          <table:table-cell table:style-name="ce1" office:value-type="float" office:value="17463" calcext:value-type="float">
            <text:p>17463</text:p>
          </table:table-cell>
          <table:table-cell table:style-name="ce1" office:value-type="string" calcext:value-type="string">
            <text:p>51.862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ltunen, Miss. Mart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50650" calcext:value-type="float">
            <text:p>2506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1270" calcext:value-type="float">
            <text:p>1270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pkins, Mr. William Edwar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330" calcext:value-type="float">
            <text:p>33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ppach, Miss. Jean Gertrud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1361" calcext:value-type="float">
            <text:p>111361</text:p>
          </table:table-cell>
          <table:table-cell table:style-name="ce1" office:value-type="string" calcext:value-type="string">
            <text:p>57.9792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524" calcext:value-type="float">
            <text:p>524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ppach, Mrs. Louis Albert (Ida Sophia Fischer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11361" calcext:value-type="float">
            <text:p>111361</text:p>
          </table:table-cell>
          <table:table-cell table:style-name="ce1" office:value-type="string" calcext:value-type="string">
            <text:p>57.9792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1" table:number-columns-repeated="10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iss. Hildur 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3101298" calcext:value-type="float">
            <text:p>3101298</text:p>
          </table:table-cell>
          <table:table-cell office:value-type="string" calcext:value-type="string">
            <text:p>12.287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rs. Alexander (Helga E Lindqvist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3101298" calcext:value-type="float">
            <text:p>3101298</text:p>
          </table:table-cell>
          <table:table-cell office:value-type="string" calcext:value-type="string">
            <text:p>12.287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iss. Ellen Nellie""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Richard Georg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9104" calcext:value-type="float">
            <text:p>29104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Samuel James Metcalf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242963" calcext:value-type="float">
            <text:p>24296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s. Elizabeth (Eliza Needs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dges, Mr. Henry Price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250643" calcext:value-type="float">
            <text:p>2506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766" calcext:value-type="float">
            <text:p>76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ogeboom, Mrs. John C (Anna Andrew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3502" calcext:value-type="float">
            <text:p>13502</text:p>
          </table:table-cell>
          <table:table-cell table:style-name="ce1" office:value-type="string" calcext:value-type="string">
            <text:p>77.9583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1" table:number-columns-repeated="101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. Stephe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s. Stephen (Annie Margaret Hi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m, Mr. John Fredrik Alexander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 7075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then, Mr. Johan Marti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 4001</text:p>
          </table:table-cell>
          <table:table-cell office:value-type="string" calcext:value-type="string">
            <text:p>22.5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verson, Mr. Alexander Oska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lverson, Mrs. Alexander Oskar (Mary Aline Towner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er, Mr. Harry ("Mr E Haven")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float" office:value="111426" calcext:value-type="float">
            <text:p>111426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kanen, Miss. Eliin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ON/O2. 3101283</text:p>
          </table:table-cell>
          <table:table-cell office:value-type="string" calcext:value-type="string">
            <text:p>7.9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od, Mr. Ambrose J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.O.C. 14879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gan, Mr. Joh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70377" calcext:value-type="float">
            <text:p>370377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ono, Mr. Masabum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237798" calcext:value-type="float">
            <text:p>2377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ward, Miss. May Elizabeth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. 2. 39186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ward, Mr. Benjamin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24065" calcext:value-type="float">
            <text:p>2406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ward, Mrs. Benjamin (Ellen Truelove Arma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24065" calcext:value-type="float">
            <text:p>2406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225" calcext:value-type="float">
            <text:p>225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oyt, Mr. Frederick Maxfiel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943" calcext:value-type="float">
            <text:p>1994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string" calcext:value-type="string">
            <text:p>D</text:p>
          </table:table-cell>
          <table:table-cell table:style-name="ce1" table:number-columns-repeated="1010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yt, Mr. William Fishe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PC 17600</text:p>
          </table:table-cell>
          <table:table-cell office:value-type="string" calcext:value-type="string">
            <text:p>30.6958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487" calcext:value-type="float">
            <text:p>487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oyt, Mrs. Frederick Maxfield (Jane Anne Forby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9943" calcext:value-type="float">
            <text:p>1994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string" calcext:value-type="string">
            <text:p>D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700" calcext:value-type="float">
            <text:p>700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mblen, Mr. Adolf Mathias Nicolai Olse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48121" calcext:value-type="float">
            <text:p>348121</text:p>
          </table:table-cell>
          <table:table-cell table:style-name="ce1" office:value-type="string" calcext:value-type="string">
            <text:p>7.6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t, Mr. George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CO/W 1585</text:p>
          </table:table-cell>
          <table:table-cell office:value-type="string" calcext:value-type="string">
            <text:p>12.2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man, Mr. Abraham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470" calcext:value-type="float">
            <text:p>3470</text:p>
          </table:table-cell>
          <table:table-cell office:value-type="string" calcext:value-type="string">
            <text:p>7.8875</text:p>
          </table:table-cell>
          <table:table-cell office:value-type="string" calcext:value-type="string">
            <text:p>Southampton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rahim Shawah, Mr. Yousseff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2685" calcext:value-type="float">
            <text:p>2685</text:p>
          </table:table-cell>
          <table:table-cell office:value-type="string" calcext:value-type="string">
            <text:p>7.229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62" calcext:value-type="float">
            <text:p>62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card, Miss. Ameli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3572" calcext:value-type="float">
            <text:p>113572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" table:number-columns-repeated="10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ett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/C 1488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ieff, Mr. Ylio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49220" calcext:value-type="float">
            <text:p>349220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Ida Livij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ON/O2. 3101270</text:p>
          </table:table-cell>
          <table:table-cell office:value-type="string" calcext:value-type="string">
            <text:p>7.9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Pieta Sof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ON/O2. 3101271</text:p>
          </table:table-cell>
          <table:table-cell office:value-type="string" calcext:value-type="string">
            <text:p>7.9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178" calcext:value-type="float">
            <text:p>178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sham, Miss. Ann Elizabet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PC 17595</text:p>
          </table:table-cell>
          <table:table-cell table:style-name="ce1" office:value-type="string" calcext:value-type="string">
            <text:p>28.7125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264" calcext:value-type="float">
            <text:p>1264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smay, Mr. Joseph Bruc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12058" calcext:value-type="float">
            <text:p>1120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anoff, Mr. Kanio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49201" calcext:value-type="float">
            <text:p>349201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. Sidney Samuel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s. Sidney Samuel (Amy Frances Christy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lsevac, Mr. Iv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349240" calcext:value-type="float">
            <text:p>349240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sson, Mr. Carl Olof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350034" calcext:value-type="float">
            <text:p>350034</text:p>
          </table:table-cell>
          <table:table-cell office:value-type="string" calcext:value-type="string">
            <text:p>7.7958</text:p>
          </table:table-cell>
          <table:table-cell office:value-type="string" calcext:value-type="string">
            <text:p>Southampton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rdin, Mr. Jose Neto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SOTON/O.Q. 3101305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rvis, Mr. John Denzil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237565" calcext:value-type="float">
            <text:p>2375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fferys, Mr. Clifford Thoma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.A. 31029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fferys, Mr. Ernest Wilfre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.A. 31029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nkin, Mr. Stephen Curnow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.A. 33111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Hans Ped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350050" calcext:value-type="float">
            <text:p>350050</text:p>
          </table:table-cell>
          <table:table-cell office:value-type="string" calcext:value-type="string">
            <text:p>7.8542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Niels Ped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350047" calcext:value-type="float">
            <text:p>350047</text:p>
          </table:table-cell>
          <table:table-cell office:value-type="string" calcext:value-type="string">
            <text:p>7.8542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Svend Lauritz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350048" calcext:value-type="float">
            <text:p>350048</text:p>
          </table:table-cell>
          <table:table-cell office:value-type="string" calcext:value-type="string">
            <text:p>7.0542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myn, Miss. Anni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4313" calcext:value-type="float">
            <text:p>14313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474" calcext:value-type="float">
            <text:p>474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erwan, Mrs. Amin S (Marie Marthe Thuillard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C/AH Basle 541</text:p>
          </table:table-cell>
          <table:table-cell table:style-name="ce1" office:value-type="string" calcext:value-type="string">
            <text:p>13.7917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11" calcext:value-type="float">
            <text:p>11</text:p>
          </table:table-cell>
          <table:table-cell table:style-name="ce1" table:number-columns-repeated="10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nesen-Bratthammer, Mr. Bernt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65306" calcext:value-type="float">
            <text:p>65306</text:p>
          </table:table-cell>
          <table:table-cell office:value-type="string" calcext:value-type="string">
            <text:p>8.112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on, Mr. Jakob Alfre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3101264" calcext:value-type="float">
            <text:p>3101264</text:p>
          </table:table-cell>
          <table:table-cell office:value-type="string" calcext:value-type="string">
            <text:p>6.4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 Palmquist, Mr. Oskar Leande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347070" calcext:value-type="float">
            <text:p>347070</text:p>
          </table:table-cell>
          <table:table-cell office:value-type="string" calcext:value-type="string">
            <text:p>7.77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Eri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350052" calcext:value-type="float">
            <text:p>350052</text:p>
          </table:table-cell>
          <table:table-cell office:value-type="string" calcext:value-type="string">
            <text:p>7.7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Gustaf Joel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7540" calcext:value-type="float">
            <text:p>7540</text:p>
          </table:table-cell>
          <table:table-cell office:value-type="string" calcext:value-type="string">
            <text:p>8.6542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Karl Joh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347063" calcext:value-type="float">
            <text:p>347063</text:p>
          </table:table-cell>
          <table:table-cell office:value-type="string" calcext:value-type="string">
            <text:p>7.7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Nil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347467" calcext:value-type="float">
            <text:p>347467</text:p>
          </table:table-cell>
          <table:table-cell office:value-type="string" calcext:value-type="string">
            <text:p>7.8542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aster. Harold Theodo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47742" calcext:value-type="float">
            <text:p>347742</text:p>
          </table:table-cell>
          <table:table-cell office:value-type="string" calcext:value-type="string">
            <text:p>11.1333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iss. Eleanor Ileen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string" calcext:value-type="string">
            <text:p>11.1333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Alfre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Malkolm Joackim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347062" calcext:value-type="float">
            <text:p>347062</text:p>
          </table:table-cell>
          <table:table-cell office:value-type="string" calcext:value-type="string">
            <text:p>7.7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William Cahoone J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s. Oscar W (Elisabeth Vilhelmina Berg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347742" calcext:value-type="float">
            <text:p>347742</text:p>
          </table:table-cell>
          <table:table-cell office:value-type="string" calcext:value-type="string">
            <text:p>11.1333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aster. William Arthur Willie""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W./C. 6607</text:p>
          </table:table-cell>
          <table:table-cell office:value-type="string" calcext:value-type="string">
            <text:p>23.4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iss. Catherine Helen "Carrie"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W./C. 6607</text:p>
          </table:table-cell>
          <table:table-cell office:value-type="string" calcext:value-type="string">
            <text:p>23.4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. Andrew G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W./C. 6607</text:p>
          </table:table-cell>
          <table:table-cell office:value-type="string" calcext:value-type="string">
            <text:p>23.4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s. Andrew G (Elizabeth Lily" Watson)"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W./C. 6607</text:p>
          </table:table-cell>
          <table:table-cell office:value-type="string" calcext:value-type="string">
            <text:p>23.4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es, Mr. Charles Cresso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694" calcext:value-type="float">
            <text:p>6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koff, Mr. Lalio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349204" calcext:value-type="float">
            <text:p>349204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Car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350417" calcext:value-type="float">
            <text:p>350417</text:p>
          </table:table-cell>
          <table:table-cell office:value-type="string" calcext:value-type="string">
            <text:p>7.8542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Nils Hilding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350408" calcext:value-type="float">
            <text:p>350408</text:p>
          </table:table-cell>
          <table:table-cell office:value-type="string" calcext:value-type="string">
            <text:p>7.8542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1247" calcext:value-type="float">
            <text:p>1247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lian, Mr. Henry Forb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13044" calcext:value-type="float">
            <text:p>11304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Katriin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4136" calcext:value-type="float">
            <text:p>4136</text:p>
          </table:table-cell>
          <table:table-cell office:value-type="string" calcext:value-type="string">
            <text:p>9.8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Mari Ain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4137" calcext:value-type="float">
            <text:p>4137</text:p>
          </table:table-cell>
          <table:table-cell office:value-type="string" calcext:value-type="string">
            <text:p>9.8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r. Eirii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ON/O 2. 3101286</text:p>
          </table:table-cell>
          <table:table-cell office:value-type="string" calcext:value-type="string">
            <text:p>7.92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lio, Mr. Nikolai Erlan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ON/O 2. 3101274</text:p>
          </table:table-cell>
          <table:table-cell office:value-type="string" calcext:value-type="string">
            <text:p>7.1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vik, Mr. Johannes Halvor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8475" calcext:value-type="float">
            <text:p>8475</text:p>
          </table:table-cell>
          <table:table-cell office:value-type="string" calcext:value-type="string">
            <text:p>8.433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. Sina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s. Sinai (Miriam Ster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aic, Mr. Mil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349246" calcext:value-type="float">
            <text:p>349246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Einar Gervasiu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350053" calcext:value-type="float">
            <text:p>350053</text:p>
          </table:table-cell>
          <table:table-cell office:value-type="string" calcext:value-type="string">
            <text:p>7.7958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Julius Konrad Euge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347465" calcext:value-type="float">
            <text:p>347465</text:p>
          </table:table-cell>
          <table:table-cell office:value-type="string" calcext:value-type="string">
            <text:p>7.8542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Nils August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350060" calcext:value-type="float">
            <text:p>350060</text:p>
          </table:table-cell>
          <table:table-cell office:value-type="string" calcext:value-type="string">
            <text:p>7.520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nes, Mrs. J Frank (Claire Bennett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.C.C. 135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iss. Manc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349256" calcext:value-type="float">
            <text:p>349256</text:p>
          </table:table-cell>
          <table:table-cell office:value-type="string" calcext:value-type="string">
            <text:p>13.4167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r. Franz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349256" calcext:value-type="float">
            <text:p>349256</text:p>
          </table:table-cell>
          <table:table-cell office:value-type="string" calcext:value-type="string">
            <text:p>13.4167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ssem, Mr. Fare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string" calcext:value-type="string">
            <text:p>7.229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avelas, Mr. Vassilios (Catavelas Vassilios")"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2682" calcext:value-type="float">
            <text:p>2682</text:p>
          </table:table-cell>
          <table:table-cell office:value-type="string" calcext:value-type="string">
            <text:p>7.229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304" calcext:value-type="float">
            <text:p>304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eane, Miss. Nora A</text:p>
          </table:table-cell>
          <table:table-cell table:style-name="ce1" office:value-type="string" calcext:value-type="string">
            <text:p>female</text:p>
          </table:table-cell>
          <table:table-cell table:style-name="ce1"/>
          <table:table-cell table:style-name="ce1" office:value-type="float" office:value="226593" calcext:value-type="float">
            <text:p>226593</text:p>
          </table:table-cell>
          <table:table-cell table:style-name="ce1" office:value-type="string" calcext:value-type="string">
            <text:p>12.35</text:p>
          </table:table-cell>
          <table:table-cell table:style-name="ce1" office:value-type="string" calcext:value-type="string">
            <text:p>Q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1" table:number-columns-repeated="1010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ane, Mr. Andrew "Andy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2460" calcext:value-type="float">
            <text:p>12460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r. Danie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float" office:value="233734" calcext:value-type="float">
            <text:p>233734</text:p>
          </table:table-cell>
          <table:table-cell office:value-type="string" calcext:value-type="string">
            <text:p>12.3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efe, Mr. Arthu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23592" calcext:value-type="float">
            <text:p>323592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Southampton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967" calcext:value-type="float">
            <text:p>967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eeping, Mr. Edw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13503" calcext:value-type="float">
            <text:p>113503</text:p>
          </table:table-cell>
          <table:table-cell table:style-name="ce1" office:value-type="string" calcext:value-type="string">
            <text:p>211.5</text:p>
          </table:table-cell>
          <table:table-cell table:style-name="ce1"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Anna Katherine "Annie Kat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9234" calcext:value-type="float">
            <text:p>9234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4312" calcext:value-type="float">
            <text:p>14312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float" office:value="330911" calcext:value-type="float">
            <text:p>330911</text:p>
          </table:table-cell>
          <table:table-cell office:value-type="string" calcext:value-type="string">
            <text:p>7.8292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363592" calcext:value-type="float">
            <text:p>363592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ly, Mrs. Florence "Fannie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223596" calcext:value-type="float">
            <text:p>223596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nnedy, Mr. Joh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68783" calcext:value-type="float">
            <text:p>368783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488" calcext:value-type="float">
            <text:p>488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ent, Mr. Edward Aust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1771" calcext:value-type="float">
            <text:p>11771</text:p>
          </table:table-cell>
          <table:table-cell table:style-name="ce1" office:value-type="string" calcext:value-type="string">
            <text:p>29.7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137" calcext:value-type="float">
            <text:p>1137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enyon, Mr. Frederick 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7464" calcext:value-type="float">
            <text:p>17464</text:p>
          </table:table-cell>
          <table:table-cell table:style-name="ce1" office:value-type="string" calcext:value-type="string">
            <text:p>51.862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458" calcext:value-type="float">
            <text:p>458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enyon, Mrs. Frederick R (Marion)</text:p>
          </table:table-cell>
          <table:table-cell table:style-name="ce1" office:value-type="string" calcext:value-type="string">
            <text:p>female</text:p>
          </table:table-cell>
          <table:table-cell table:style-name="ce1"/>
          <table:table-cell table:style-name="ce1" office:value-type="float" office:value="17464" calcext:value-type="float">
            <text:p>17464</text:p>
          </table:table-cell>
          <table:table-cell table:style-name="ce1" office:value-type="string" calcext:value-type="string">
            <text:p>51.862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1" table:number-columns-repeated="1010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halil, Mr. Betro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string" calcext:value-type="string">
            <text:p>14.454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halil, Mrs. Betros (Zahie Maria" Elias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string" calcext:value-type="string">
            <text:p>14.454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Joh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67227" calcext:value-type="float">
            <text:p>367227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Phili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67229" calcext:value-type="float">
            <text:p>367229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gannon, Mr. Thomas J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6865" calcext:value-type="float">
            <text:p>36865</text:p>
          </table:table-cell>
          <table:table-cell office:value-type="string" calcext:value-type="string">
            <text:p>7.73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622" calcext:value-type="float">
            <text:p>622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mball, Mr. Edwin Nelson J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1753" calcext:value-type="float">
            <text:p>11753</text:p>
          </table:table-cell>
          <table:table-cell table:style-name="ce1" office:value-type="string" calcext:value-type="string">
            <text:p>52.5542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936" calcext:value-type="float">
            <text:p>93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mball, Mrs. Edwin Nelson Jr (Gertrude Parson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1753" calcext:value-type="float">
            <text:p>11753</text:p>
          </table:table-cell>
          <table:table-cell table:style-name="ce1" office:value-type="string" calcext:value-type="string">
            <text:p>52.5542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1" table:number-columns-repeated="1010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iss. Mar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315152" calcext:value-type="float">
            <text:p>315152</text:p>
          </table:table-cell>
          <table:table-cell office:value-type="string" calcext:value-type="string">
            <text:p>8.66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r. Vincenz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315151" calcext:value-type="float">
            <text:p>315151</text:p>
          </table:table-cell>
          <table:table-cell office:value-type="string" calcext:value-type="string">
            <text:p>8.66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iss. Luise Gretche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315153" calcext:value-type="float">
            <text:p>315153</text:p>
          </table:table-cell>
          <table:table-cell office:value-type="string" calcext:value-type="string">
            <text:p>22.02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r. A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315153" calcext:value-type="float">
            <text:p>315153</text:p>
          </table:table-cell>
          <table:table-cell office:value-type="string" calcext:value-type="string">
            <text:p>22.02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rs. Anton (Luise Heilman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315153" calcext:value-type="float">
            <text:p>315153</text:p>
          </table:table-cell>
          <table:table-cell office:value-type="string" calcext:value-type="string">
            <text:p>22.02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rkland, Rev. Charles Leonard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office:value-type="float" office:value="219533" calcext:value-type="float">
            <text:p>219533</text:p>
          </table:table-cell>
          <table:table-cell office:value-type="string" calcext:value-type="string">
            <text:p>12.3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712" calcext:value-type="float">
            <text:p>712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laber, Mr. Herman</text:p>
          </table:table-cell>
          <table:table-cell table:style-name="ce1" office:value-type="string" calcext:value-type="string">
            <text:p>male</text:p>
          </table:table-cell>
          <table:table-cell table:style-name="ce1"/>
          <table:table-cell table:style-name="ce1" office:value-type="float" office:value="113028" calcext:value-type="float">
            <text:p>113028</text:p>
          </table:table-cell>
          <table:table-cell table:style-name="ce1" office:value-type="string" calcext:value-type="string">
            <text:p>26.5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iss. Gertrud Emilia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350405" calcext:value-type="float">
            <text:p>350405</text:p>
          </table:table-cell>
          <table:table-cell office:value-type="string" calcext:value-type="string">
            <text:p>12.183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. Klas Albi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350404" calcext:value-type="float">
            <text:p>350404</text:p>
          </table:table-cell>
          <table:table-cell office:value-type="string" calcext:value-type="string">
            <text:p>7.8542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s. (Hulda Kristina Eugenia Lofqvist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350405" calcext:value-type="float">
            <text:p>350405</text:p>
          </table:table-cell>
          <table:table-cell office:value-type="string" calcext:value-type="string">
            <text:p>12.183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, Mr. Robert J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39855" calcext:value-type="float">
            <text:p>2398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aeff, Mr. Theodo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49253" calcext:value-type="float">
            <text:p>349253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1213" calcext:value-type="float">
            <text:p>1213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rekorian, Mr. Nesha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54" calcext:value-type="float">
            <text:p>2654</text:p>
          </table:table-cell>
          <table:table-cell table:style-name="ce1" office:value-type="string" calcext:value-type="string">
            <text:p>7.2292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1" table:number-columns-repeated="1010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reuchen, Miss. Emilie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24160" calcext:value-type="float">
            <text:p>24160</text:p>
          </table:table-cell>
          <table:table-cell office:value-type="string" calcext:value-type="string">
            <text:p>211.3375</text:p>
          </table:table-cell>
          <table:table-cell office:value-type="string" calcext:value-type="string">
            <text:p>Southampt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villner, Mr. Johan Henrik Johanness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.A. 18723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houd, Mr. Sarki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624" calcext:value-type="float">
            <text:p>2624</text:p>
          </table:table-cell>
          <table:table-cell office:value-type="string" calcext:value-type="string">
            <text:p>7.225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Mrs. William (Anna Sylfve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Rev.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itinen, Miss. Kristina Sofi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4135" calcext:value-type="float">
            <text:p>4135</text:p>
          </table:table-cell>
          <table:table-cell office:value-type="string" calcext:value-type="string">
            <text:p>9.58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leff, Mr. Kristo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49217" calcext:value-type="float">
            <text:p>349217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Ali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string" calcext:value-type="string">
            <text:p>56.4958</text:p>
          </table:table-cell>
          <table:table-cell office:value-type="string" calcext:value-type="string">
            <text:p>Southampton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L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string" calcext:value-type="string">
            <text:p>56.4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mb, Mr. John Joseph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40261" calcext:value-type="float">
            <text:p>240261</text:p>
          </table:table-cell>
          <table:table-cell office:value-type="string" calcext:value-type="string">
            <text:p>10.7083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dergren, Miss. Aurora A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 7077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e, Mr. Pat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g, Mr. Fang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56.4958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Louise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/Paris 2123</text:p>
          </table:table-cell>
          <table:table-cell office:value-type="string" calcext:value-type="string">
            <text:p>41.5792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Simonne Marie Anne Andree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/Paris 2123</text:p>
          </table:table-cell>
          <table:table-cell office:value-type="string" calcext:value-type="string">
            <text:p>41.5792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. Joseph Philippe Lemerci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C/Paris 2123</text:p>
          </table:table-cell>
          <table:table-cell office:value-type="string" calcext:value-type="string">
            <text:p>41.579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s. Joseph (Juliette Marie Louise Lafargu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/Paris 2123</text:p>
          </table:table-cell>
          <table:table-cell office:value-type="string" calcext:value-type="string">
            <text:p>41.5792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August Vikto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7545" calcext:value-type="float">
            <text:p>7545</text:p>
          </table:table-cell>
          <table:table-cell office:value-type="string" calcext:value-type="string">
            <text:p>9.483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Bengt Edvi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347067" calcext:value-type="float">
            <text:p>347067</text:p>
          </table:table-cell>
          <table:table-cell office:value-type="string" calcext:value-type="string">
            <text:p>7.7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-Rondberg, Mr. Edvard 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347065" calcext:value-type="float">
            <text:p>347065</text:p>
          </table:table-cell>
          <table:table-cell office:value-type="string" calcext:value-type="string">
            <text:p>7.7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797" calcext:value-type="float">
            <text:p>797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ader, Dr. Alice (Farnham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7465" calcext:value-type="float">
            <text:p>17465</text:p>
          </table:table-cell>
          <table:table-cell table:style-name="ce1" office:value-type="string" calcext:value-type="string">
            <text:p>25.9292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1" table:number-columns-repeated="101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eni, Mr. Fahim ("Philip Zenni")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7.225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aster. Henry Forbe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4133" calcext:value-type="float">
            <text:p>4133</text:p>
          </table:table-cell>
          <table:table-cell office:value-type="string" calcext:value-type="string">
            <text:p>25.4667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I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4133" calcext:value-type="float">
            <text:p>4133</text:p>
          </table:table-cell>
          <table:table-cell office:value-type="string" calcext:value-type="string">
            <text:p>25.4667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Jeanni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4133" calcext:value-type="float">
            <text:p>4133</text:p>
          </table:table-cell>
          <table:table-cell office:value-type="string" calcext:value-type="string">
            <text:p>25.4667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Mathild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4133" calcext:value-type="float">
            <text:p>4133</text:p>
          </table:table-cell>
          <table:table-cell office:value-type="string" calcext:value-type="string">
            <text:p>25.4667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rs. Frank (France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4133" calcext:value-type="float">
            <text:p>4133</text:p>
          </table:table-cell>
          <table:table-cell office:value-type="string" calcext:value-type="string">
            <text:p>25.4667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hmann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C 17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inonen, Mr. Antti Gustaf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ON/O 2. 3101292</text:p>
          </table:table-cell>
          <table:table-cell office:value-type="string" calcext:value-type="string">
            <text:p>7.9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itch, Miss. Jessie Will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mberopolous, Mr. Peter 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6.4375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517" calcext:value-type="float">
            <text:p>517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emore, Mrs. (Amelia Milley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C.A. 34260</text:p>
          </table:table-cell>
          <table:table-cell table:style-name="ce1" office:value-type="string" calcext:value-type="string">
            <text:p>10.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14" calcext:value-type="float">
            <text:p>14</text:p>
          </table:table-cell>
          <table:table-cell table:style-name="ce1" table:number-columns-repeated="1010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70371" calcext:value-type="float">
            <text:p>370371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r. Deni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70371" calcext:value-type="float">
            <text:p>370371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onard, Mr. Lionel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Roy, Miss. Berth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C 17761</text:p>
          </table:table-cell>
          <table:table-cell office:value-type="string" calcext:value-type="string">
            <text:p>106.425</text:p>
          </table:table-cell>
          <table:table-cell office:value-type="string" calcext:value-type="string">
            <text:p>Cherbou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ter, Mr. Jame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/4 48871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738" calcext:value-type="float">
            <text:p>738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surer, Mr. Gustave J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PC 17755</text:p>
          </table:table-cell>
          <table:table-cell table:style-name="ce1" office:value-type="string" calcext:value-type="string">
            <text:p>512.3292</text:p>
          </table:table-cell>
          <table:table-cell table:style-name="ce1"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293" calcext:value-type="float">
            <text:p>293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evy, Mr. Rene Jacqu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SC/Paris 2163</text:p>
          </table:table-cell>
          <table:table-cell table:style-name="ce1" office:value-type="string" calcext:value-type="string">
            <text:p>12.875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wy, Mr. Ervin G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PC 17612</text:p>
          </table:table-cell>
          <table:table-cell office:value-type="string" calcext:value-type="string">
            <text:p>27.7208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yson, Mr. Robert William Norm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.A. 29566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evens, Mr. Rene Ai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345781" calcext:value-type="float">
            <text:p>345781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ahl, Miss. Agda Thorilda Viktor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347071" calcext:value-type="float">
            <text:p>347071</text:p>
          </table:table-cell>
          <table:table-cell office:value-type="string" calcext:value-type="string">
            <text:p>7.7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blom, Miss. Augusta Charlotta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347073" calcext:value-type="float">
            <text:p>347073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deberg-Lind, Mr. Erik Gustaf (Mr Edward Lingrey")"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7475" calcext:value-type="float">
            <text:p>17475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. Edvard Bengts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349910" calcext:value-type="float">
            <text:p>349910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Southampton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s. Edvard Bengtsson (Elin Gerda Persson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49910" calcext:value-type="float">
            <text:p>349910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Southampton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qvist, Mr. Eino William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ON/O 2. 3101285</text:p>
          </table:table-cell>
          <table:table-cell office:value-type="string" calcext:value-type="string">
            <text:p>7.92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dstrom, Mrs. Carl Johan (Sigrid Posse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office:value-type="float" office:value="112377" calcext:value-type="float">
            <text:p>112377</text:p>
          </table:table-cell>
          <table:table-cell office:value-type="string" calcext:value-type="string">
            <text:p>27.7208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han, Mr. Michael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30971" calcext:value-type="float">
            <text:p>330971</text:p>
          </table:table-cell>
          <table:table-cell office:value-type="string" calcext:value-type="string">
            <text:p>7.8792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854" calcext:value-type="float">
            <text:p>854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ines, Miss. Mary Conove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C 17592</text:p>
          </table:table-cell>
          <table:table-cell table:style-name="ce1" office:value-type="string" calcext:value-type="string">
            <text:p>39.4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9" calcext:value-type="float">
            <text:p>9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283" calcext:value-type="float">
            <text:p>1283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ines, Mrs. Ernest H (Elizabeth Lindsey Jame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PC 17592</text:p>
          </table:table-cell>
          <table:table-cell table:style-name="ce1" office:value-type="string" calcext:value-type="string">
            <text:p>39.4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9" calcext:value-type="float">
            <text:p>9</text:p>
          </table:table-cell>
          <table:table-cell table:style-name="ce1" table:number-columns-repeated="10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g, Mr. Le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56.4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gane, Mr. Joh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235509" calcext:value-type="float">
            <text:p>235509</text:p>
          </table:table-cell>
          <table:table-cell office:value-type="string" calcext:value-type="string">
            <text:p>12.3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hman, Mr. Simon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S.O./P.P. 251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. William Arthu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/5. 3336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s. William Arthur (Cordelia K Stanlick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/5. 3336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kyer, Mr. Edwar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222" calcext:value-type="float">
            <text:p>1222</text:p>
          </table:table-cell>
          <table:table-cell office:value-type="string" calcext:value-type="string">
            <text:p>7.8792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783" calcext:value-type="float">
            <text:p>783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ng, Mr. Milton Clyd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13501" calcext:value-type="float">
            <text:p>11350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628" calcext:value-type="float">
            <text:p>628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ngley, Miss. Gretchen Fisk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502" calcext:value-type="float">
            <text:p>13502</text:p>
          </table:table-cell>
          <table:table-cell table:style-name="ce1" office:value-type="string" calcext:value-type="string">
            <text:p>77.9583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1" table:number-columns-repeated="1010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ing, Mr. Joseph Hollan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13801" calcext:value-type="float">
            <text:p>113801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. Charles Alexander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s. Charles Alexander (Alice Adelaide Slow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vell, Mr. John Hall ("Henry")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/5 21173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ic, Mr. Nikol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315098" calcext:value-type="float">
            <text:p>315098</text:p>
          </table:table-cell>
          <table:table-cell office:value-type="string" calcext:value-type="string">
            <text:p>8.662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ahl, Mr. Johan Svensson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347743" calcext:value-type="float">
            <text:p>347743</text:p>
          </table:table-cell>
          <table:table-cell office:value-type="string" calcext:value-type="string">
            <text:p>7.0542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in, Miss. Olga Elid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347469" calcext:value-type="float">
            <text:p>347469</text:p>
          </table:table-cell>
          <table:table-cell office:value-type="string" calcext:value-type="string">
            <text:p>7.8542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strom, Mr. Thure Edv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350403" calcext:value-type="float">
            <text:p>350403</text:p>
          </table:table-cell>
          <table:table-cell office:value-type="string" calcext:value-type="string">
            <text:p>7.5792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196" calcext:value-type="float">
            <text:p>19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urette, Miss. Elis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PC 17569</text:p>
          </table:table-cell>
          <table:table-cell table:style-name="ce1" office:value-type="string" calcext:value-type="string">
            <text:p>146.5208</text:p>
          </table:table-cell>
          <table:table-cell table:style-name="ce1"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" table:number-columns-repeated="1010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takoff, Mr. Stanko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49235" calcext:value-type="float">
            <text:p>349235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773" calcext:value-type="float">
            <text:p>773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ck, Mrs. (Mary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S.O./P.P. 3</text:p>
          </table:table-cell>
          <table:table-cell table:style-name="ce1" office:value-type="string" calcext:value-type="string">
            <text:p>10.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Kay, Mr. George William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.A. 42795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igan, Miss. Margaret "Maggi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70370" calcext:value-type="float">
            <text:p>370370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690" calcext:value-type="float">
            <text:p>69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dill, Miss. Georgette Alexandr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4160" calcext:value-type="float">
            <text:p>24160</text:p>
          </table:table-cell>
          <table:table-cell table:style-name="ce1" office:value-type="string" calcext:value-type="string">
            <text:p>211.337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style-name="ce1" table:number-columns-repeated="10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sen, Mr. Fridtjof Arn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 17369</text:p>
          </table:table-cell>
          <table:table-cell office:value-type="string" calcext:value-type="string">
            <text:p>7.1417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enpaa, Mr. Matti Alexanter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ON/O 2. 3101275</text:p>
          </table:table-cell>
          <table:table-cell office:value-type="string" calcext:value-type="string">
            <text:p>7.1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1227" calcext:value-type="float">
            <text:p>1227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guire, Mr. John Edwar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10469" calcext:value-type="float">
            <text:p>11046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hon, Miss. Bridget Deli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30924" calcext:value-type="float">
            <text:p>330924</text:p>
          </table:table-cell>
          <table:table-cell office:value-type="string" calcext:value-type="string">
            <text:p>7.8792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hon, Mr. John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AQ/4 3130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505" calcext:value-type="float">
            <text:p>505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ioni, Miss. Robert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0152" calcext:value-type="float">
            <text:p>110152</text:p>
          </table:table-cell>
          <table:table-cell table:style-name="ce1" office:value-type="string" calcext:value-type="string">
            <text:p>86.5</text:p>
          </table:table-cell>
          <table:table-cell table:style-name="ce1" office:value-type="string" calcext:value-type="string">
            <text:p>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1" table:number-columns-repeated="10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sner, Mr. Simon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A/S 2816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kinen, Mr. Kalle Edv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TON/O 2. 3101268</text:p>
          </table:table-cell>
          <table:table-cell office:value-type="string" calcext:value-type="string">
            <text:p>7.9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1193" calcext:value-type="float">
            <text:p>1193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achard, Mr. Noel</text:p>
          </table:table-cell>
          <table:table-cell table:style-name="ce1" office:value-type="string" calcext:value-type="string">
            <text:p>male</text:p>
          </table:table-cell>
          <table:table-cell table:style-name="ce1"/>
          <table:table-cell table:style-name="ce1" office:value-type="float" office:value="237735" calcext:value-type="float">
            <text:p>237735</text:p>
          </table:table-cell>
          <table:table-cell table:style-name="ce1" office:value-type="string" calcext:value-type="string">
            <text:p>15.0458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aster. Andre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string" calcext:value-type="string">
            <text:p>37.0042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. Albert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.C./PARIS 2079</text:p>
          </table:table-cell>
          <table:table-cell office:value-type="string" calcext:value-type="string">
            <text:p>37.004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s. Albert (Antoinette Mag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.C./PARIS 2079</text:p>
          </table:table-cell>
          <table:table-cell office:value-type="string" calcext:value-type="string">
            <text:p>37.0042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mee, Mr. Hanna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677" calcext:value-type="float">
            <text:p>2677</text:p>
          </table:table-cell>
          <table:table-cell office:value-type="string" calcext:value-type="string">
            <text:p>7.2292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gan, Miss. Mary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364850" calcext:value-type="float">
            <text:p>364850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giavacchi, Mr. Serafino Emilio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SC/A.3 2861</text:p>
          </table:table-cell>
          <table:table-cell office:value-type="string" calcext:value-type="string">
            <text:p>15.579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nion, Miss. Margareth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6866" calcext:value-type="float">
            <text:p>36866</text:p>
          </table:table-cell>
          <table:table-cell office:value-type="string" calcext:value-type="string">
            <text:p>7.7375</text:p>
          </table:table-cell>
          <table:table-cell office:value-type="string" calcext:value-type="string">
            <text:p>Queenstow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1180" calcext:value-type="float">
            <text:p>1180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rdirosian, Mr. Sarkis</text:p>
          </table:table-cell>
          <table:table-cell table:style-name="ce1" office:value-type="string" calcext:value-type="string">
            <text:p>male</text:p>
          </table:table-cell>
          <table:table-cell table:style-name="ce1"/>
          <table:table-cell table:style-name="ce1" office:value-type="float" office:value="2655" calcext:value-type="float">
            <text:p>2655</text:p>
          </table:table-cell>
          <table:table-cell table:style-name="ce1" office:value-type="string" calcext:value-type="string">
            <text:p>7.2292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840" calcext:value-type="float">
            <text:p>84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réchal, Mr. Pierre</text:p>
          </table:table-cell>
          <table:table-cell table:style-name="ce1" office:value-type="string" calcext:value-type="string">
            <text:p>male</text:p>
          </table:table-cell>
          <table:table-cell table:style-name="ce1"/>
          <table:table-cell table:style-name="ce1" office:value-type="float" office:value="11774" calcext:value-type="float">
            <text:p>11774</text:p>
          </table:table-cell>
          <table:table-cell table:style-name="ce1" office:value-type="string" calcext:value-type="string">
            <text:p>29.7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7" calcext:value-type="float">
            <text:p>7</text:p>
          </table:table-cell>
          <table:table-cell table:style-name="ce1" table:number-columns-repeated="1010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off, Mr. Mari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float" office:value="349213" calcext:value-type="float">
            <text:p>349213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un, Mr. Johan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349257" calcext:value-type="float">
            <text:p>349257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749" calcext:value-type="float">
            <text:p>749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rvin, Mr. Daniel Warn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13773" calcext:value-type="float">
            <text:p>113773</text:p>
          </table:table-cell>
          <table:table-cell table:style-name="ce1" office:value-type="string" calcext:value-type="string">
            <text:p>53.1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074" calcext:value-type="float">
            <text:p>1074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rvin, Mrs. Daniel Warner (Mary Graham Carmichael Farquars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3773" calcext:value-type="float">
            <text:p>113773</text:p>
          </table:table-cell>
          <table:table-cell table:style-name="ce1" office:value-type="string" calcext:value-type="string">
            <text:p>53.1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1"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elmani, Mrs. Fatim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649" calcext:value-type="float">
            <text:p>2649</text:p>
          </table:table-cell>
          <table:table-cell office:value-type="string" calcext:value-type="string">
            <text:p>7.225</text:p>
          </table:table-cell>
          <table:table-cell office:value-type="string" calcext:value-type="string">
            <text:p>Cherbourg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inoff, Mr. Nicola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49255" calcext:value-type="float">
            <text:p>349255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thews, Mr. William Joh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28228" calcext:value-type="float">
            <text:p>282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bery, Mr. Frank Hubert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239059" calcext:value-type="float">
            <text:p>23905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711" calcext:value-type="float">
            <text:p>711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yne, Mlle. Berthe Antonine ("Mrs de Villiers"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PC 17482</text:p>
          </table:table-cell>
          <table:table-cell table:style-name="ce1" office:value-type="string" calcext:value-type="string">
            <text:p>49.5042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162" calcext:value-type="float">
            <text:p>1162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cCaffry, Mr. Thomas Franci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3050" calcext:value-type="float">
            <text:p>13050</text:p>
          </table:table-cell>
          <table:table-cell table:style-name="ce1" office:value-type="string" calcext:value-type="string">
            <text:p>75.2417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arthy, Miss. Catherine Katie"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83123" calcext:value-type="float">
            <text:p>383123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cCarthy, Mr. Timothy J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7463" calcext:value-type="float">
            <text:p>17463</text:p>
          </table:table-cell>
          <table:table-cell table:style-name="ce1" office:value-type="string" calcext:value-type="string">
            <text:p>51.862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rmack, Mr. Thomas Joseph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67228" calcext:value-type="float">
            <text:p>367228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gne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67226" calcext:value-type="float">
            <text:p>367226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Queenstow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lici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67226" calcext:value-type="float">
            <text:p>367226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Queenstow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r. Bernar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67226" calcext:value-type="float">
            <text:p>367226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Queenstow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Crae, Mr. Arthur Gordo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237216" calcext:value-type="float">
            <text:p>237216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Crie, Mr. James Matthew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233478" calcext:value-type="float">
            <text:p>23347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Dermott, Miss. Brigdet Deli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30932" calcext:value-type="float">
            <text:p>330932</text:p>
          </table:table-cell>
          <table:table-cell office:value-type="string" calcext:value-type="string">
            <text:p>7.7875</text:p>
          </table:table-cell>
          <table:table-cell office:value-type="string" calcext:value-type="string">
            <text:p>Queenstow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Evoy, Mr. Michael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6568" calcext:value-type="float">
            <text:p>36568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513" calcext:value-type="float">
            <text:p>513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cGough, Mr. James Robe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PC 17473</text:p>
          </table:table-cell>
          <table:table-cell table:style-name="ce1" office:value-type="string" calcext:value-type="string">
            <text:p>26.287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7" calcext:value-type="float">
            <text:p>7</text:p>
          </table:table-cell>
          <table:table-cell table:style-name="ce1" table:number-columns-repeated="101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vern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30931" calcext:value-type="float">
            <text:p>330931</text:p>
          </table:table-cell>
          <table:table-cell office:value-type="string" calcext:value-type="string">
            <text:p>7.8792</text:p>
          </table:table-cell>
          <table:table-cell office:value-type="string" calcext:value-type="string">
            <text:p>Queenstow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Anna "Anni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330923" calcext:value-type="float">
            <text:p>330923</text:p>
          </table:table-cell>
          <table:table-cell office:value-type="string" calcext:value-type="string">
            <text:p>8.0292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Katherin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9232" calcext:value-type="float">
            <text:p>9232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Kane, Mr. Peter David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Mahon, Mr. Marti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70372" calcext:value-type="float">
            <text:p>370372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. Nea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376566" calcext:value-type="float">
            <text:p>376566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s. Neal (Eileen O'Leary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376566" calcext:value-type="float">
            <text:p>376566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eill, Miss. Bridget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70368" calcext:value-type="float">
            <text:p>370368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nwell, Miss. (Marion Ogden)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SOTON/O.Q. 392087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k, Mrs. Thomas (Annie Louise Rowley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43095" calcext:value-type="float">
            <text:p>343095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iss. Madeleine Violet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250644" calcext:value-type="float">
            <text:p>250644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rs. (Elizabeth Anne Maidment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250644" calcext:value-type="float">
            <text:p>250644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ors, Mr. William Joh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W/PP 751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Southampton</text:p>
          </table:table-cell>
          <table:table-cell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o, Mr. Alfonzo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.5. 11206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nagh, Mr. Robert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68703" calcext:value-type="float">
            <text:p>368703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yer, Mr. August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248723" calcext:value-type="float">
            <text:p>2487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yer, Mr. Edgar Josep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C 17604</text:p>
          </table:table-cell>
          <table:table-cell office:value-type="string" calcext:value-type="string">
            <text:p>82.1708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yer, Mrs. Edgar Joseph (Leila Saks)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PC 17604</text:p>
          </table:table-cell>
          <table:table-cell office:value-type="string" calcext:value-type="string">
            <text:p>82.1708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dtsjo, Mr. Karl Albert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345501" calcext:value-type="float">
            <text:p>345501</text:p>
          </table:table-cell>
          <table:table-cell office:value-type="string" calcext:value-type="string">
            <text:p>7.77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les, Mr. Fran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59306" calcext:value-type="float">
            <text:p>359306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457" calcext:value-type="float">
            <text:p>457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llet, Mr. Francis Davi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3509" calcext:value-type="float">
            <text:p>13509</text:p>
          </table:table-cell>
          <table:table-cell table:style-name="ce1" office:value-type="string" calcext:value-type="string">
            <text:p>26.5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ling, Mr. Jacob Christia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234360" calcext:value-type="float">
            <text:p>2343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246" calcext:value-type="float">
            <text:p>246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nahan, Dr. William Edwar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9928" calcext:value-type="float">
            <text:p>1992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Q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413" calcext:value-type="float">
            <text:p>413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nahan, Miss. Daisy 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9928" calcext:value-type="float">
            <text:p>1992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Q</text:p>
          </table:table-cell>
          <table:table-cell table:style-name="ce5"/>
          <table:table-cell table:style-name="ce4" office:value-type="float" office:value="14" calcext:value-type="float">
            <text:p>14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303" calcext:value-type="float">
            <text:p>1303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nahan, Mrs. William Edward (Lillian E Thorpe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9928" calcext:value-type="float">
            <text:p>1992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Q</text:p>
          </table:table-cell>
          <table:table-cell table:style-name="ce5"/>
          <table:table-cell table:style-name="ce4" office:value-type="float" office:value="14" calcext:value-type="float">
            <text:p>14</text:p>
          </table:table-cell>
          <table:table-cell table:style-name="ce1" table:number-columns-repeated="10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eff, Mr. Iv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349233" calcext:value-type="float">
            <text:p>349233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koff, Mr. Laz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349211" calcext:value-type="float">
            <text:p>349211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onoff, Mr. Stoytch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349207" calcext:value-type="float">
            <text:p>349207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chell, Mr. Henry Michael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.A. 2458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tkoff, Mr. Mito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49221" calcext:value-type="float">
            <text:p>349221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926" calcext:value-type="float">
            <text:p>92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ck, Mr. Philipp Edmun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236" calcext:value-type="float">
            <text:p>13236</text:p>
          </table:table-cell>
          <table:table-cell table:style-name="ce1" office:value-type="string" calcext:value-type="string">
            <text:p>57.75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11" calcext:value-type="float">
            <text:p>11</text:p>
          </table:table-cell>
          <table:table-cell table:style-name="ce1" table:number-columns-repeated="10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ckler, Miss. Helen Mary "Elli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30980" calcext:value-type="float">
            <text:p>330980</text:p>
          </table:table-cell>
          <table:table-cell office:value-type="string" calcext:value-type="string">
            <text:p>7.8792</text:p>
          </table:table-cell>
          <table:table-cell office:value-type="string" calcext:value-type="string">
            <text:p>Queenstow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76" calcext:value-type="float">
            <text:p>76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en, Mr. Sigurd Hanse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48123" calcext:value-type="float">
            <text:p>348123</text:p>
          </table:table-cell>
          <table:table-cell table:style-name="ce1" office:value-type="string" calcext:value-type="string">
            <text:p>7.6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493" calcext:value-type="float">
            <text:p>493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lson, Mr. Harry Marklan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13787" calcext:value-type="float">
            <text:p>113787</text:p>
          </table:table-cell>
          <table:table-cell table:style-name="ce1" office:value-type="string" calcext:value-type="string">
            <text:p>30.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vila, Rev. Juoza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211536" calcext:value-type="float">
            <text:p>2115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752" calcext:value-type="float">
            <text:p>752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or, Master. Mei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92096" calcext:value-type="float">
            <text:p>392096</text:p>
          </table:table-cell>
          <table:table-cell table:style-name="ce1" office:value-type="string" calcext:value-type="string">
            <text:p>12.47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14" calcext:value-type="float">
            <text:p>14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824" calcext:value-type="float">
            <text:p>824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or, Mrs. (Beila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92096" calcext:value-type="float">
            <text:p>392096</text:p>
          </table:table-cell>
          <table:table-cell table:style-name="ce1" office:value-type="string" calcext:value-type="string">
            <text:p>12.47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14" calcext:value-type="float">
            <text:p>14</text:p>
          </table:table-cell>
          <table:table-cell table:style-name="ce1" table:number-columns-repeated="1010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ore, Mr. Clarence Bloomfield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113796" calcext:value-type="float">
            <text:p>113796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e, Mr. Leonard Charles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A4. 54510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iss. Berth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71110" calcext:value-type="float">
            <text:p>371110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Queenstow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Daniel J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71110" calcext:value-type="float">
            <text:p>371110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Jame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30877" calcext:value-type="float">
            <text:p>330877</text:p>
          </table:table-cell>
          <table:table-cell office:value-type="string" calcext:value-type="string">
            <text:p>8.4583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aweck, Dr. Ernest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29011" calcext:value-type="float">
            <text:p>29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ley, Mr. Henry Samuel ("Mr Henry Marshall")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ley, Mr. William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364506" calcext:value-type="float">
            <text:p>364506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row, Mr. Thomas Rowa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72622" calcext:value-type="float">
            <text:p>372622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s, Mr. Albert Joha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12991" calcext:value-type="float">
            <text:p>312991</text:p>
          </table:table-cell>
          <table:table-cell office:value-type="string" calcext:value-type="string">
            <text:p>7.775</text:p>
          </table:table-cell>
          <table:table-cell office:value-type="string" calcext:value-type="string">
            <text:p>Southampton</text:p>
          </table:table-cell>
          <table:table-cell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Gerio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661" calcext:value-type="float">
            <text:p>2661</text:p>
          </table:table-cell>
          <table:table-cell office:value-type="string" calcext:value-type="string">
            <text:p>15.2458</text:p>
          </table:table-cell>
          <table:table-cell office:value-type="string" calcext:value-type="string">
            <text:p>Cherbourg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Halim Gonios ("William George")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661" calcext:value-type="float">
            <text:p>2661</text:p>
          </table:table-cell>
          <table:table-cell office:value-type="string" calcext:value-type="string">
            <text:p>15.2458</text:p>
          </table:table-cell>
          <table:table-cell office:value-type="string" calcext:value-type="string">
            <text:p>Cherbourg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rs. George (Omine Amenia" Alexander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661" calcext:value-type="float">
            <text:p>2661</text:p>
          </table:table-cell>
          <table:table-cell office:value-type="string" calcext:value-type="string">
            <text:p>15.2458</text:p>
          </table:table-cell>
          <table:table-cell office:value-type="string" calcext:value-type="string">
            <text:p>Cherbourg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sa, Mrs. (Mantoura Boulo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626" calcext:value-type="float">
            <text:p>2626</text:p>
          </table:table-cell>
          <table:table-cell office:value-type="string" calcext:value-type="string">
            <text:p>7.229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tal, Mr. Rahamin Haim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74746" calcext:value-type="float">
            <text:p>374746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dd, Mr. Thomas Charle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.O./P.P. 3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lens, Miss. Katherine "Kati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5852" calcext:value-type="float">
            <text:p>35852</text:p>
          </table:table-cell>
          <table:table-cell office:value-type="string" calcext:value-type="string">
            <text:p>7.7333</text:p>
          </table:table-cell>
          <table:table-cell office:value-type="string" calcext:value-type="string">
            <text:p>Queenstow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vihill, Miss. Bertha 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382653" calcext:value-type="float">
            <text:p>382653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dlin, Mr. Joseph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A./5. 3235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Katherine "Kat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67230" calcext:value-type="float">
            <text:p>36723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Queenstow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Margaret Ja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67230" calcext:value-type="float">
            <text:p>36723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Queenstow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Nor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6568" calcext:value-type="float">
            <text:p>36568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Queenstow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hrman, Mr. Pehr Fabian Oliver Malkol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347078" calcext:value-type="float">
            <text:p>347078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les, Mr. Thomas Franci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office:value-type="float" office:value="240276" calcext:value-type="float">
            <text:p>240276</text:p>
          </table:table-cell>
          <table:table-cell office:value-type="string" calcext:value-type="string">
            <text:p>9.68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denoff, Mr. Pe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349206" calcext:value-type="float">
            <text:p>349206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jib, Miss. Adele Kiamie "Jan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2667" calcext:value-type="float">
            <text:p>2667</text:p>
          </table:table-cell>
          <table:table-cell office:value-type="string" calcext:value-type="string">
            <text:p>7.225</text:p>
          </table:table-cell>
          <table:table-cell office:value-type="string" calcext:value-type="string">
            <text:p>Cherbourg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iss. Maria ("Mary")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15.7417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. Sah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15.7417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s. Said (Waika Mary" Mowad)"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15.7417</text:p>
          </table:table-cell>
          <table:table-cell office:value-type="string" calcext:value-type="string">
            <text:p>Cherbourg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carrow, Mr. William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./5. 3338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koff, Mr. Minko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49218" calcext:value-type="float">
            <text:p>349218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sr, Mr. Mustafa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652" calcext:value-type="float">
            <text:p>2652</text:p>
          </table:table-cell>
          <table:table-cell office:value-type="string" calcext:value-type="string">
            <text:p>7.229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. Nicholas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237736" calcext:value-type="float">
            <text:p>237736</text:p>
          </table:table-cell>
          <table:table-cell office:value-type="string" calcext:value-type="string">
            <text:p>30.0708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s. Nicholas (Adele Achem)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237736" calcext:value-type="float">
            <text:p>237736</text:p>
          </table:table-cell>
          <table:table-cell office:value-type="string" calcext:value-type="string">
            <text:p>30.0708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274" calcext:value-type="float">
            <text:p>274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sch, Mr. Charles 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PC 17596</text:p>
          </table:table-cell>
          <table:table-cell table:style-name="ce1" office:value-type="string" calcext:value-type="string">
            <text:p>29.7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ughton, Miss. Hannah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65237" calcext:value-type="float">
            <text:p>365237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341" calcext:value-type="float">
            <text:p>341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avratil, Master. Edmond Rog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0080" calcext:value-type="float">
            <text:p>23008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string" calcext:value-type="string">
            <text:p>D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94" calcext:value-type="float">
            <text:p>194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avratil, Master. Michel M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0080" calcext:value-type="float">
            <text:p>23008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string" calcext:value-type="string">
            <text:p>D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49" calcext:value-type="float">
            <text:p>149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avratil, Mr. Michel ("Louis M Hoffman")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30080" calcext:value-type="float">
            <text:p>23008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nkoff, Mr. Christo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49234" calcext:value-type="float">
            <text:p>349234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1214" calcext:value-type="float">
            <text:p>1214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esson, Mr. Isra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4368" calcext:value-type="float">
            <text:p>24436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216" calcext:value-type="float">
            <text:p>21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ewell, Miss. Madelein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5273" calcext:value-type="float">
            <text:p>35273</text:p>
          </table:table-cell>
          <table:table-cell table:style-name="ce1" office:value-type="string" calcext:value-type="string">
            <text:p>113.275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394" calcext:value-type="float">
            <text:p>394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ewell, Miss. Marjori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5273" calcext:value-type="float">
            <text:p>35273</text:p>
          </table:table-cell>
          <table:table-cell table:style-name="ce1" office:value-type="string" calcext:value-type="string">
            <text:p>113.275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660" calcext:value-type="float">
            <text:p>660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ewell, Mr. Arthur Webst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5273" calcext:value-type="float">
            <text:p>35273</text:p>
          </table:table-cell>
          <table:table-cell table:style-name="ce1" office:value-type="string" calcext:value-type="string">
            <text:p>113.275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37" calcext:value-type="float">
            <text:p>137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ewsom, Miss. Helen Monypen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1752" calcext:value-type="float">
            <text:p>11752</text:p>
          </table:table-cell>
          <table:table-cell table:style-name="ce1" office:value-type="string" calcext:value-type="string">
            <text:p>26.2833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1" table:number-columns-repeated="101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holls, Mr. Joseph Charl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.A. 33112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holson, Mr. Arthur Ernest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693" calcext:value-type="float">
            <text:p>69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aster. Elias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11.2417</text:p>
          </table:table-cell>
          <table:table-cell office:value-type="string" calcext:value-type="string">
            <text:p>Cherbourg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iss. Jamil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11.2417</text:p>
          </table:table-cell>
          <table:table-cell office:value-type="string" calcext:value-type="string">
            <text:p>Cherbourg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eminen, Miss. Manta Josefina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3101297" calcext:value-type="float">
            <text:p>3101297</text:p>
          </table:table-cell>
          <table:table-cell office:value-type="string" calcext:value-type="string">
            <text:p>7.9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klasson, Mr. Samu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363611" calcext:value-type="float">
            <text:p>363611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Berta Oliv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347066" calcext:value-type="float">
            <text:p>347066</text:p>
          </table:table-cell>
          <table:table-cell office:value-type="string" calcext:value-type="string">
            <text:p>7.775</text:p>
          </table:table-cell>
          <table:table-cell office:value-type="string" calcext:value-type="string">
            <text:p>Southampton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Helmina Josef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347470" calcext:value-type="float">
            <text:p>347470</text:p>
          </table:table-cell>
          <table:table-cell office:value-type="string" calcext:value-type="string">
            <text:p>7.8542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r. August Ferdin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350410" calcext:value-type="float">
            <text:p>350410</text:p>
          </table:table-cell>
          <table:table-cell office:value-type="string" calcext:value-type="string">
            <text:p>7.8542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rva, Mr. Iisakki Antino Aijo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OTON/O2 3101272</text:p>
          </table:table-cell>
          <table:table-cell office:value-type="string" calcext:value-type="string">
            <text:p>7.1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skänen, Mr. Juh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TON/O 2. 3101289</text:p>
          </table:table-cell>
          <table:table-cell office:value-type="string" calcext:value-type="string">
            <text:p>7.92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n, Mr. Robert Dougla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218629" calcext:value-type="float">
            <text:p>218629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sworthy, Mr. Richard Cate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/4. 39886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1297" calcext:value-type="float">
            <text:p>1297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urney, Mr. Alfred (Baron von Drachstedt")"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C/PARIS 2166</text:p>
          </table:table-cell>
          <table:table-cell table:style-name="ce1" office:value-type="string" calcext:value-type="string">
            <text:p>13.8625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7" calcext:value-type="float">
            <text:p>7</text:p>
          </table:table-cell>
          <table:table-cell table:style-name="ce1" table:number-columns-repeated="10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el, Mr. Mansoue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7.229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67" calcext:value-type="float">
            <text:p>67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ye, Mrs. (Elizabeth Ramell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C.A. 29395</text:p>
          </table:table-cell>
          <table:table-cell table:style-name="ce1" office:value-type="string" calcext:value-type="string">
            <text:p>10.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11" calcext:value-type="float">
            <text:p>11</text:p>
          </table:table-cell>
          <table:table-cell table:style-name="ce1" table:number-columns-repeated="101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ten, Miss. Ann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347081" calcext:value-type="float">
            <text:p>347081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veen, Mr. Johan Hanse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345364" calcext:value-type="float">
            <text:p>345364</text:p>
          </table:table-cell>
          <table:table-cell office:value-type="string" calcext:value-type="string">
            <text:p>6.23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hom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70365" calcext:value-type="float">
            <text:p>37036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imoth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30979" calcext:value-type="float">
            <text:p>330979</text:p>
          </table:table-cell>
          <table:table-cell office:value-type="string" calcext:value-type="string">
            <text:p>7.8292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s. Thomas (Johanna "Hannah" Godfrey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70365" calcext:value-type="float">
            <text:p>37036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ell, Mr. Patrick 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34912" calcext:value-type="float">
            <text:p>334912</text:p>
          </table:table-cell>
          <table:table-cell office:value-type="string" calcext:value-type="string">
            <text:p>7.7333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Maurice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71060" calcext:value-type="float">
            <text:p>371060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Pat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66713" calcext:value-type="float">
            <text:p>366713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dahl, Mr. Nils Marti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  <table:table-cell office:value-type="string" calcext:value-type="string">
            <text:p>9.2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onoghue, Ms. Bridget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64856" calcext:value-type="float">
            <text:p>364856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riscoll, Miss. Bridget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4311" calcext:value-type="float">
            <text:p>14311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wyer, Miss. Ellen "Nelli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30959" calcext:value-type="float">
            <text:p>330959</text:p>
          </table:table-cell>
          <table:table-cell office:value-type="string" calcext:value-type="string">
            <text:p>7.8792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hman, Miss. Veli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347085" calcext:value-type="float">
            <text:p>347085</text:p>
          </table:table-cell>
          <table:table-cell office:value-type="string" calcext:value-type="string">
            <text:p>7.775</text:p>
          </table:table-cell>
          <table:table-cell office:value-type="string" calcext:value-type="string">
            <text:p>Southampton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Keefe, Mr. Pat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68402" calcext:value-type="float">
            <text:p>368402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Leary, Miss. Hanora "Norah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30919" calcext:value-type="float">
            <text:p>330919</text:p>
          </table:table-cell>
          <table:table-cell office:value-type="string" calcext:value-type="string">
            <text:p>7.8292</text:p>
          </table:table-cell>
          <table:table-cell office:value-type="string" calcext:value-type="string">
            <text:p>Queenstow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1306" calcext:value-type="float">
            <text:p>130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liva y Ocana, Dona. Fermin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PC 17758</text:p>
          </table:table-cell>
          <table:table-cell table:style-name="ce1" office:value-type="string" calcext:value-type="string">
            <text:p>108.9</text:p>
          </table:table-cell>
          <table:table-cell table:style-name="ce1"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1" table:number-columns-repeated="1010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aster. Artur Karl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 17368</text:p>
          </table:table-cell>
          <table:table-cell office:value-type="string" calcext:value-type="string">
            <text:p>3.1708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Henry Margid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 4001</text:p>
          </table:table-cell>
          <table:table-cell office:value-type="string" calcext:value-type="string">
            <text:p>22.5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Karl Siegwart Andrea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4579" calcext:value-type="float">
            <text:p>4579</text:p>
          </table:table-cell>
          <table:table-cell office:value-type="string" calcext:value-type="string">
            <text:p>8.4042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Ole Martin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Fa 265302</text:p>
          </table:table-cell>
          <table:table-cell office:value-type="string" calcext:value-type="string">
            <text:p>7.31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iss. Elin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350407" calcext:value-type="float">
            <text:p>350407</text:p>
          </table:table-cell>
          <table:table-cell office:value-type="string" calcext:value-type="string">
            <text:p>7.8542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Nils Johan Gorans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347464" calcext:value-type="float">
            <text:p>347464</text:p>
          </table:table-cell>
          <table:table-cell office:value-type="string" calcext:value-type="string">
            <text:p>7.8542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Oscar Wilhelm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347079" calcext:value-type="float">
            <text:p>347079</text:p>
          </table:table-cell>
          <table:table-cell office:value-type="string" calcext:value-type="string">
            <text:p>7.775</text:p>
          </table:table-cell>
          <table:table-cell office:value-type="string" calcext:value-type="string">
            <text:p>Southampton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vigen, Mr. Thor Anders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9.2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mont, Mr. Alfred Fernan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F.C. 12998</text:p>
          </table:table-cell>
          <table:table-cell office:value-type="string" calcext:value-type="string">
            <text:p>25.7417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Jelk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315085" calcext:value-type="float">
            <text:p>315085</text:p>
          </table:table-cell>
          <table:table-cell office:value-type="string" calcext:value-type="string">
            <text:p>8.66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Marij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315096" calcext:value-type="float">
            <text:p>315096</text:p>
          </table:table-cell>
          <table:table-cell office:value-type="string" calcext:value-type="string">
            <text:p>8.66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r. Luk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315094" calcext:value-type="float">
            <text:p>315094</text:p>
          </table:table-cell>
          <table:table-cell office:value-type="string" calcext:value-type="string">
            <text:p>8.66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en, Mr. Olaf Elo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7534" calcext:value-type="float">
            <text:p>7534</text:p>
          </table:table-cell>
          <table:table-cell office:value-type="string" calcext:value-type="string">
            <text:p>9.2167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man, Mrs. Mar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349244" calcext:value-type="float">
            <text:p>349244</text:p>
          </table:table-cell>
          <table:table-cell office:value-type="string" calcext:value-type="string">
            <text:p>8.683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918" calcext:value-type="float">
            <text:p>918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stby, Miss. Helene Ragnhil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3509" calcext:value-type="float">
            <text:p>113509</text:p>
          </table:table-cell>
          <table:table-cell table:style-name="ce1" office:value-type="string" calcext:value-type="string">
            <text:p>61.9792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55" calcext:value-type="float">
            <text:p>55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stby, Mr. Engelhart Corneliu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13509" calcext:value-type="float">
            <text:p>113509</text:p>
          </table:table-cell>
          <table:table-cell table:style-name="ce1" office:value-type="string" calcext:value-type="string">
            <text:p>61.9792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Sullivan, Miss. Bridget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30909" calcext:value-type="float">
            <text:p>330909</text:p>
          </table:table-cell>
          <table:table-cell office:value-type="string" calcext:value-type="string">
            <text:p>7.6292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er, Mr. Richard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28213" calcext:value-type="float">
            <text:p>282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965" calcext:value-type="float">
            <text:p>965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vies y Rodriguez, Mr. Servando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PC 17562</text:p>
          </table:table-cell>
          <table:table-cell table:style-name="ce1" office:value-type="string" calcext:value-type="string">
            <text:p>27.7208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enham, Mr. Percy Thoma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./C. 1426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dro y Manent, Mr. Julian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SC/PARIS 2146</text:p>
          </table:table-cell>
          <table:table-cell office:value-type="string" calcext:value-type="string">
            <text:p>13.8625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, Dr. Alfre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44278" calcext:value-type="float">
            <text:p>244278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llas y Castello, Mr. Emili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C/PARIS 2147</text:p>
          </table:table-cell>
          <table:table-cell office:value-type="string" calcext:value-type="string">
            <text:p>13.8583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Gosta Leonar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349909" calcext:value-type="float">
            <text:p>349909</text:p>
          </table:table-cell>
          <table:table-cell office:value-type="string" calcext:value-type="string">
            <text:p>21.0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Paul Folke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349909" calcext:value-type="float">
            <text:p>349909</text:p>
          </table:table-cell>
          <table:table-cell office:value-type="string" calcext:value-type="string">
            <text:p>21.0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Stina Viola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349909" calcext:value-type="float">
            <text:p>349909</text:p>
          </table:table-cell>
          <table:table-cell office:value-type="string" calcext:value-type="string">
            <text:p>21.0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Torborg Dani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349909" calcext:value-type="float">
            <text:p>349909</text:p>
          </table:table-cell>
          <table:table-cell office:value-type="string" calcext:value-type="string">
            <text:p>21.0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rs. Nils (Alma Cornelia Berglund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349909" calcext:value-type="float">
            <text:p>349909</text:p>
          </table:table-cell>
          <table:table-cell office:value-type="string" calcext:value-type="string">
            <text:p>21.0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Eino Viljam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string" calcext:value-type="string">
            <text:p>39.68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Juha Niilo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3101295" calcext:value-type="float">
            <text:p>3101295</text:p>
          </table:table-cell>
          <table:table-cell office:value-type="string" calcext:value-type="string">
            <text:p>39.68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Urho Abraham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3101295" calcext:value-type="float">
            <text:p>3101295</text:p>
          </table:table-cell>
          <table:table-cell office:value-type="string" calcext:value-type="string">
            <text:p>39.68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Ernesti Arvi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3101295" calcext:value-type="float">
            <text:p>3101295</text:p>
          </table:table-cell>
          <table:table-cell office:value-type="string" calcext:value-type="string">
            <text:p>39.68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Jaako Arnol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3101295" calcext:value-type="float">
            <text:p>3101295</text:p>
          </table:table-cell>
          <table:table-cell office:value-type="string" calcext:value-type="string">
            <text:p>39.68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s. Juha (Maria Emilia Ojal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3101295" calcext:value-type="float">
            <text:p>3101295</text:p>
          </table:table-cell>
          <table:table-cell office:value-type="string" calcext:value-type="string">
            <text:p>39.68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r, Mr. Clifford Richar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C 14888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s, Mr. Francis "Frank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r, Mr. William Henry Marsh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12052" calcext:value-type="float">
            <text:p>1120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rish, Mrs. (Lutie Davi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332" calcext:value-type="float">
            <text:p>332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ner, Mr. Auste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13043" calcext:value-type="float">
            <text:p>113043</text:p>
          </table:table-cell>
          <table:table-cell table:style-name="ce1" office:value-type="string" calcext:value-type="string">
            <text:p>28.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ic, Mr. Jakob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315097" calcext:value-type="float">
            <text:p>315097</text:p>
          </table:table-cell>
          <table:table-cell office:value-type="string" calcext:value-type="string">
            <text:p>8.66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chett, Mr. Georg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58585" calcext:value-type="float">
            <text:p>35858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ulner, Mr. Usche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411" calcext:value-type="float">
            <text:p>3411</text:p>
          </table:table-cell>
          <table:table-cell office:value-type="string" calcext:value-type="string">
            <text:p>8.7125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ic, Mr. Stef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349242" calcext:value-type="float">
            <text:p>349242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1282" calcext:value-type="float">
            <text:p>1282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yne, Mr. Vivian Ponsonb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749" calcext:value-type="float">
            <text:p>12749</text:p>
          </table:table-cell>
          <table:table-cell table:style-name="ce1" office:value-type="string" calcext:value-type="string">
            <text:p>93.5</text:p>
          </table:table-cell>
          <table:table-cell table:style-name="ce1" office:value-type="string" calcext:value-type="string">
            <text:p>S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aster. Alfred Edward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TON/O.Q. 3101315</text:p>
          </table:table-cell>
          <table:table-cell office:value-type="string" calcext:value-type="string">
            <text:p>13.7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iss. Treasteall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ON/O.Q. 3101315</text:p>
          </table:table-cell>
          <table:table-cell office:value-type="string" calcext:value-type="string">
            <text:p>13.7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rs. Benjamin (Edith Nile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TON/O.Q. 3101315</text:p>
          </table:table-cell>
          <table:table-cell office:value-type="string" calcext:value-type="string">
            <text:p>13.7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rce, Mr. Ernest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43271" calcext:value-type="float">
            <text:p>3432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337" calcext:value-type="float">
            <text:p>337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ars, Mr. Thomas Clint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13776" calcext:value-type="float">
            <text:p>113776</text:p>
          </table:table-cell>
          <table:table-cell table:style-name="ce1" office:value-type="string" calcext:value-type="string">
            <text:p>66.6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52" calcext:value-type="float">
            <text:p>152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ars, Mrs. Thomas (Edith Wearne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3776" calcext:value-type="float">
            <text:p>113776</text:p>
          </table:table-cell>
          <table:table-cell table:style-name="ce1" office:value-type="string" calcext:value-type="string">
            <text:p>66.6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1" table:number-columns-repeated="1010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ersen, Mr. Olaf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45498" calcext:value-type="float">
            <text:p>345498</text:p>
          </table:table-cell>
          <table:table-cell office:value-type="string" calcext:value-type="string">
            <text:p>7.7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uzzi, Mr. Joseph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A/5 2817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koniemi, Mr. Edv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ON/O 2. 3101294</text:p>
          </table:table-cell>
          <table:table-cell office:value-type="string" calcext:value-type="string">
            <text:p>7.9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ltomaki, Mr. Nikolai Johann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ON/O 2. 3101291</text:p>
          </table:table-cell>
          <table:table-cell office:value-type="string" calcext:value-type="string">
            <text:p>7.9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506" calcext:value-type="float">
            <text:p>506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nasco y Castellana, Mr. Victor de Satod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PC 17758</text:p>
          </table:table-cell>
          <table:table-cell table:style-name="ce1" office:value-type="string" calcext:value-type="string">
            <text:p>108.9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308" calcext:value-type="float">
            <text:p>308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ñasco y Castellana, Mrs. Victor de Satode (Maria Josefa Perez de Soto y Vallejo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C 17758</text:p>
          </table:table-cell>
          <table:table-cell table:style-name="ce1" office:value-type="string" calcext:value-type="string">
            <text:p>108.9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1" table:number-columns-repeated="101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gelly, Mr. Frederick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28665" calcext:value-type="float">
            <text:p>2866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kin, Mr. John Hen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/5 21174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not, Mr. Ren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SC/PARIS 2131</text:p>
          </table:table-cell>
          <table:table-cell office:value-type="string" calcext:value-type="string">
            <text:p>15.05</text:p>
          </table:table-cell>
          <table:table-cell office:value-type="string" calcext:value-type="string">
            <text:p>Cherbourg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table:style-name="ce1" office:value-type="float" office:value="521" calcext:value-type="float">
            <text:p>521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reault, Miss. Ann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749" calcext:value-type="float">
            <text:p>12749</text:p>
          </table:table-cell>
          <table:table-cell table:style-name="ce1" office:value-type="string" calcext:value-type="string">
            <text:p>93.5</text:p>
          </table:table-cell>
          <table:table-cell table:style-name="ce1" office:value-type="string" calcext:value-type="string">
            <text:p>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1" table:number-columns-repeated="101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sson, Mr. Ernst Ulri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347083" calcext:value-type="float">
            <text:p>347083</text:p>
          </table:table-cell>
          <table:table-cell office:value-type="string" calcext:value-type="string">
            <text:p>7.77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uschitz, Rev. Joseph Maria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237393" calcext:value-type="float">
            <text:p>23739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aster. Michael J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668" calcext:value-type="float">
            <text:p>2668</text:p>
          </table:table-cell>
          <table:table-cell office:value-type="string" calcext:value-type="string">
            <text:p>22.3583</text:p>
          </table:table-cell>
          <table:table-cell office:value-type="string" calcext:value-type="string">
            <text:p>Cherbourg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129" calcext:value-type="float">
            <text:p>129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ter, Miss. Anna</text:p>
          </table:table-cell>
          <table:table-cell table:style-name="ce1" office:value-type="string" calcext:value-type="string">
            <text:p>female</text:p>
          </table:table-cell>
          <table:table-cell table:style-name="ce1"/>
          <table:table-cell table:style-name="ce1" office:value-type="float" office:value="2668" calcext:value-type="float">
            <text:p>2668</text:p>
          </table:table-cell>
          <table:table-cell table:style-name="ce1" office:value-type="string" calcext:value-type="string">
            <text:p>22.3583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string" calcext:value-type="string">
            <text:p>D</text:p>
          </table:table-cell>
          <table:table-cell table:style-name="ce1" table:number-columns-repeated="101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rs. Catherine (Catherine Riz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668" calcext:value-type="float">
            <text:p>2668</text:p>
          </table:table-cell>
          <table:table-cell office:value-type="string" calcext:value-type="string">
            <text:p>22.3583</text:p>
          </table:table-cell>
          <table:table-cell office:value-type="string" calcext:value-type="string">
            <text:p>Cherbourg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, Miss. Kati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30935" calcext:value-type="float">
            <text:p>330935</text:p>
          </table:table-cell>
          <table:table-cell office:value-type="string" calcext:value-type="string">
            <text:p>8.13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en, Mr. Mariu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342441" calcext:value-type="float">
            <text:p>342441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anec, Miss. Matild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349245" calcext:value-type="float">
            <text:p>349245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Nedeli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49212" calcext:value-type="float">
            <text:p>349212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Pastcho ("Pentcho")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49215" calcext:value-type="float">
            <text:p>349215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on, Mr. Johan Em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347076" calcext:value-type="float">
            <text:p>347076</text:p>
          </table:table-cell>
          <table:table-cell office:value-type="string" calcext:value-type="string">
            <text:p>7.7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son, Miss. Ellen Nata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347087" calcext:value-type="float">
            <text:p>347087</text:p>
          </table:table-cell>
          <table:table-cell office:value-type="string" calcext:value-type="string">
            <text:p>7.7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450" calcext:value-type="float">
            <text:p>45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uchen, Major. Arthur Godfre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13786" calcext:value-type="float">
            <text:p>113786</text:p>
          </table:table-cell>
          <table:table-cell table:style-name="ce1" office:value-type="string" calcext:value-type="string">
            <text:p>30.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table:style-name="ce1" table:number-columns-repeated="1010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Alice Frances Louis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.O./P.P.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Kate Florence ("Mrs Kate Louise Phillips Marshall"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r. Escott Robert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.O./P.P.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430" calcext:value-type="float">
            <text:p>43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ickard, Mr. Berk (Berk Trembisky)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OTON/O.Q. 392078</text:p>
          </table:table-cell>
          <table:table-cell table:style-name="ce1" office:value-type="string" calcext:value-type="string">
            <text:p>8.0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sky, Mrs. (Rosa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office:value-type="float" office:value="234604" calcext:value-type="float">
            <text:p>2346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otcharsky, Mr. Vasil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49227" calcext:value-type="float">
            <text:p>349227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krnic, Mr. Mate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315095" calcext:value-type="float">
            <text:p>315095</text:p>
          </table:table-cell>
          <table:table-cell office:value-type="string" calcext:value-type="string">
            <text:p>8.66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krnic, Mr. To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315092" calcext:value-type="float">
            <text:p>315092</text:p>
          </table:table-cell>
          <table:table-cell office:value-type="string" calcext:value-type="string">
            <text:p>8.66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esell, Mr. Marti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luppi, Mr. Emilio Ilario Giusepp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.A. 34644</text:p>
          </table:table-cell>
          <table:table-cell office:value-type="string" calcext:value-type="string">
            <text:p>12.7375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111" calcext:value-type="float">
            <text:p>111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rter, Mr. Walter Chamberla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10465" calcext:value-type="float">
            <text:p>11046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880" calcext:value-type="float">
            <text:p>88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tter, Mrs. Thomas Jr (Lily Alexenia Wils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1767" calcext:value-type="float">
            <text:p>11767</text:p>
          </table:table-cell>
          <table:table-cell table:style-name="ce1" office:value-type="string" calcext:value-type="string">
            <text:p>83.1583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7" calcext:value-type="float">
            <text:p>7</text:p>
          </table:table-cell>
          <table:table-cell table:style-name="ce1" table:number-columns-repeated="1010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baum, Mr. Franz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C/PARIS 2168</text:p>
          </table:table-cell>
          <table:table-cell office:value-type="string" calcext:value-type="string">
            <text:p>15.0333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Phyllis May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Winifred Ve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rs. Frederick Charles (Jane Rich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eff, Mr. Alexande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49223" calcext:value-type="float">
            <text:p>349223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smussen, Mrs. (Lena Jacobsen Solvang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65305" calcext:value-type="float">
            <text:p>65305</text:p>
          </table:table-cell>
          <table:table-cell office:value-type="string" calcext:value-type="string">
            <text:p>8.11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zi, Mr. Raihe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string" calcext:value-type="string">
            <text:p>7.229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ed, Mr. James George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62316" calcext:value-type="float">
            <text:p>362316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ves, Mr. Davi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.A. 17248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kic, Mr. Tido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349249" calcext:value-type="float">
            <text:p>349249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. Peter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s. Peter Henry (Lillian Jefferys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uchlin, Jonkheer. John George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9972" calcext:value-type="float">
            <text:p>19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ynaldo, Ms. Encarnacio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230434" calcext:value-type="float">
            <text:p>2304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ynolds, Mr. Harold J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342684" calcext:value-type="float">
            <text:p>342684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heims, Mr. George Alexander Lucien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PC 17607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Southampton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lbert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382652" calcext:value-type="float">
            <text:p>382652</text:p>
          </table:table-cell>
          <table:table-cell office:value-type="string" calcext:value-type="string">
            <text:p>29.12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rthu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82652" calcext:value-type="float">
            <text:p>382652</text:p>
          </table:table-cell>
          <table:table-cell office:value-type="string" calcext:value-type="string">
            <text:p>29.12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ric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382652" calcext:value-type="float">
            <text:p>382652</text:p>
          </table:table-cell>
          <table:table-cell office:value-type="string" calcext:value-type="string">
            <text:p>29.12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ugene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382652" calcext:value-type="float">
            <text:p>382652</text:p>
          </table:table-cell>
          <table:table-cell office:value-type="string" calcext:value-type="string">
            <text:p>29.12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George Hug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382652" calcext:value-type="float">
            <text:p>382652</text:p>
          </table:table-cell>
          <table:table-cell office:value-type="string" calcext:value-type="string">
            <text:p>29.12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rs. William (Margaret Norto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382652" calcext:value-type="float">
            <text:p>382652</text:p>
          </table:table-cell>
          <table:table-cell office:value-type="string" calcext:value-type="string">
            <text:p>29.12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, Mr. Emil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/PARIS 2133</text:p>
          </table:table-cell>
          <table:table-cell office:value-type="string" calcext:value-type="string">
            <text:p>15.0458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George Sibley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string" calcext:value-type="string">
            <text:p>18.7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William Rowe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29106" calcext:value-type="float">
            <text:p>29106</text:p>
          </table:table-cell>
          <table:table-cell office:value-type="string" calcext:value-type="string">
            <text:p>18.7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rs. Sidney (Emily Hocking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9106" calcext:value-type="float">
            <text:p>29106</text:p>
          </table:table-cell>
          <table:table-cell office:value-type="string" calcext:value-type="string">
            <text:p>18.7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sdale, Miss. Lucy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./C. 14258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ihivouri, Miss. Susanna Juhantytar Sanni"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3101295" calcext:value-type="float">
            <text:p>3101295</text:p>
          </table:table-cell>
          <table:table-cell office:value-type="string" calcext:value-type="string">
            <text:p>39.68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hini, Mr. Sant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 17760</text:p>
          </table:table-cell>
          <table:table-cell office:value-type="string" calcext:value-type="string">
            <text:p>135.6333</text:p>
          </table:table-cell>
          <table:table-cell office:value-type="string" calcext:value-type="string">
            <text:p>Cherbourg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tamaki, Mr. Matt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ON/O 2. 3101273</text:p>
          </table:table-cell>
          <table:table-cell office:value-type="string" calcext:value-type="string">
            <text:p>7.1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ordan, Miss. Johanna Hannah"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34915" calcext:value-type="float">
            <text:p>334915</text:p>
          </table:table-cell>
          <table:table-cell office:value-type="string" calcext:value-type="string">
            <text:p>7.7208</text:p>
          </table:table-cell>
          <table:table-cell office:value-type="string" calcext:value-type="string">
            <text:p>Queenstow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. Samuel Bear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64498" calcext:value-type="float">
            <text:p>364498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s. Samuel (Emm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64498" calcext:value-type="float">
            <text:p>364498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bins, Mr. Vict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PC 17757</text:p>
          </table:table-cell>
          <table:table-cell office:value-type="string" calcext:value-type="string">
            <text:p>227.525</text:p>
          </table:table-cell>
          <table:table-cell office:value-type="string" calcext:value-type="string">
            <text:p>Cherbourg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table:style-name="ce1" office:value-type="float" office:value="780" calcext:value-type="float">
            <text:p>78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bert, Mrs. Edward Scott (Elisabeth Walton McMilla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4160" calcext:value-type="float">
            <text:p>24160</text:p>
          </table:table-cell>
          <table:table-cell table:style-name="ce1" office:value-type="string" calcext:value-type="string">
            <text:p>211.337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style-name="ce1" table:number-columns-repeated="1010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. Alexander A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/5. 3337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s. Alexander A (Grace Charity Laur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/5. 3337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868" calcext:value-type="float">
            <text:p>868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ebling, Mr. Washington Augustus II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PC 17590</text:p>
          </table:table-cell>
          <table:table-cell table:style-name="ce1" office:value-type="string" calcext:value-type="string">
            <text:p>50.4958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ers, Mr. Reginald Harry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28004" calcext:value-type="float">
            <text:p>28004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gers, Mr. William John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S.C./A.4. 23567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maine, Mr. Charles Hallace ("Mr C Rolmane")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11428" calcext:value-type="float">
            <text:p>111428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metvedt, Mr. Knud Paust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12993" calcext:value-type="float">
            <text:p>312993</text:p>
          </table:table-cell>
          <table:table-cell office:value-type="string" calcext:value-type="string">
            <text:p>7.7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186" calcext:value-type="float">
            <text:p>186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od, Mr. Hugh Roscoe</text:p>
          </table:table-cell>
          <table:table-cell table:style-name="ce1" office:value-type="string" calcext:value-type="string">
            <text:p>male</text:p>
          </table:table-cell>
          <table:table-cell table:style-name="ce1"/>
          <table:table-cell table:style-name="ce1" office:value-type="float" office:value="113767" calcext:value-type="float">
            <text:p>11376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iss. Salli Helen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370129" calcext:value-type="float">
            <text:p>370129</text:p>
          </table:table-cell>
          <table:table-cell office:value-type="string" calcext:value-type="string">
            <text:p>20.21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. Viktor Richar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370129" calcext:value-type="float">
            <text:p>370129</text:p>
          </table:table-cell>
          <table:table-cell office:value-type="string" calcext:value-type="string">
            <text:p>20.21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s. Viktor (Helena Wilhelmin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370129" calcext:value-type="float">
            <text:p>370129</text:p>
          </table:table-cell>
          <table:table-cell office:value-type="string" calcext:value-type="string">
            <text:p>20.21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1100" calcext:value-type="float">
            <text:p>110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senbaum, Miss. Edith Louis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PC 17613</text:p>
          </table:table-cell>
          <table:table-cell table:style-name="ce1" office:value-type="string" calcext:value-type="string">
            <text:p>27.7208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11" calcext:value-type="float">
            <text:p>11</text:p>
          </table:table-cell>
          <table:table-cell table:style-name="ce1" table:number-columns-repeated="1010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enshine, Mr. George (Mr George Thorne")"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C 17585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584" calcext:value-type="float">
            <text:p>584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ss, Mr. John Hugo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3049" calcext:value-type="float">
            <text:p>13049</text:p>
          </table:table-cell>
          <table:table-cell table:style-name="ce1" office:value-type="string" calcext:value-type="string">
            <text:p>40.125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th, Miss. Sarah 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42712" calcext:value-type="float">
            <text:p>342712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760" calcext:value-type="float">
            <text:p>76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thes, the Countess. of (Lucy Noel Martha Dyer-Edward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10152" calcext:value-type="float">
            <text:p>110152</text:p>
          </table:table-cell>
          <table:table-cell table:style-name="ce1" office:value-type="string" calcext:value-type="string">
            <text:p>86.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1" table:number-columns-repeated="1010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hschild, Mr. Martin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C 17603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schild, Mrs. Martin (Elizabeth L. Barrett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C 17603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use, Mr. Richard Henry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/5 3594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we, Mr. Alfred G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113790" calcext:value-type="float">
            <text:p>113790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gg, Miss. Emil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.A. 31026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sh, Mr. Alfred George Joh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/4. 20589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Edwar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83162" calcext:value-type="float">
            <text:p>383162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Pat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71110" calcext:value-type="float">
            <text:p>371110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956" calcext:value-type="float">
            <text:p>95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yerson, Master. John Bori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PC 17608</text:p>
          </table:table-cell>
          <table:table-cell table:style-name="ce1" office:value-type="string" calcext:value-type="string">
            <text:p>262.375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312" calcext:value-type="float">
            <text:p>312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yerson, Miss. Emily Bori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PC 17608</text:p>
          </table:table-cell>
          <table:table-cell table:style-name="ce1" office:value-type="string" calcext:value-type="string">
            <text:p>262.375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743" calcext:value-type="float">
            <text:p>743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yerson, Miss. Susan Parker "Suzette"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C 17608</text:p>
          </table:table-cell>
          <table:table-cell table:style-name="ce1" office:value-type="string" calcext:value-type="string">
            <text:p>262.375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034" calcext:value-type="float">
            <text:p>1034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yerson, Mr. Arthur Larn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PC 17608</text:p>
          </table:table-cell>
          <table:table-cell table:style-name="ce1" office:value-type="string" calcext:value-type="string">
            <text:p>262.375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916" calcext:value-type="float">
            <text:p>91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yerson, Mrs. Arthur Larned (Emily Maria Borie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PC 17608</text:p>
          </table:table-cell>
          <table:table-cell table:style-name="ce1" office:value-type="string" calcext:value-type="string">
            <text:p>262.375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1" table:number-columns-repeated="1010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Ami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671" calcext:value-type="float">
            <text:p>2671</text:p>
          </table:table-cell>
          <table:table-cell office:value-type="string" calcext:value-type="string">
            <text:p>7.229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Khal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7.225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e, Mr. Jean Nass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string" calcext:value-type="string">
            <text:p>7.225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299" calcext:value-type="float">
            <text:p>299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alfeld, Mr. Adolphe</text:p>
          </table:table-cell>
          <table:table-cell table:style-name="ce1" office:value-type="string" calcext:value-type="string">
            <text:p>male</text:p>
          </table:table-cell>
          <table:table-cell table:style-name="ce1"/>
          <table:table-cell table:style-name="ce1" office:value-type="float" office:value="19988" calcext:value-type="float">
            <text:p>19988</text:p>
          </table:table-cell>
          <table:table-cell table:style-name="ce1" office:value-type="string" calcext:value-type="string">
            <text:p>30.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1" table:number-columns-repeated="101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lier, Mr. Matthew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67655" calcext:value-type="float">
            <text:p>367655</text:p>
          </table:table-cell>
          <table:table-cell office:value-type="string" calcext:value-type="string">
            <text:p>7.7292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owitz, Mr. Harry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LP 1588</text:p>
          </table:table-cell>
          <table:table-cell office:value-type="string" calcext:value-type="string">
            <text:p>7.5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ether, Mr. Simon Sivertse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OTON/O.Q. 3101262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William Henry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Ada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Constance Gladys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Dorothy Edith "Dolly"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Stella Anna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Douglas Bullen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Frederick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George John J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John Georg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s. John (Annie Bullen)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642" calcext:value-type="float">
            <text:p>642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ägesser, Mlle. Emm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PC 17477</text:p>
          </table:table-cell>
          <table:table-cell table:style-name="ce1" office:value-type="string" calcext:value-type="string">
            <text:p>69.3</text:p>
          </table:table-cell>
          <table:table-cell table:style-name="ce1"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1" table:number-columns-repeated="1010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ander, Mr. Karl Joh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9.3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kjelsvik, Miss. Anna Kristin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343120" calcext:value-type="float">
            <text:p>34312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Southampton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lomon, Mr. Abraham L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11163" calcext:value-type="float">
            <text:p>1111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onen, Mr. Johan Wern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3101296" calcext:value-type="float">
            <text:p>3101296</text:p>
          </table:table-cell>
          <table:table-cell office:value-type="string" calcext:value-type="string">
            <text:p>7.9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Eli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662" calcext:value-type="float">
            <text:p>2662</text:p>
          </table:table-cell>
          <table:table-cell office:value-type="string" calcext:value-type="string">
            <text:p>21.679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Hanna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662" calcext:value-type="float">
            <text:p>2662</text:p>
          </table:table-cell>
          <table:table-cell office:value-type="string" calcext:value-type="string">
            <text:p>21.679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Youssef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662" calcext:value-type="float">
            <text:p>2662</text:p>
          </table:table-cell>
          <table:table-cell office:value-type="string" calcext:value-type="string">
            <text:p>21.679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1009" calcext:value-type="float">
            <text:p>1009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ndström, Miss. Beatrice Iren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P 9549</text:p>
          </table:table-cell>
          <table:table-cell table:style-name="ce1" office:value-type="string" calcext:value-type="string">
            <text:p>16.7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ndström, Miss. Marguerite Rut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P 9549</text:p>
          </table:table-cell>
          <table:table-cell table:style-name="ce1" office:value-type="string" calcext:value-type="string">
            <text:p>16.7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395" calcext:value-type="float">
            <text:p>395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ndström, Mrs. Hjalmar (Agnes Charlotta Bengtss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PP 9549</text:p>
          </table:table-cell>
          <table:table-cell table:style-name="ce1" office:value-type="string" calcext:value-type="string">
            <text:p>16.7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1" table:number-columns-repeated="1010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p, Mr. Juliu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345768" calcext:value-type="float">
            <text:p>345768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undercock, Mr. William Henry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/5. 2151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wyer, Mr. Frederick Charl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342826" calcext:value-type="float">
            <text:p>342826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anlan, Mr. Jame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6209" calcext:value-type="float">
            <text:p>36209</text:p>
          </table:table-cell>
          <table:table-cell office:value-type="string" calcext:value-type="string">
            <text:p>7.72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1014" calcext:value-type="float">
            <text:p>1014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chabert, Mrs. Paul (Emma Mock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3236" calcext:value-type="float">
            <text:p>13236</text:p>
          </table:table-cell>
          <table:table-cell table:style-name="ce1" office:value-type="string" calcext:value-type="string">
            <text:p>57.75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11" calcext:value-type="float">
            <text:p>11</text:p>
          </table:table-cell>
          <table:table-cell table:style-name="ce1" table:number-columns-repeated="1010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midt, Mr. August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248659" calcext:value-type="float">
            <text:p>2486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ycoff, Mr. Todo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49222" calcext:value-type="float">
            <text:p>349222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gwick, Mr. Charles Frederick Wadding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244361" calcext:value-type="float">
            <text:p>24436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epeca, Miss. August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herbour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ward, Mr. Frederic Kimbe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13794" calcext:value-type="float">
            <text:p>113794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rp, Mr. Percival James 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ughnessy, Mr. Pat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70374" calcext:value-type="float">
            <text:p>370374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erlinck, Mr. Jan Baptis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345779" calcext:value-type="float">
            <text:p>345779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lard, Mr. Frederick William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.A. 6212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ey, Mrs. William (Imanita Parrish Hall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ne, Miss. Ellen Natali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30968" calcext:value-type="float">
            <text:p>330968</text:p>
          </table:table-cell>
          <table:table-cell office:value-type="string" calcext:value-type="string">
            <text:p>7.7792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ney, Mr. Charles Joseph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74910" calcext:value-type="float">
            <text:p>374910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610" calcext:value-type="float">
            <text:p>61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hute, Miss. Elizabeth W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PC 17582</text:p>
          </table:table-cell>
          <table:table-cell table:style-name="ce1" office:value-type="string" calcext:value-type="string">
            <text:p>153.4625</text:p>
          </table:table-cell>
          <table:table-cell table:style-name="ce1" office:value-type="string" calcext:value-type="string">
            <text:p>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1" table:number-columns-repeated="101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vén, Miss. Lyyli Karoliin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50652" calcext:value-type="float">
            <text:p>25065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702" calcext:value-type="float">
            <text:p>702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lverthorne, Mr. Spencer Victo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PC 17475</text:p>
          </table:table-cell>
          <table:table-cell table:style-name="ce1" office:value-type="string" calcext:value-type="string">
            <text:p>26.287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435" calcext:value-type="float">
            <text:p>435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lvey, Mr. William Bair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3507" calcext:value-type="float">
            <text:p>13507</text:p>
          </table:table-cell>
          <table:table-cell table:style-name="ce1" office:value-type="string" calcext:value-type="string">
            <text:p>55.9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578" calcext:value-type="float">
            <text:p>578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lvey, Mrs. William Baird (Alice Munger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3507" calcext:value-type="float">
            <text:p>13507</text:p>
          </table:table-cell>
          <table:table-cell table:style-name="ce1" office:value-type="string" calcext:value-type="string">
            <text:p>55.9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11" calcext:value-type="float">
            <text:p>11</text:p>
          </table:table-cell>
          <table:table-cell table:style-name="ce1" table:number-columns-repeated="101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mons, Mr. John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SOTON/OQ 392082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648" calcext:value-type="float">
            <text:p>648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monius-Blumer, Col. Oberst Alfon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3213" calcext:value-type="float">
            <text:p>13213</text:p>
          </table:table-cell>
          <table:table-cell table:style-name="ce1" office:value-type="string" calcext:value-type="string">
            <text:p>35.5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1" table:number-columns-repeated="1010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cock, Miss. Maude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.A. 33112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kkonen, Miss. An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250648" calcext:value-type="float">
            <text:p>2506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ayanian, Mr. Ors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7.229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ota, Mr. Maurice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92092" calcext:value-type="float">
            <text:p>392092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ic, Mr. Husei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349251" calcext:value-type="float">
            <text:p>349251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ola, Mr. Antti Wilhelm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ON/O 2. 3101280</text:p>
          </table:table-cell>
          <table:table-cell office:value-type="string" calcext:value-type="string">
            <text:p>7.9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öblom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3101265" calcext:value-type="float">
            <text:p>3101265</text:p>
          </table:table-cell>
          <table:table-cell office:value-type="string" calcext:value-type="string">
            <text:p>7.4958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jostedt, Mr. Ernst Adolf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office:value-type="float" office:value="237442" calcext:value-type="float">
            <text:p>237442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Haral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Karl Thorste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347088" calcext:value-type="float">
            <text:p>347088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bel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347088" calcext:value-type="float">
            <text:p>347088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rgit Elizabet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. Wilhel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347088" calcext:value-type="float">
            <text:p>347088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s. William (Anna Bernhardina Karls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347088" calcext:value-type="float">
            <text:p>347088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benoff, Mr. Petco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49214" calcext:value-type="float">
            <text:p>349214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yter, Miss. Hilda Ma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234818" calcext:value-type="float">
            <text:p>234818</text:p>
          </table:table-cell>
          <table:table-cell office:value-type="string" calcext:value-type="string">
            <text:p>12.35</text:p>
          </table:table-cell>
          <table:table-cell office:value-type="string" calcext:value-type="string">
            <text:p>Queenstow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emen, Mr. Richard James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float" office:value="28206" calcext:value-type="float">
            <text:p>28206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covski, Mr. Selman Francis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SOTON/OQ 392086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loper, Mr. William Thomps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3788" calcext:value-type="float">
            <text:p>113788</text:p>
          </table:table-cell>
          <table:table-cell table:style-name="ce1" office:value-type="string" calcext:value-type="string">
            <text:p>35.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7" calcext:value-type="float">
            <text:p>7</text:p>
          </table:table-cell>
          <table:table-cell table:style-name="ce1" table:number-columns-repeated="101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, Mr. John Montgomery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office:value-type="float" office:value="113792" calcext:value-type="float">
            <text:p>113792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ljanic, Mr. Mile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15037" calcext:value-type="float">
            <text:p>315037</text:p>
          </table:table-cell>
          <table:table-cell office:value-type="string" calcext:value-type="string">
            <text:p>8.66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ith, Miss. Marion Elsie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31418" calcext:value-type="float">
            <text:p>314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175" calcext:value-type="float">
            <text:p>175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mith, Mr. James Clinc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7764" calcext:value-type="float">
            <text:p>17764</text:p>
          </table:table-cell>
          <table:table-cell table:style-name="ce1" office:value-type="string" calcext:value-type="string">
            <text:p>30.6958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942" calcext:value-type="float">
            <text:p>942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mith, Mr. Lucien Philip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3695" calcext:value-type="float">
            <text:p>1369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285" calcext:value-type="float">
            <text:p>285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mith, Mr. Richard William</text:p>
          </table:table-cell>
          <table:table-cell table:style-name="ce1" office:value-type="string" calcext:value-type="string">
            <text:p>male</text:p>
          </table:table-cell>
          <table:table-cell table:style-name="ce1"/>
          <table:table-cell table:style-name="ce1" office:value-type="float" office:value="113056" calcext:value-type="float">
            <text:p>11305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th, Mr. Thom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84461" calcext:value-type="float">
            <text:p>384461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Queenstow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1287" calcext:value-type="float">
            <text:p>1287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mith, Mrs. Lucien Philip (Mary Eloise Hughe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695" calcext:value-type="float">
            <text:p>1369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table:style-name="ce1" table:number-columns-repeated="1010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yth, Miss. Juli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35432" calcext:value-type="float">
            <text:p>335432</text:p>
          </table:table-cell>
          <table:table-cell office:value-type="string" calcext:value-type="string">
            <text:p>7.7333</text:p>
          </table:table-cell>
          <table:table-cell office:value-type="string" calcext:value-type="string">
            <text:p>Queenstow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1179" calcext:value-type="float">
            <text:p>1179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nyder, Mr. John Pillsbu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228" calcext:value-type="float">
            <text:p>21228</text:p>
          </table:table-cell>
          <table:table-cell table:style-name="ce1" office:value-type="string" calcext:value-type="string">
            <text:p>82.2667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7" calcext:value-type="float">
            <text:p>7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904" calcext:value-type="float">
            <text:p>904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nyder, Mrs. John Pillsbury (Nelle Stevens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228" calcext:value-type="float">
            <text:p>21228</text:p>
          </table:table-cell>
          <table:table-cell table:style-name="ce1" office:value-type="string" calcext:value-type="string">
            <text:p>82.2667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7" calcext:value-type="float">
            <text:p>7</text:p>
          </table:table-cell>
          <table:table-cell table:style-name="ce1" table:number-columns-repeated="10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ey, Mr. Samuel James Hayd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.A. 2917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716" calcext:value-type="float">
            <text:p>716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oholt, Mr. Peter Andreas Lauritz Anderse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48124" calcext:value-type="float">
            <text:p>348124</text:p>
          </table:table-cell>
          <table:table-cell table:style-name="ce1" office:value-type="string" calcext:value-type="string">
            <text:p>7.6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rton, Mr. Francis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.5. 18509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ctor, Mr. Woolf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A.5. 3236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1134" calcext:value-type="float">
            <text:p>1134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edden, Mr. Frederic Oakle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966" calcext:value-type="float">
            <text:p>16966</text:p>
          </table:table-cell>
          <table:table-cell table:style-name="ce1" office:value-type="string" calcext:value-type="string">
            <text:p>134.5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088" calcext:value-type="float">
            <text:p>1088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edden, Mr. Robert Dougl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966" calcext:value-type="float">
            <text:p>16966</text:p>
          </table:table-cell>
          <table:table-cell table:style-name="ce1" office:value-type="string" calcext:value-type="string">
            <text:p>134.5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320" calcext:value-type="float">
            <text:p>32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edden, Mrs. Frederic Oakley (Margaretta Corning Stone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966" calcext:value-type="float">
            <text:p>16966</text:p>
          </table:table-cell>
          <table:table-cell table:style-name="ce1" office:value-type="string" calcext:value-type="string">
            <text:p>134.5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208" calcext:value-type="float">
            <text:p>1208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encer, Mr. William Augustu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PC 17569</text:p>
          </table:table-cell>
          <table:table-cell table:style-name="ce1" office:value-type="string" calcext:value-type="string">
            <text:p>146.5208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encer, Mrs. William Augustus (Marie Eugenie)</text:p>
          </table:table-cell>
          <table:table-cell table:style-name="ce1" office:value-type="string" calcext:value-type="string">
            <text:p>female</text:p>
          </table:table-cell>
          <table:table-cell table:style-name="ce1"/>
          <table:table-cell table:style-name="ce1" office:value-type="string" calcext:value-type="string">
            <text:p>PC 17569</text:p>
          </table:table-cell>
          <table:table-cell table:style-name="ce1" office:value-type="string" calcext:value-type="string">
            <text:p>146.5208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table:style-name="ce1" table:number-columns-repeated="1010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nner, Mr. Henry Joh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ON/OQ. 369943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633" calcext:value-type="float">
            <text:p>633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helin-Maeglin, Dr. Max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3214" calcext:value-type="float">
            <text:p>13214</text:p>
          </table:table-cell>
          <table:table-cell table:style-name="ce1" office:value-type="string" calcext:value-type="string">
            <text:p>30.5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1" table:number-columns-repeated="10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eff, Mr. Iva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49208" calcext:value-type="float">
            <text:p>349208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kovic, Mr. Iva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349239" calcext:value-type="float">
            <text:p>349239</text:p>
          </table:table-cell>
          <table:table-cell office:value-type="string" calcext:value-type="string">
            <text:p>8.6625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iss. Amy Zillah Els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. 2314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Southampton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r. Edward Rol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/4 45380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ton, Mr. Samuel Ward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237734" calcext:value-type="float">
            <text:p>237734</text:p>
          </table:table-cell>
          <table:table-cell office:value-type="string" calcext:value-type="string">
            <text:p>15.0458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253" calcext:value-type="float">
            <text:p>253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ead, Mr. William Thom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13514" calcext:value-type="float">
            <text:p>113514</text:p>
          </table:table-cell>
          <table:table-cell table:style-name="ce1" office:value-type="string" calcext:value-type="string">
            <text:p>26.5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069" calcext:value-type="float">
            <text:p>1069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engel, Mr. Charles Emil Hen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1778" calcext:value-type="float">
            <text:p>11778</text:p>
          </table:table-cell>
          <table:table-cell table:style-name="ce1" office:value-type="string" calcext:value-type="string">
            <text:p>55.4417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992" calcext:value-type="float">
            <text:p>992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engel, Mrs. Charles Emil Henry (Annie May Morri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1778" calcext:value-type="float">
            <text:p>11778</text:p>
          </table:table-cell>
          <table:table-cell table:style-name="ce1" office:value-type="string" calcext:value-type="string">
            <text:p>55.4417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592" calcext:value-type="float">
            <text:p>592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ephenson, Mrs. Walter Bertram (Martha Eusti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6947" calcext:value-type="float">
            <text:p>36947</text:p>
          </table:table-cell>
          <table:table-cell table:style-name="ce1" office:value-type="string" calcext:value-type="string">
            <text:p>78.2667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1" table:number-columns-repeated="10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wart, Mr. Albert A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PC 17605</text:p>
          </table:table-cell>
          <table:table-cell office:value-type="string" calcext:value-type="string">
            <text:p>27.7208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kes, Mr. Philip Josep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.C.C. 1354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830" calcext:value-type="float">
            <text:p>83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one, Mrs. George Nelson (Martha Evely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13572" calcext:value-type="float">
            <text:p>113572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style-name="ce5"/>
          <table:table-cell table:style-name="ce4" office:value-type="float" office:value="6" calcext:value-type="float">
            <text:p>6</text:p>
          </table:table-cell>
          <table:table-cell table:style-name="ce1" table:number-columns-repeated="1010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y, Mr. Thomas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3701" calcext:value-type="float">
            <text:p>3701</text:p>
          </table:table-cell>
          <table:table-cell/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ytcheff, Mr. Ili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49205" calcext:value-type="float">
            <text:p>349205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berg, Miss. Id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7553" calcext:value-type="float">
            <text:p>7553</text:p>
          </table:table-cell>
          <table:table-cell office:value-type="string" calcext:value-type="string">
            <text:p>9.83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én, Mr. Juho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ON/O 2. 3101288</text:p>
          </table:table-cell>
          <table:table-cell office:value-type="string" calcext:value-type="string">
            <text:p>7.92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973" calcext:value-type="float">
            <text:p>973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aus, Mr. Isido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PC 17483</text:p>
          </table:table-cell>
          <table:table-cell table:style-name="ce1" office:value-type="string" calcext:value-type="string">
            <text:p>221.7792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006" calcext:value-type="float">
            <text:p>1006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aus, Mrs. Isidor (Rosalie Ida Blu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PC 17483</text:p>
          </table:table-cell>
          <table:table-cell table:style-name="ce1" office:value-type="string" calcext:value-type="string">
            <text:p>221.7792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ilic, Mr. Iv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315083" calcext:value-type="float">
            <text:p>315083</text:p>
          </table:table-cell>
          <table:table-cell office:value-type="string" calcext:value-type="string">
            <text:p>8.66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206" calcext:value-type="float">
            <text:p>206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om, Miss. Telma Matild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54" calcext:value-type="float">
            <text:p>347054</text:p>
          </table:table-cell>
          <table:table-cell table:style-name="ce1" office:value-type="string" calcext:value-type="string">
            <text:p>10.462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252" calcext:value-type="float">
            <text:p>252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om, Mrs. Wilhelm (Elna Matilda Perss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7054" calcext:value-type="float">
            <text:p>347054</text:p>
          </table:table-cell>
          <table:table-cell table:style-name="ce1" office:value-type="string" calcext:value-type="string">
            <text:p>10.462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erland, Mr. Victor Franci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TON/OQ 392089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man, Mr. Johan Julia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TON/O 2. 3101269</text:p>
          </table:table-cell>
          <table:table-cell office:value-type="string" calcext:value-type="string">
            <text:p>7.92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tehall, Mr. Henry J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TON/OQ 392076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626" calcext:value-type="float">
            <text:p>626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tton, Mr. Frederick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6963" calcext:value-type="float">
            <text:p>36963</text:p>
          </table:table-cell>
          <table:table-cell table:style-name="ce1" office:value-type="string" calcext:value-type="string">
            <text:p>32.3208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office:value-type="float" office:value="347060" calcext:value-type="float">
            <text:p>347060</text:p>
          </table:table-cell>
          <table:table-cell office:value-type="string" calcext:value-type="string">
            <text:p>7.7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 Cervin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7538" calcext:value-type="float">
            <text:p>7538</text:p>
          </table:table-cell>
          <table:table-cell office:value-type="string" calcext:value-type="string">
            <text:p>9.22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Olof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350035" calcext:value-type="float">
            <text:p>350035</text:p>
          </table:table-cell>
          <table:table-cell office:value-type="string" calcext:value-type="string">
            <text:p>7.7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1001" calcext:value-type="float">
            <text:p>1001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wane, Mr. Georg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734" calcext:value-type="float">
            <text:p>24873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eet, Mr. George Frederick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863" calcext:value-type="float">
            <text:p>863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wift, Mrs. Frederick Joel (Margaret Welles Barr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7466" calcext:value-type="float">
            <text:p>17466</text:p>
          </table:table-cell>
          <table:table-cell table:style-name="ce1" office:value-type="string" calcext:value-type="string">
            <text:p>25.9292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586" calcext:value-type="float">
            <text:p>58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ussig, Miss. Rut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0413" calcext:value-type="float">
            <text:p>110413</text:p>
          </table:table-cell>
          <table:table-cell table:style-name="ce1" office:value-type="string" calcext:value-type="string">
            <text:p>79.6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263" calcext:value-type="float">
            <text:p>263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ussig, Mr. Emi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10413" calcext:value-type="float">
            <text:p>110413</text:p>
          </table:table-cell>
          <table:table-cell table:style-name="ce1" office:value-type="string" calcext:value-type="string">
            <text:p>79.6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559" calcext:value-type="float">
            <text:p>559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ussig, Mrs. Emil (Tillie Mandelbaum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10413" calcext:value-type="float">
            <text:p>110413</text:p>
          </table:table-cell>
          <table:table-cell table:style-name="ce1" office:value-type="string" calcext:value-type="string">
            <text:p>79.6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713" calcext:value-type="float">
            <text:p>713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ylor, Mr. Elmer Zeble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9996" calcext:value-type="float">
            <text:p>1999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7" calcext:value-type="float">
            <text:p>7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670" calcext:value-type="float">
            <text:p>67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ylor, Mrs. Elmer Zebley (Juliet Cummins Wright)</text:p>
          </table:table-cell>
          <table:table-cell table:style-name="ce1" office:value-type="string" calcext:value-type="string">
            <text:p>female</text:p>
          </table:table-cell>
          <table:table-cell table:style-name="ce1"/>
          <table:table-cell table:style-name="ce1" office:value-type="float" office:value="19996" calcext:value-type="float">
            <text:p>1999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7" calcext:value-type="float">
            <text:p>7</text:p>
          </table:table-cell>
          <table:table-cell table:style-name="ce1" table:number-columns-repeated="1010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nglin, Mr. Gunnar Isido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350033" calcext:value-type="float">
            <text:p>350033</text:p>
          </table:table-cell>
          <table:table-cell office:value-type="string" calcext:value-type="string">
            <text:p>7.7958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699" calcext:value-type="float">
            <text:p>699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ayer, Mr. John Borlan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7421" calcext:value-type="float">
            <text:p>17421</text:p>
          </table:table-cell>
          <table:table-cell table:style-name="ce1" office:value-type="string" calcext:value-type="string">
            <text:p>110.8833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551" calcext:value-type="float">
            <text:p>551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ayer, Mr. John Borland J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421" calcext:value-type="float">
            <text:p>17421</text:p>
          </table:table-cell>
          <table:table-cell table:style-name="ce1" office:value-type="string" calcext:value-type="string">
            <text:p>110.8833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string" calcext:value-type="string">
            <text:p>B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582" calcext:value-type="float">
            <text:p>582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ayer, Mrs. John Borland (Marian Longstreth Morri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7421" calcext:value-type="float">
            <text:p>17421</text:p>
          </table:table-cell>
          <table:table-cell table:style-name="ce1" office:value-type="string" calcext:value-type="string">
            <text:p>110.8833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1" table:number-columns-repeated="1010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obald, Mr. Thomas Leonar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363294" calcext:value-type="float">
            <text:p>363294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aster. Assad Alexander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8.5167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Charles 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621" calcext:value-type="float">
            <text:p>2621</text:p>
          </table:table-cell>
          <table:table-cell office:value-type="string" calcext:value-type="string">
            <text:p>6.4375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Joh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string" calcext:value-type="string">
            <text:p>6.4375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Tannou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684" calcext:value-type="float">
            <text:p>2684</text:p>
          </table:table-cell>
          <table:table-cell office:value-type="string" calcext:value-type="string">
            <text:p>7.225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s. Alexander (Thamine Thelma")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8.5167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son, Mr. Alexander Morriso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2302" calcext:value-type="float">
            <text:p>32302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orne, Mrs. Gertrude Maybelle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PC 17585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Cherbourg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. Percival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76564" calcext:value-type="float">
            <text:p>376564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s. Percival (Florence Kate Whit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76564" calcext:value-type="float">
            <text:p>376564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kkanen, Mr. Juh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ON/O 2. 3101293</text:p>
          </table:table-cell>
          <table:table-cell office:value-type="string" calcext:value-type="string">
            <text:p>7.9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777" calcext:value-type="float">
            <text:p>777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obin, Mr. Roger</text:p>
          </table:table-cell>
          <table:table-cell table:style-name="ce1" office:value-type="string" calcext:value-type="string">
            <text:p>male</text:p>
          </table:table-cell>
          <table:table-cell table:style-name="ce1"/>
          <table:table-cell table:style-name="ce1" office:value-type="float" office:value="383121" calcext:value-type="float">
            <text:p>383121</text:p>
          </table:table-cell>
          <table:table-cell table:style-name="ce1" office:value-type="string" calcext:value-type="string">
            <text:p>7.75</text:p>
          </table:table-cell>
          <table:table-cell table:style-name="ce1" office:value-type="string" calcext:value-type="string">
            <text:p>Q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doroff, Mr. Lalio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49216" calcext:value-type="float">
            <text:p>349216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mlin, Mr. Ernest Portage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364499" calcext:value-type="float">
            <text:p>364499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ey, Miss. Elle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.C.C. 13531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ber, Mr. Ernst William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364511" calcext:value-type="float">
            <text:p>364511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fa, Mr. Assa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string" calcext:value-type="string">
            <text:p>7.229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örnquist, Mr. William Hen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fik, Mr. Nakli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641" calcext:value-type="float">
            <text:p>2641</text:p>
          </table:table-cell>
          <table:table-cell office:value-type="string" calcext:value-type="string">
            <text:p>7.229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aster. Georges Youssef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15.2458</text:p>
          </table:table-cell>
          <table:table-cell office:value-type="string" calcext:value-type="string">
            <text:p>Cherbourg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iss. Maria Youssef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15.2458</text:p>
          </table:table-cell>
          <table:table-cell office:value-type="string" calcext:value-type="string">
            <text:p>Cherbourg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rs. Darwis (Hanne Youssef Razi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15.2458</text:p>
          </table:table-cell>
          <table:table-cell office:value-type="string" calcext:value-type="string">
            <text:p>Cherbourg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piansky, Mr. Moses Aar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33639" calcext:value-type="float">
            <text:p>2336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, Mrs. William H (Jessie L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240929" calcext:value-type="float">
            <text:p>240929</text:p>
          </table:table-cell>
          <table:table-cell office:value-type="string" calcext:value-type="string">
            <text:p>12.6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718" calcext:value-type="float">
            <text:p>718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routt, Miss. Edwina Celia "Winnie"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4218" calcext:value-type="float">
            <text:p>34218</text:p>
          </table:table-cell>
          <table:table-cell table:style-name="ce1" office:value-type="string" calcext:value-type="string">
            <text:p>10.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16" calcext:value-type="float">
            <text:p>16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960" calcext:value-type="float">
            <text:p>96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ucker, Mr. Gilbert Milligan J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43" calcext:value-type="float">
            <text:p>2543</text:p>
          </table:table-cell>
          <table:table-cell table:style-name="ce1" office:value-type="string" calcext:value-type="string">
            <text:p>28.5375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7" calcext:value-type="float">
            <text:p>7</text:p>
          </table:table-cell>
          <table:table-cell table:style-name="ce1" table:number-columns-repeated="10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cin, Mr. Stjep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349247" calcext:value-type="float">
            <text:p>349247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ja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4138" calcext:value-type="float">
            <text:p>4138</text:p>
          </table:table-cell>
          <table:table-cell office:value-type="string" calcext:value-type="string">
            <text:p>9.8417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kula, Mrs. (Hedwig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4134" calcext:value-type="float">
            <text:p>4134</text:p>
          </table:table-cell>
          <table:table-cell office:value-type="string" calcext:value-type="string">
            <text:p>9.587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. William John Rober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s. William John Robert (Dorothy Ann Wonnacott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uchurtu, Don. Manuel E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C 17601</text:p>
          </table:table-cell>
          <table:table-cell office:value-type="string" calcext:value-type="string">
            <text:p>27.7208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aster. James William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A/5. 851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aster. Walter John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/5. 851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r. Austin Blyle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/5. 851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171" calcext:value-type="float">
            <text:p>171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an der hoef, Mr. Wyckoff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11240" calcext:value-type="float">
            <text:p>111240</text:p>
          </table:table-cell>
          <table:table-cell table:style-name="ce1" office:value-type="string" calcext:value-type="string">
            <text:p>33.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iss. Catharin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345773" calcext:value-type="float">
            <text:p>345773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. Jean Baptist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345773" calcext:value-type="float">
            <text:p>345773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s. Jean Baptiste (Rosalie Paula Govaert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45773" calcext:value-type="float">
            <text:p>345773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Melkebeke, Mr. Philemo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45777" calcext:value-type="float">
            <text:p>345777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Velde, Mr. Johannes Josep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345780" calcext:value-type="float">
            <text:p>345780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Walle, Mr. Nestor Cyri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345770" calcext:value-type="float">
            <text:p>345770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n Steen, Mr. Leo Pet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345783" calcext:value-type="float">
            <text:p>345783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Cruyssen, Mr. Victor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345765" calcext:value-type="float">
            <text:p>3457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iss. Augusta Mar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Juliu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Leo Edmond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s. Julius (Emelia Maria Vandemoortel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tanian, Mr. Davi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2658" calcext:value-type="float">
            <text:p>2658</text:p>
          </table:table-cell>
          <table:table-cell office:value-type="string" calcext:value-type="string">
            <text:p>7.225</text:p>
          </table:table-cell>
          <table:table-cell office:value-type="string" calcext:value-type="string">
            <text:p>Cherbourg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al, Mr. James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28221" calcext:value-type="float">
            <text:p>282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del, Mr. Olof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350416" calcext:value-type="float">
            <text:p>350416</text:p>
          </table:table-cell>
          <table:table-cell office:value-type="string" calcext:value-type="string">
            <text:p>7.8542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trom, Miss. Hulda Amanda Adolfin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350406" calcext:value-type="float">
            <text:p>350406</text:p>
          </table:table-cell>
          <table:table-cell office:value-type="string" calcext:value-type="string">
            <text:p>7.8542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vk, Mr. Ja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349252" calcext:value-type="float">
            <text:p>349252</text:p>
          </table:table-cell>
          <table:table-cell office:value-type="string" calcext:value-type="string">
            <text:p>7.8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elens, Mr. Achill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345767" calcext:value-type="float">
            <text:p>3457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croft, Miss. Nel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516" calcext:value-type="float">
            <text:p>516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alker, Mr. William Anders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6967" calcext:value-type="float">
            <text:p>36967</text:p>
          </table:table-cell>
          <table:table-cell table:style-name="ce1" office:value-type="string" calcext:value-type="string">
            <text:p>34.0208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d, Miss. Ann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C 17755</text:p>
          </table:table-cell>
          <table:table-cell office:value-type="string" calcext:value-type="string">
            <text:p>512.3292</text:p>
          </table:table-cell>
          <table:table-cell office:value-type="string" calcext:value-type="string">
            <text:p>Cherbour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e, Mr. Frede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59309" calcext:value-type="float">
            <text:p>359309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. John Jame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 313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. William Jeffe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8666" calcext:value-type="float">
            <text:p>28666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s. John James (Florence Louise Long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 313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ren, Mr. Charles William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.A. 49867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1128" calcext:value-type="float">
            <text:p>1128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arren, Mr. Frank Manle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10813" calcext:value-type="float">
            <text:p>110813</text:p>
          </table:table-cell>
          <table:table-cell table:style-name="ce1" office:value-type="string" calcext:value-type="string">
            <text:p>75.25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367" calcext:value-type="float">
            <text:p>367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arren, Mrs. Frank Manley (Anna Sophia Atkins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10813" calcext:value-type="float">
            <text:p>110813</text:p>
          </table:table-cell>
          <table:table-cell table:style-name="ce1" office:value-type="string" calcext:value-type="string">
            <text:p>75.25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1" table:number-columns-repeated="1010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son, Mr. Ennis Hasting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39856" calcext:value-type="float">
            <text:p>239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iss. Bertha J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.A. 33595</text:p>
          </table:table-cell>
          <table:table-cell office:value-type="string" calcext:value-type="string">
            <text:p>15.7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rs. James (Elizabeth "Bessie" Inglis Mil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.A. 33595</text:p>
          </table:table-cell>
          <table:table-cell office:value-type="string" calcext:value-type="string">
            <text:p>15.7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124" calcext:value-type="float">
            <text:p>124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bber, Miss. Susa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7267" calcext:value-type="float">
            <text:p>2726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12" calcext:value-type="float">
            <text:p>12</text:p>
          </table:table-cell>
          <table:table-cell table:style-name="ce1" table:number-columns-repeated="101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bber, Mr. James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SOTON/OQ 3101316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r, Col. Joh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office:value-type="float" office:value="113800" calcext:value-type="float">
            <text:p>113800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. Leopol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s. Leopold (Mathilde Francoise Pede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aster. Ralph Lest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iss. Jo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rs. Arthur Henry (Addie" Dart Trevaskis)"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nzel, Mr. Linhart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345775" calcext:value-type="float">
            <text:p>345775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Barbara J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.A. 34651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Constance Mirium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.A. 34651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. Edwy Arthu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.A. 34651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s. Edwy Arthur (Ada Mary Worth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.A. 34651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abee, Mrs. George Joseph (Shawneene Abi-Saab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7.2292</text:p>
          </table:table-cell>
          <table:table-cell office:value-type="string" calcext:value-type="string">
            <text:p>Cherbourg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adon, Mr. Edward H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.A. 24579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eler, Mr. Edwin Frederick""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SC/PARIS 2159</text:p>
          </table:table-cell>
          <table:table-cell office:value-type="string" calcext:value-type="string">
            <text:p>12.8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hite, Mr. Percival Waylan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5281" calcext:value-type="float">
            <text:p>35281</text:p>
          </table:table-cell>
          <table:table-cell table:style-name="ce1" office:value-type="string" calcext:value-type="string">
            <text:p>77.287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03" calcext:value-type="float">
            <text:p>103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hite, Mr. Richard Frasa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5281" calcext:value-type="float">
            <text:p>35281</text:p>
          </table:table-cell>
          <table:table-cell table:style-name="ce1" office:value-type="string" calcext:value-type="string">
            <text:p>77.287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206" calcext:value-type="float">
            <text:p>120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hite, Mrs. John Stuart (Ella Holme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PC 17760</text:p>
          </table:table-cell>
          <table:table-cell table:style-name="ce1" office:value-type="string" calcext:value-type="string">
            <text:p>135.6333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319" calcext:value-type="float">
            <text:p>319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ck, Miss. Mary Natali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6928" calcext:value-type="float">
            <text:p>36928</text:p>
          </table:table-cell>
          <table:table-cell table:style-name="ce1" office:value-type="string" calcext:value-type="string">
            <text:p>164.8667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1" table:number-columns-repeated="1010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ck, Mr. George Dennick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office:value-type="float" office:value="36928" calcext:value-type="float">
            <text:p>36928</text:p>
          </table:table-cell>
          <table:table-cell office:value-type="string" calcext:value-type="string">
            <text:p>164.8667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rs. George Dennick (Mary Hitchcock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36928" calcext:value-type="float">
            <text:p>36928</text:p>
          </table:table-cell>
          <table:table-cell office:value-type="string" calcext:value-type="string">
            <text:p>164.8667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degren, Mr. Carl/Charles Peter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347064" calcext:value-type="float">
            <text:p>347064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1299" calcext:value-type="float">
            <text:p>1299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dener, Mr. George Dunt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13503" calcext:value-type="float">
            <text:p>113503</text:p>
          </table:table-cell>
          <table:table-cell table:style-name="ce1" office:value-type="string" calcext:value-type="string">
            <text:p>211.5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378" calcext:value-type="float">
            <text:p>378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dener, Mr. Harry Elkin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13503" calcext:value-type="float">
            <text:p>113503</text:p>
          </table:table-cell>
          <table:table-cell table:style-name="ce1" office:value-type="string" calcext:value-type="string">
            <text:p>211.5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110" calcext:value-type="float">
            <text:p>111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dener, Mrs. George Dunton (Eleanor Elkin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13503" calcext:value-type="float">
            <text:p>113503</text:p>
          </table:table-cell>
          <table:table-cell table:style-name="ce1" office:value-type="string" calcext:value-type="string">
            <text:p>211.5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Jakob Alfre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3101267" calcext:value-type="float">
            <text:p>3101267</text:p>
          </table:table-cell>
          <table:table-cell office:value-type="string" calcext:value-type="string">
            <text:p>6.4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Karl Joha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3101266" calcext:value-type="float">
            <text:p>3101266</text:p>
          </table:table-cell>
          <table:table-cell office:value-type="string" calcext:value-type="string">
            <text:p>6.4958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helms, Mr. Charle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244270" calcext:value-type="float">
            <text:p>24427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kes, Mrs. James (Ellen Needs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363272" calcext:value-type="float">
            <text:p>3632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llard, Miss. Constanc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13795" calcext:value-type="float">
            <text:p>113795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r, Mr. Aaron (Abi Weller")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410" calcext:value-type="float">
            <text:p>3410</text:p>
          </table:table-cell>
          <table:table-cell office:value-type="string" calcext:value-type="string">
            <text:p>8.71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y, Mr. Edwar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S.O./P.P. 751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Charles Duane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C 17597</text:p>
          </table:table-cell>
          <table:table-cell office:value-type="string" calcext:value-type="string">
            <text:p>61.379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liams, Mr. Charles Eugene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44373" calcext:value-type="float">
            <text:p>2443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Howard Hugh "Harry"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A/5 2466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Lesli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54636" calcext:value-type="float">
            <text:p>54636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lliams, Mr. Richard Norris II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 17597</text:p>
          </table:table-cell>
          <table:table-cell office:value-type="string" calcext:value-type="string">
            <text:p>61.3792</text:p>
          </table:table-cell>
          <table:table-cell office:value-type="string" calcext:value-type="string">
            <text:p>Cherbourg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352" calcext:value-type="float">
            <text:p>352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lliams-Lambert, Mr. Fletcher Fellows</text:p>
          </table:table-cell>
          <table:table-cell table:style-name="ce1" office:value-type="string" calcext:value-type="string">
            <text:p>male</text:p>
          </table:table-cell>
          <table:table-cell table:style-name="ce1"/>
          <table:table-cell table:style-name="ce1" office:value-type="float" office:value="113510" calcext:value-type="float">
            <text:p>11351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/>
          <table:table-cell table:style-name="ce1" table:number-columns-repeated="1010"/>
        </table:table-row>
        <table:table-row table:style-name="ro1" table:visibility="filter">
          <table:table-cell table:style-name="ce1" office:value-type="float" office:value="1263" calcext:value-type="float">
            <text:p>1263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lson, Miss. Helen Alic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966" calcext:value-type="float">
            <text:p>16966</text:p>
          </table:table-cell>
          <table:table-cell table:style-name="ce1" office:value-type="string" calcext:value-type="string">
            <text:p>134.5</text:p>
          </table:table-cell>
          <table:table-cell table:style-name="ce1"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1" table:number-columns-repeated="101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elov, Mr. Ein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TON/OQ 3101317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rz, Mr. Albert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315154" calcext:value-type="float">
            <text:p>315154</text:p>
          </table:table-cell>
          <table:table-cell office:value-type="string" calcext:value-type="string">
            <text:p>8.66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eman, Mr. Phillipp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A/4. 34244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tevrongel, Mr. Camill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345771" calcext:value-type="float">
            <text:p>345771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visibility="filter">
          <table:table-cell table:style-name="ce1" office:value-type="float" office:value="56" calcext:value-type="float">
            <text:p>5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olner, Mr. Hugh</text:p>
          </table:table-cell>
          <table:table-cell table:style-name="ce1" office:value-type="string" calcext:value-type="string">
            <text:p>male</text:p>
          </table:table-cell>
          <table:table-cell table:style-name="ce1"/>
          <table:table-cell table:style-name="ce1" office:value-type="float" office:value="19947" calcext:value-type="float">
            <text:p>19947</text:p>
          </table:table-cell>
          <table:table-cell table:style-name="ce1" office:value-type="string" calcext:value-type="string">
            <text:p>35.5</text:p>
          </table:table-cell>
          <table:table-cell table:style-name="ce1" office:value-type="string" calcext:value-type="string">
            <text:p>S</text:p>
          </table:table-cell>
          <table:table-cell table:style-name="ce5"/>
          <table:table-cell table:style-name="ce4" office:value-type="string" calcext:value-type="string">
            <text:p>D</text:p>
          </table:table-cell>
          <table:table-cell table:style-name="ce1" table:number-columns-repeated="1010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ght, Miss. Marion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220844" calcext:value-type="float">
            <text:p>220844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Southampton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ght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office:value-type="float" office:value="113807" calcext:value-type="float">
            <text:p>113807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. Anton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14.454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s. Antoni (Selini Alexander)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14.4542</text:p>
          </table:table-cell>
          <table:table-cell office:value-type="string" calcext:value-type="string">
            <text:p>Cherbourg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 table:visibility="filter">
          <table:table-cell table:style-name="ce1" office:value-type="float" office:value="326" calcext:value-type="float">
            <text:p>32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oung, Miss. Marie Gric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PC 17760</text:p>
          </table:table-cell>
          <table:table-cell table:style-name="ce1" office:value-type="string" calcext:value-type="string">
            <text:p>135.6333</text:p>
          </table:table-cell>
          <table:table-cell table:style-name="ce1" office:value-type="string" calcext:value-type="string">
            <text:p>C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1" table:number-columns-repeated="101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eff, Mr. Gerious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7.225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if, Mr. Wazli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647" calcext:value-type="float">
            <text:p>2647</text:p>
          </table:table-cell>
          <table:table-cell office:value-type="string" calcext:value-type="string">
            <text:p>7.225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seff, Mr. Geriou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627" calcext:value-type="float">
            <text:p>2627</text:p>
          </table:table-cell>
          <table:table-cell office:value-type="string" calcext:value-type="string">
            <text:p>14.4583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rois, Miss. Henriette ("Mrs Harbeck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48747" calcext:value-type="float">
            <text:p>2487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Hileni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14.454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Thami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string" calcext:value-type="string">
            <text:p>14.4542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karian, Mr. Mapriedede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2656" calcext:value-type="float">
            <text:p>2656</text:p>
          </table:table-cell>
          <table:table-cell office:value-type="string" calcext:value-type="string">
            <text:p>7.225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karian, Mr. Orti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7.225</text:p>
          </table:table-cell>
          <table:table-cell office:value-type="string" calcext:value-type="string">
            <text:p>Cherbourg</text:p>
          </table:table-cell>
          <table:table-cell table:number-columns-repeated="101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mmerman, Mr. Le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315082" calcext:value-type="float">
            <text:p>315082</text:p>
          </table:table-cell>
          <table:table-cell office:value-type="string" calcext:value-type="string">
            <text:p>7.875</text:p>
          </table:table-cell>
          <table:table-cell office:value-type="string" calcext:value-type="string">
            <text:p>Southampton</text:p>
          </table:table-cell>
          <table:table-cell table:number-columns-repeated="1012"/>
        </table:table-row>
        <table:table-row table:style-name="ro1" table:number-rows-repeated="104726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Domestics" table:style-name="ta2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2" table:number-columns-repeated="1018" table:default-cell-style-name="ce15"/>
        <table:table-row table:style-name="ro2">
          <table:table-cell table:style-name="ce14" office:value-type="string" calcext:value-type="string">
            <text:p>PassengerId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Role</text:p>
          </table:table-cell>
          <table:table-cell table:style-name="ce21" office:value-type="string" calcext:value-type="string">
            <text:p>serving</text:p>
          </table:table-cell>
          <table:table-cell table:style-name="ce14" office:value-type="string" calcext:value-type="string">
            <text:p>PassengerId</text:p>
          </table:table-cell>
          <table:table-cell table:style-name="ce14" office:value-type="string" calcext:value-type="string">
            <text:p>Name</text:p>
          </table:table-cell>
          <table:table-cell table:style-name="ce23" table:number-columns-repeated="1018"/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Cleaver, Miss. Alice</text:p>
          </table:table-cell>
          <table:table-cell table:style-name="ce17" office:value-type="string" calcext:value-type="string">
            <text:p>nurse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llison, Master. Hudson Trevor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Swane, Mr. George</text:p>
          </table:table-cell>
          <table:table-cell table:style-name="ce17" office:value-type="string" calcext:value-type="string">
            <text:p>chauffeur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Allison, Mr. Hudson Joshua Creighton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Brown, Miss. Amelia "Mildred"</text:p>
          </table:table-cell>
          <table:table-cell table:style-name="ce17" office:value-type="string" calcext:value-type="string">
            <text:p>cuisinière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llison, Mrs. Hudson J C (Bessie Waldo Daniels)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string" calcext:value-type="string">
            <text:p>Daniels, Miss. Sarah</text:p>
          </table:table-cell>
          <table:table-cell table:style-name="ce17" office:value-type="string" calcext:value-type="string">
            <text:p>gouvernante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llison, Mrs. Hudson J C (Bessie Waldo Daniels)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Robbins, Mr. Victor</text:p>
          </table:table-cell>
          <table:table-cell table:style-name="ce17" office:value-type="string" calcext:value-type="string">
            <text:p>valet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Astor, Col. John Jacob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Bidois, Miss. Rosalie</text:p>
          </table:table-cell>
          <table:table-cell table:style-name="ce17" office:value-type="string" calcext:value-type="string">
            <text:p>gouvernante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stor, Mrs. John Jacob (Madeleine Talmadge Force)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string" calcext:value-type="string">
            <text:p>Endres, Miss. Caroline Louise</text:p>
          </table:table-cell>
          <table:table-cell table:style-name="ce17" office:value-type="string" calcext:value-type="string">
            <text:p>infirmière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stor, Mrs. John Jacob (Madeleine Talmadge Force)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Sägesser, Mlle. Emma</text:p>
          </table:table-cell>
          <table:table-cell table:style-name="ce17" office:value-type="string" calcext:value-type="string">
            <text:p>gouvernante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ubart, Mme. Leontine Pauline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Bazzani, Miss. Albina</text:p>
          </table:table-cell>
          <table:table-cell table:style-name="ce17" office:value-type="string" calcext:value-type="string">
            <text:p>gouvernante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Bucknell, Mrs. William Robert (Emma Eliza Ward)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Lesurer, Mr. Gustave J</text:p>
          </table:table-cell>
          <table:table-cell table:style-name="ce17" office:value-type="string" calcext:value-type="string">
            <text:p>valet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Cardeza, Mr. Thomas Drake Martinez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Ward, Miss. Anna</text:p>
          </table:table-cell>
          <table:table-cell table:style-name="ce17" office:value-type="string" calcext:value-type="string">
            <text:p>gouvernante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Cardeza, Mrs. James Warburton Martinez (Charlotte Wardle Drake)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string" calcext:value-type="string">
            <text:p>Aldworth, Mr. Charles Augustus</text:p>
          </table:table-cell>
          <table:table-cell table:style-name="ce17" office:value-type="string" calcext:value-type="string">
            <text:p>chauffeur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Carter, Mr. William Ernest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string" calcext:value-type="string">
            <text:p>Serepeca, Miss. Augusta</text:p>
          </table:table-cell>
          <table:table-cell table:style-name="ce17" office:value-type="string" calcext:value-type="string">
            <text:p>gouvernante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Carter, Mrs. William Ernest (Lucile Polk)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Barber, Miss. Ellen "Nellie"</text:p>
          </table:table-cell>
          <table:table-cell table:style-name="ce17" office:value-type="string" calcext:value-type="string">
            <text:p>gouvernante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Cavendish, Mrs. Tyrell William (Julia Florence Siegel)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LeRoy, Miss. Bertha</text:p>
          </table:table-cell>
          <table:table-cell table:style-name="ce17" office:value-type="string" calcext:value-type="string">
            <text:p>gouvernante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Douglas, Mrs. Walter Donald (Mahala Dutton)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Francatelli, Miss. Laura Mabel</text:p>
          </table:table-cell>
          <table:table-cell table:style-name="ce17" office:value-type="string" calcext:value-type="string">
            <text:p>domestique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Duff Gordon, Lady. (Lucille Christiana Sutherland) ("Mrs Morgan")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Shute, Miss. Elizabeth W</text:p>
          </table:table-cell>
          <table:table-cell table:style-name="ce17" office:value-type="string" calcext:value-type="string">
            <text:p>gouvernante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Graham, Miss. Margaret Edith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Giglio, Mr. Victor</text:p>
          </table:table-cell>
          <table:table-cell table:style-name="ce17" office:value-type="string" calcext:value-type="string">
            <text:p>valet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Guggenheim, Mr. Benjamin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Pernot, Mr. Rene</text:p>
          </table:table-cell>
          <table:table-cell table:style-name="ce17" office:value-type="string" calcext:value-type="string">
            <text:p>chauffeur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Guggenheim, Mr. Benjamin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Hassab, Mr. Hammad</text:p>
          </table:table-cell>
          <table:table-cell table:style-name="ce17" office:value-type="string" calcext:value-type="string">
            <text:p>guide-interprète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Harper, Mr. Henry Sleeper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1282" calcext:value-type="float">
            <text:p>1282</text:p>
          </table:table-cell>
          <table:table-cell office:value-type="string" calcext:value-type="string">
            <text:p>Payne, Mr. Vivian Ponsonby</text:p>
          </table:table-cell>
          <table:table-cell table:style-name="ce17" office:value-type="string" calcext:value-type="string">
            <text:p>assistant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ays, Mr. Charles Melville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Perreault, Miss. Anne</text:p>
          </table:table-cell>
          <table:table-cell table:style-name="ce17" office:value-type="string" calcext:value-type="string">
            <text:p>gouvernante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Hays, Mrs. Charles Melville (Clara Jennings Gregg)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string" calcext:value-type="string">
            <text:p>Fry, Mr. Richard</text:p>
          </table:table-cell>
          <table:table-cell table:style-name="ce17" office:value-type="string" calcext:value-type="string">
            <text:p>valet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Ismay, Mr. Joseph Bruce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Harrison, Mr. William</text:p>
          </table:table-cell>
          <table:table-cell table:style-name="ce17" office:value-type="string" calcext:value-type="string">
            <text:p>secrétaire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Ismay, Mr. Joseph Bruce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Harrington, Mr. Charles H</text:p>
          </table:table-cell>
          <table:table-cell table:style-name="ce17" office:value-type="string" calcext:value-type="string">
            <text:p>valet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Moore, Mr. Clarence Bloomfield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string" calcext:value-type="string">
            <text:p>Oliva y Ocana, Dona. Fermina</text:p>
          </table:table-cell>
          <table:table-cell table:style-name="ce17" office:value-type="string" calcext:value-type="string">
            <text:p>gouvernante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Peñasco y Castellana, Mrs. Victor de Satode (Maria Josefa Perez de Soto y Vallejo)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string" calcext:value-type="string">
            <text:p>Kreuchen, Miss. Emilie</text:p>
          </table:table-cell>
          <table:table-cell table:style-name="ce17" office:value-type="string" calcext:value-type="string">
            <text:p>gouvernante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Robert, Mrs. Edward Scott (Elisabeth Walton McMillan)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Maioni, Miss. Roberta</text:p>
          </table:table-cell>
          <table:table-cell table:style-name="ce17" office:value-type="string" calcext:value-type="string">
            <text:p>gouvernante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Rothes, the Countess. of (Lucy Noel Martha Dyer-Edwards)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string" calcext:value-type="string">
            <text:p>Bowen, Miss. Grace Scott</text:p>
          </table:table-cell>
          <table:table-cell table:style-name="ce17" office:value-type="string" calcext:value-type="string">
            <text:p>gouvernante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Ryerson, Master. John Borie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string" calcext:value-type="string">
            <text:p>Chaudanson, Miss. Victorine</text:p>
          </table:table-cell>
          <table:table-cell table:style-name="ce17" office:value-type="string" calcext:value-type="string">
            <text:p>gouvernante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Ryerson, Mr. Arthur Larned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Burns, Miss. Elizabeth Margaret</text:p>
          </table:table-cell>
          <table:table-cell table:style-name="ce17" office:value-type="string" calcext:value-type="string">
            <text:p>nurse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Spedden, Mr. Robert Douglas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string" calcext:value-type="string">
            <text:p>Wilson, Miss. Helen Alice</text:p>
          </table:table-cell>
          <table:table-cell table:style-name="ce17" office:value-type="string" calcext:value-type="string">
            <text:p>gouvernante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pedden, Mrs. Frederic Oakley (Margaretta Corning Stone)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Lurette, Miss. Elise</text:p>
          </table:table-cell>
          <table:table-cell table:style-name="ce17" office:value-type="string" calcext:value-type="string">
            <text:p>gouvernante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encer, Mrs. William Augustus (Marie Eugenie)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Icard, Miss. Amelie</text:p>
          </table:table-cell>
          <table:table-cell table:style-name="ce17" office:value-type="string" calcext:value-type="string">
            <text:p>gouvernante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Stone, Mrs. George Nelson (Martha Evelyn)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string" calcext:value-type="string">
            <text:p>Bird, Miss. Ellen</text:p>
          </table:table-cell>
          <table:table-cell table:style-name="ce17" office:value-type="string" calcext:value-type="string">
            <text:p>gouvernante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Straus, Mrs. Isidor (Rosalie Ida Blun)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Fleming, Miss. Margaret</text:p>
          </table:table-cell>
          <table:table-cell table:style-name="ce17" office:value-type="string" calcext:value-type="string">
            <text:p>gouvernante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Thayer, Mrs. John Borland (Marian Longstreth Morris)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Bissette, Miss. Amelia</text:p>
          </table:table-cell>
          <table:table-cell table:style-name="ce17" office:value-type="string" calcext:value-type="string">
            <text:p>gouvernante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White, Mrs. John Stuart (Ella Holmes)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Ringhini, Mr. Sante</text:p>
          </table:table-cell>
          <table:table-cell table:style-name="ce17" office:value-type="string" calcext:value-type="string">
            <text:p>valet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White, Mrs. John Stuart (Ella Holmes)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string" calcext:value-type="string">
            <text:p>Keeping, Mr. Edwin</text:p>
          </table:table-cell>
          <table:table-cell table:style-name="ce17" office:value-type="string" calcext:value-type="string">
            <text:p>valet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Widener, Mr. George Dunton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string" calcext:value-type="string">
            <text:p>Geiger, Miss. Amalie</text:p>
          </table:table-cell>
          <table:table-cell table:style-name="ce17" office:value-type="string" calcext:value-type="string">
            <text:p>gouvernante</text:p>
          </table:table-cell>
          <table:table-cell table:style-name="ce22" office:value-type="string" calcext:value-type="string">
            <text:p>&gt;&gt;&gt;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Widener, Mrs. George Dunton (Eleanor Elkins)</text:p>
          </table:table-cell>
          <table:table-cell/>
          <table:table-cell table:style-name="ce24"/>
          <table:table-cell table:style-name="ce17"/>
          <table:table-cell table:number-columns-repeated="1015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feboats" table:style-name="ta1">
        <table:table-column table:style-name="co14" table:default-cell-style-name="ce15"/>
        <table:table-column table:style-name="co15" table:default-cell-style-name="ce15"/>
        <table:table-column table:style-name="co2" table:number-columns-repeated="2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" table:number-columns-repeated="1010" table:default-cell-style-name="ce15"/>
        <table:table-row table:style-name="ro1">
          <table:table-cell table:style-name="ce23" office:value-type="string" calcext:value-type="string">
            <text:p>LifeBoatId</text:p>
          </table:table-cell>
          <table:table-cell table:style-name="ce23" office:value-type="string" calcext:value-type="string">
            <text:p>LifeBoatCat</text:p>
          </table:table-cell>
          <table:table-cell table:style-name="ce23" office:value-type="string" calcext:value-type="string">
            <text:p>Side</text:p>
          </table:table-cell>
          <table:table-cell table:style-name="ce23" office:value-type="string" calcext:value-type="string">
            <text:p>Position</text:p>
          </table:table-cell>
          <table:table-cell table:style-name="ce23" office:value-type="string" calcext:value-type="string">
            <text:p>Location</text:p>
          </table:table-cell>
          <table:table-cell table:style-name="ce23" office:value-type="string" calcext:value-type="string">
            <text:p>Structure</text:p>
          </table:table-cell>
          <table:table-cell table:style-name="ce23" office:value-type="string" calcext:value-type="string">
            <text:p>Places</text:p>
          </table:table-cell>
          <table:table-cell table:style-name="ce23"/>
          <table:table-cell table:style-name="ce23" office:value-type="string" calcext:value-type="string">
            <text:p>LifeBoatId</text:p>
          </table:table-cell>
          <table:table-cell table:style-name="ce23" office:value-type="string" calcext:value-type="string">
            <text:p>Launch_time</text:p>
          </table:table-cell>
          <table:table-cell table:style-name="ce23" office:value-type="string" calcext:value-type="string">
            <text:p>Recovery_time</text:p>
          </table:table-cell>
          <table:table-cell table:style-name="ce28" office:value-type="string" calcext:value-type="string">
            <text:p>Comment</text:p>
          </table:table-cell>
          <table:table-cell table:number-columns-repeated="4"/>
          <table:table-cell table:style-name="ce23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cours</text:p>
          </table:table-cell>
          <table:table-cell office:value-type="string" calcext:value-type="string">
            <text:p>tribord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passerelle navigation</text:p>
          </table:table-cell>
          <table:table-cell office:value-type="string" calcext:value-type="string">
            <text:p>boi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" office:value-type="time" office:time-value="PT01H10M00S" calcext:value-type="time">
            <text:p>1:10:00 AM</text:p>
          </table:table-cell>
          <table:table-cell table:style-name="ce25" office:value-type="string" calcext:value-type="string">
            <text:p><text:s/>-</text:p>
          </table:table-cell>
          <table:table-cell table:style-name="ce28" office:value-type="string" calcext:value-type="string">
            <text:p>heure de prise en charge par le Carpahtia non trouvée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ours</text:p>
          </table:table-cell>
          <table:table-cell office:value-type="string" calcext:value-type="string">
            <text:p>babord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passerelle navigation</text:p>
          </table:table-cell>
          <table:table-cell office:value-type="string" calcext:value-type="string">
            <text:p>boi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" office:value-type="time" office:time-value="PT01H45M00S" calcext:value-type="time">
            <text:p>1:45:00 AM</text:p>
          </table:table-cell>
          <table:table-cell table:style-name="ce25" office:value-type="time" office:time-value="PT04H10M00S" calcext:value-type="time">
            <text:p>4:10:00 AM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ibord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bois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" office:value-type="time" office:time-value="PT01H05M00S" calcext:value-type="time">
            <text:p>1:05:00 AM</text:p>
          </table:table-cell>
          <table:table-cell table:style-name="ce25" office:value-type="time" office:time-value="PT07H30M00S" calcext:value-type="time">
            <text:p>7:30:00 AM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abord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bois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25" office:value-type="time" office:time-value="PT01H55M00S" calcext:value-type="time">
            <text:p>1:55:00 AM</text:p>
          </table:table-cell>
          <table:table-cell table:style-name="ce25" office:value-type="time" office:time-value="PT08H00M00S" calcext:value-type="time">
            <text:p>8:00:00 AM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ibord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bois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" office:value-type="time" office:time-value="PT01H55M00S" calcext:value-type="time">
            <text:p>1:55:00 AM</text:p>
          </table:table-cell>
          <table:table-cell table:style-name="ce25" office:value-type="time" office:time-value="PT06H00M00S" calcext:value-type="time">
            <text:p>6:00:00 AM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abord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bois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table:style-name="ce25" office:value-type="time" office:time-value="PT01H55M00S" calcext:value-type="time">
            <text:p>1:55:00 AM</text:p>
          </table:table-cell>
          <table:table-cell table:style-name="ce25" office:value-type="time" office:time-value="PT08H00M00S" calcext:value-type="time">
            <text:p>8:00:00 AM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ibord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bois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" calcext:value-type="float">
            <text:p>7</text:p>
          </table:table-cell>
          <table:table-cell table:style-name="ce25" office:value-type="time" office:time-value="PT01H45M00S" calcext:value-type="time">
            <text:p>1:45:00 AM</text:p>
          </table:table-cell>
          <table:table-cell table:style-name="ce25" office:value-type="time" office:time-value="PT06H15M00S" calcext:value-type="time">
            <text:p>6:15:00 AM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abord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bois</text:p>
          </table:table-cell>
          <table:table-cell office:value-type="float" office:value="65" calcext:value-type="float">
            <text:p>65</text:p>
          </table:table-cell>
          <table:table-cell table:style-name="ce23"/>
          <table:table-cell office:value-type="float" office:value="8" calcext:value-type="float">
            <text:p>8</text:p>
          </table:table-cell>
          <table:table-cell table:style-name="ce25" office:value-type="time" office:time-value="PT01H10M00S" calcext:value-type="time">
            <text:p>1:10:00 AM</text:p>
          </table:table-cell>
          <table:table-cell table:style-name="ce25" office:value-type="time" office:time-value="PT07H30M00S" calcext:value-type="time">
            <text:p>7:30:00 AM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ibord</text:p>
          </table:table-cell>
          <table:table-cell office:value-type="string" calcext:value-type="string">
            <text:p>arrière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bois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table:style-name="ce25" office:value-type="time" office:time-value="PT01H20M00S" calcext:value-type="time">
            <text:p>1:20:00 AM</text:p>
          </table:table-cell>
          <table:table-cell table:style-name="ce25" office:value-type="time" office:time-value="PT06H15M00S" calcext:value-type="time">
            <text:p>6:15:00 AM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abord</text:p>
          </table:table-cell>
          <table:table-cell office:value-type="string" calcext:value-type="string">
            <text:p>arrière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bois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5" office:value-type="time" office:time-value="PT01H20M00S" calcext:value-type="time">
            <text:p>1:20:00 AM</text:p>
          </table:table-cell>
          <table:table-cell table:style-name="ce25" office:value-type="time" office:time-value="PT08H00M00S" calcext:value-type="time">
            <text:p>8:00:00 AM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ibord</text:p>
          </table:table-cell>
          <table:table-cell office:value-type="string" calcext:value-type="string">
            <text:p>arrière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bois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5" office:value-type="time" office:time-value="PT01H25M00S" calcext:value-type="time">
            <text:p>1:25:00 AM</text:p>
          </table:table-cell>
          <table:table-cell table:style-name="ce25" office:value-type="time" office:time-value="PT07H00M00S" calcext:value-type="time">
            <text:p>7:00:00 AM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abord</text:p>
          </table:table-cell>
          <table:table-cell office:value-type="string" calcext:value-type="string">
            <text:p>arrière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bois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5" office:value-type="time" office:time-value="PT01H25M00S" calcext:value-type="time">
            <text:p>1:25:00 AM</text:p>
          </table:table-cell>
          <table:table-cell table:style-name="ce25" office:value-type="time" office:time-value="PT08H15M00S" calcext:value-type="time">
            <text:p>8:15:00 AM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ibord</text:p>
          </table:table-cell>
          <table:table-cell office:value-type="string" calcext:value-type="string">
            <text:p>arrière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bois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5" office:value-type="time" office:time-value="PT01H35M00S" calcext:value-type="time">
            <text:p>1:35:00 AM</text:p>
          </table:table-cell>
          <table:table-cell table:style-name="ce25" office:value-type="time" office:time-value="PT06H30M00S" calcext:value-type="time">
            <text:p>6:30:00 AM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abord</text:p>
          </table:table-cell>
          <table:table-cell office:value-type="string" calcext:value-type="string">
            <text:p>arrière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bois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5" office:value-type="time" office:time-value="PT01H30M00S" calcext:value-type="time">
            <text:p>1:30:00 AM</text:p>
          </table:table-cell>
          <table:table-cell table:style-name="ce25" office:value-type="time" office:time-value="PT07H15M00S" calcext:value-type="time">
            <text:p>7:15:00 AM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ibord</text:p>
          </table:table-cell>
          <table:table-cell office:value-type="string" calcext:value-type="string">
            <text:p>arrière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bois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5" office:value-type="time" office:time-value="PT01H35M00S" calcext:value-type="time">
            <text:p>1:35:00 AM</text:p>
          </table:table-cell>
          <table:table-cell table:style-name="ce25" office:value-type="time" office:time-value="PT07H30M00S" calcext:value-type="time">
            <text:p>7:30:00 AM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abord</text:p>
          </table:table-cell>
          <table:table-cell office:value-type="string" calcext:value-type="string">
            <text:p>arrière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bois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5" office:value-type="time" office:time-value="PT01H35M00S" calcext:value-type="time">
            <text:p>1:35:00 AM</text:p>
          </table:table-cell>
          <table:table-cell table:style-name="ce25" office:value-type="time" office:time-value="PT06H45M00S" calcext:value-type="time">
            <text:p>6:45:00 AM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A</text:p>
          </table:table-cell>
          <table:table-cell office:value-type="string" calcext:value-type="string">
            <text:p>radeau</text:p>
          </table:table-cell>
          <table:table-cell office:value-type="string" calcext:value-type="string">
            <text:p>tribord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toit quartier officiers</text:p>
          </table:table-cell>
          <table:table-cell office:value-type="string" calcext:value-type="string">
            <text:p>bois et toile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7" office:value-type="string" calcext:value-type="string">
            <text:p>A</text:p>
          </table:table-cell>
          <table:table-cell table:style-name="ce26" office:value-type="time" office:time-value="PT02H15M00S" calcext:value-type="time">
            <text:p>2:15:00 AM</text:p>
          </table:table-cell>
          <table:table-cell table:style-name="ce25" office:value-type="string" calcext:value-type="string">
            <text:p><text:s/>-</text:p>
          </table:table-cell>
          <table:table-cell table:style-name="ce28" office:value-type="string" calcext:value-type="string">
            <text:p>dérive, sauvetage certains passager par canot 14, non récupéré</text:p>
          </table:table-cell>
          <table:table-cell table:number-columns-repeated="1010"/>
        </table:table-row>
        <table:table-row table:style-name="ro1">
          <table:table-cell table:style-name="ce17" office:value-type="string" calcext:value-type="string">
            <text:p>B</text:p>
          </table:table-cell>
          <table:table-cell office:value-type="string" calcext:value-type="string">
            <text:p>radeau</text:p>
          </table:table-cell>
          <table:table-cell office:value-type="string" calcext:value-type="string">
            <text:p>babord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toit quartier officiers</text:p>
          </table:table-cell>
          <table:table-cell office:value-type="string" calcext:value-type="string">
            <text:p>bois et toile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7" office:value-type="string" calcext:value-type="string">
            <text:p>B</text:p>
          </table:table-cell>
          <table:table-cell table:style-name="ce27" office:value-type="time" office:time-value="PT02H15M00S" calcext:value-type="time">
            <text:p>2:15:00 AM</text:p>
          </table:table-cell>
          <table:table-cell table:style-name="ce25" office:value-type="string" calcext:value-type="string">
            <text:p><text:s/>- </text:p>
          </table:table-cell>
          <table:table-cell table:style-name="ce28" office:value-type="string" calcext:value-type="string">
            <text:p>s'est retourné, sauvetage certains passagers par canots 4 et 12</text:p>
          </table:table-cell>
          <table:table-cell table:number-columns-repeated="1010"/>
        </table:table-row>
        <table:table-row table:style-name="ro1">
          <table:table-cell table:style-name="ce17" office:value-type="string" calcext:value-type="string">
            <text:p>C</text:p>
          </table:table-cell>
          <table:table-cell office:value-type="string" calcext:value-type="string">
            <text:p>radeau</text:p>
          </table:table-cell>
          <table:table-cell office:value-type="string" calcext:value-type="string">
            <text:p>tribord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bois et toile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7" office:value-type="string" calcext:value-type="string">
            <text:p>C</text:p>
          </table:table-cell>
          <table:table-cell table:style-name="ce27" office:value-type="time" office:time-value="PT01H40M00S" calcext:value-type="time">
            <text:p>1:40:00 AM</text:p>
          </table:table-cell>
          <table:table-cell table:style-name="ce25" office:value-type="time" office:time-value="PT05H45M00S" calcext:value-type="time">
            <text:p>5:45:00 AM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D</text:p>
          </table:table-cell>
          <table:table-cell office:value-type="string" calcext:value-type="string">
            <text:p>radeau</text:p>
          </table:table-cell>
          <table:table-cell office:value-type="string" calcext:value-type="string">
            <text:p>babord</text:p>
          </table:table-cell>
          <table:table-cell table:style-name="ce23" office:value-type="string" calcext:value-type="string">
            <text:p>ava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bois et toile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7" office:value-type="string" calcext:value-type="string">
            <text:p>D</text:p>
          </table:table-cell>
          <table:table-cell table:style-name="ce25" office:value-type="time" office:time-value="PT02H05M00S" calcext:value-type="time">
            <text:p>2:05:00 AM</text:p>
          </table:table-cell>
          <table:table-cell table:style-name="ce25" office:value-type="time" office:time-value="PT07H15M00S" calcext:value-type="time">
            <text:p>7:15:00 A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23"/>
          <table:table-cell table:number-columns-repeated="1017"/>
        </table:table-row>
        <table:table-row table:style-name="ro1" table:number-rows-repeated="104855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Passengers.A2:Passengers.K131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none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time-style style:name="N1010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_32_0_a0__25__20_-_20_Accent1" style:display-name="20 % - Accent1" style:family="table-cell" style:parent-style-name="Default" style:data-style-name="N0">
      <style:table-cell-properties fo:background-color="#d9e1f2"/>
    </style:style>
    <style:style style:name="_32_0_a0__25__20_-_20_Accent2" style:display-name="20 % - Accent2" style:family="table-cell" style:parent-style-name="Default" style:data-style-name="N0">
      <style:table-cell-properties fo:background-color="#fce4d6"/>
    </style:style>
    <style:style style:name="_32_0_a0__25__20_-_20_Accent3" style:display-name="20 % - Accent3" style:family="table-cell" style:parent-style-name="Default" style:data-style-name="N0">
      <style:table-cell-properties fo:background-color="#ededed"/>
    </style:style>
    <style:style style:name="_32_0_a0__25__20_-_20_Accent4" style:display-name="20 % - Accent4" style:family="table-cell" style:parent-style-name="Default" style:data-style-name="N0">
      <style:table-cell-properties fo:background-color="#fff2cc"/>
    </style:style>
    <style:style style:name="_32_0_a0__25__20_-_20_Accent5" style:display-name="20 % - Accent5" style:family="table-cell" style:parent-style-name="Default" style:data-style-name="N0">
      <style:table-cell-properties fo:background-color="#ddebf7"/>
    </style:style>
    <style:style style:name="_32_0_a0__25__20_-_20_Accent6" style:display-name="20 % - Accent6" style:family="table-cell" style:parent-style-name="Default" style:data-style-name="N0">
      <style:table-cell-properties fo:background-color="#e2efda"/>
    </style:style>
    <style:style style:name="_34_0_a0__25__20_-_20_Accent1" style:display-name="40 % - Accent1" style:family="table-cell" style:parent-style-name="Default" style:data-style-name="N0">
      <style:table-cell-properties fo:background-color="#b4c6e7"/>
    </style:style>
    <style:style style:name="_34_0_a0__25__20_-_20_Accent2" style:display-name="40 % - Accent2" style:family="table-cell" style:parent-style-name="Default" style:data-style-name="N0">
      <style:table-cell-properties fo:background-color="#f8cbad"/>
    </style:style>
    <style:style style:name="_34_0_a0__25__20_-_20_Accent3" style:display-name="40 % - Accent3" style:family="table-cell" style:parent-style-name="Default" style:data-style-name="N0">
      <style:table-cell-properties fo:background-color="#dbdbdb"/>
    </style:style>
    <style:style style:name="_34_0_a0__25__20_-_20_Accent4" style:display-name="40 % - Accent4" style:family="table-cell" style:parent-style-name="Default" style:data-style-name="N0">
      <style:table-cell-properties fo:background-color="#ffe699"/>
    </style:style>
    <style:style style:name="_34_0_a0__25__20_-_20_Accent5" style:display-name="40 % - Accent5" style:family="table-cell" style:parent-style-name="Default" style:data-style-name="N0">
      <style:table-cell-properties fo:background-color="#bdd7ee"/>
    </style:style>
    <style:style style:name="_34_0_a0__25__20_-_20_Accent6" style:display-name="40 % - Accent6" style:family="table-cell" style:parent-style-name="Default" style:data-style-name="N0">
      <style:table-cell-properties fo:background-color="#c6e0b4"/>
    </style:style>
    <style:style style:name="_36_0_a0__25__20_-_20_Accent1" style:display-name="60 % - Accent1" style:family="table-cell" style:parent-style-name="Default" style:data-style-name="N0">
      <style:table-cell-properties fo:background-color="#8ea9db"/>
    </style:style>
    <style:style style:name="_36_0_a0__25__20_-_20_Accent2" style:display-name="60 % - Accent2" style:family="table-cell" style:parent-style-name="Default" style:data-style-name="N0">
      <style:table-cell-properties fo:background-color="#f4b084"/>
    </style:style>
    <style:style style:name="_36_0_a0__25__20_-_20_Accent3" style:display-name="60 % - Accent3" style:family="table-cell" style:parent-style-name="Default" style:data-style-name="N0">
      <style:table-cell-properties fo:background-color="#c9c9c9"/>
    </style:style>
    <style:style style:name="_36_0_a0__25__20_-_20_Accent4" style:display-name="60 % - Accent4" style:family="table-cell" style:parent-style-name="Default" style:data-style-name="N0">
      <style:table-cell-properties fo:background-color="#ffd966"/>
    </style:style>
    <style:style style:name="_36_0_a0__25__20_-_20_Accent5" style:display-name="60 % - Accent5" style:family="table-cell" style:parent-style-name="Default" style:data-style-name="N0">
      <style:table-cell-properties fo:background-color="#9bc2e6"/>
    </style:style>
    <style:style style:name="_36_0_a0__25__20_-_20_Accent6" style:display-name="60 % - Accent6" style:family="table-cell" style:parent-style-name="Default" style:data-style-name="N0">
      <style:table-cell-properties fo:background-color="#a9d08e"/>
    </style:style>
    <style:style style:name="Accent1" style:family="table-cell" style:parent-style-name="Default" style:data-style-name="N0">
      <style:table-cell-properties fo:background-color="#4472c4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5b9bd5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Avertissement" style:family="table-cell" style:parent-style-name="Default" style:data-style-name="N0">
      <style:text-properties fo:color="#ff0000"/>
    </style:style>
    <style:style style:name="Calcul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ellule_20_liée" style:display-name="Cellule liée" style:family="table-cell" style:parent-style-name="Default" style:data-style-name="N0">
      <style:table-cell-properties fo:border-bottom="1.11pt double #ff8001" style:border-line-width-bottom="0.002cm 0.035cm 0.002cm" fo:border-left="none" fo:border-right="none" fo:border-top="none"/>
      <style:text-properties fo:color="#fa7d00"/>
    </style:style>
    <style:style style:name="Entrée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Insatisfaisant" style:family="table-cell" style:parent-style-name="Default" style:data-style-name="N0">
      <style:table-cell-properties fo:background-color="#ffc7ce"/>
      <style:text-properties fo:color="#9c0006"/>
    </style:style>
    <style:style style:name="Neutre" style:family="table-cell" style:parent-style-name="Default" style:data-style-name="N0">
      <style:table-cell-properties fo:background-color="#ffeb9c"/>
      <style:text-properties fo:color="#9c57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Sortie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exte_20_explicatif" style:display-name="Texte explicatif" style:family="table-cell" style:parent-style-name="Default" style:data-style-name="N0">
      <style:text-properties fo:color="#7f7f7f" fo:font-style="italic" style:font-style-asian="italic" style:font-style-complex="italic"/>
    </style:style>
    <style:style style:name="Titr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itre_a0_1" style:display-name="Titre 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Titre_a0_2" style:display-name="Titre 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itre_a0_3" style:display-name="Titre 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weight="bold" style:font-weight-asian="bold" style:font-weight-complex="bold"/>
    </style:style>
    <style:style style:name="Titre_a0_4" style:display-name="Titre 4" style:family="table-cell" style:parent-style-name="Default" style:data-style-name="N0">
      <style:text-properties fo:color="#44546a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1.11pt double #4472c4" style:border-line-width-bottom="0.002cm 0.035cm 0.002cm" fo:border-left="none" fo:border-right="none" fo:border-top="0.06pt solid #4472c4"/>
      <style:text-properties fo:font-weight="bold" style:font-weight-asian="bold" style:font-weight-complex="bold"/>
    </style:style>
    <style:style style:name="Vérification" style:family="table-cell" style:parent-style-name="Default" style:data-style-name="N0">
      <style:table-cell-properties fo:background-color="#a5a5a5" fo:border="1.11pt double #3f3f3f" style:border-line-width="0.002cm 0.035cm 0.002cm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2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2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initial-creator>lejeunea</meta:initial-creator>
    <meta:creation-date>2022-11-30T19:50:54Z</meta:creation-date>
    <dc:date>2023-12-05T09:51:59.036696214</dc:date>
    <meta:editing-duration>PT1H34M35S</meta:editing-duration>
    <meta:editing-cycles>1</meta:editing-cycles>
    <meta:document-statistic meta:table-count="3" meta:cell-count="12516" meta:object-count="0"/>
  </office:meta>
</office:document-meta>
</file>